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45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5.332cm"/>
    </style:style>
    <style:style style:name="co5" style:family="table-column">
      <style:table-column-properties fo:break-before="auto" style:column-width="3.66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7" table:default-cell-style-name="ce1"/>
        <table:table-row table:style-name="ro1">
          <table:table-cell office:value-type="string">
            <text:p>rom</text:p>
          </table:table-cell>
          <table:table-cell office:value-type="string">
            <text:p>year</text:p>
          </table:table-cell>
          <table:table-cell office:value-type="string">
            <text:p>rating</text:p>
          </table:table-cell>
          <table:table-cell office:value-type="string">
            <text:p>title</text:p>
          </table:table-cell>
          <table:table-cell office:value-type="string">
            <text:p>publisher</text:p>
          </table:table-cell>
          <table:table-cell office:value-type="string">
            <text:p>developer</text:p>
          </table:table-cell>
          <table:table-cell office:value-type="string">
            <text:p>genre</text:p>
          </table:table-cell>
          <table:table-cell office:value-type="string">
            <text:p>score</text:p>
          </table:table-cell>
          <table:table-cell office:value-type="string">
            <text:p>players</text:p>
          </table:table-cell>
          <table:table-cell office:value-type="string">
            <text:p>description</text:p>
          </table:table-cell>
          <table:table-cell table:number-columns-repeated="1014"/>
        </table:table-row>
        <table:table-row table:style-name="ro1">
          <table:table-cell office:value-type="string">
            <text:p>10 of the Best Education Game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10 of the Best Education Games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10 of the Best Game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10 of the Best Games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180 Dart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180 Darts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1984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1984 (Europe)</text:p>
          </table:table-cell>
          <table:table-cell office:value-type="string">
            <text:p>Incentive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2002 Rendezvous and Docking Simulato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2002 Rendezvous and Docking Simulato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3-D Space Raid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3-D Space Raider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3-Deep Spac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3-Deep Space (Europe)</text:p>
          </table:table-cell>
          <table:table-cell office:value-type="string">
            <text:p>Poster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3D Convoy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3D Convoy (Europe)</text:p>
          </table:table-cell>
          <table:table-cell office:value-type="string">
            <text:p>Doctor 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3D Dotty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3D Dotty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3D Grand Prix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3D Grand Prix (Europe)</text:p>
          </table:table-cell>
          <table:table-cell office:value-type="string">
            <text:p>Software Invastion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3D Maz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3D Maze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3D Munchy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3D Munchy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3D Pool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3D Pool (Europe)</text:p>
          </table:table-cell>
          <table:table-cell office:value-type="string">
            <text:p>Firebird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3D Snooker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3D Snooker (Europe)</text:p>
          </table:table-cell>
          <table:table-cell office:value-type="string">
            <text:p>Players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3D Space Rang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3D Space Ranger (Europe)</text:p>
          </table:table-cell>
          <table:table-cell office:value-type="string">
            <text:p>MicroByt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3D Tank Zon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3D Tank Zone (Europe)</text:p>
          </table:table-cell>
          <table:table-cell office:value-type="string">
            <text:p>Dynaby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3D Tanx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3D Tanx (Europe)</text:p>
          </table:table-cell>
          <table:table-cell office:value-type="string">
            <text:p>DK'tronic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3D War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3D Wars (Europe)</text:p>
          </table:table-cell>
          <table:table-cell office:value-type="string">
            <text:p>Aardvark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737 Flight Simulato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737 Flight Simulator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747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747 (Europe)</text:p>
          </table:table-cell>
          <table:table-cell office:value-type="string">
            <text:p>Doctor Soft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747 Flight Simulato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747 Flight Simulator (Europe)</text:p>
          </table:table-cell>
          <table:table-cell office:value-type="string">
            <text:p>DACC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9 Classic Card and Board Games - No. 1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9 Classic Card and Board Games - No. 1 (Europe)</text:p>
          </table:table-cell>
          <table:table-cell office:value-type="string">
            <text:p>Micro &amp; Electron User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9 Classic Card and Board Games - No. 2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9 Classic Card and Board Games - No. 2 (Europe)</text:p>
          </table:table-cell>
          <table:table-cell office:value-type="string">
            <text:p>Micro &amp; Electron User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Aabatro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abatron (Europe)</text:p>
          </table:table-cell>
          <table:table-cell office:value-type="string">
            <text:p>Bevan Technology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BC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BC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Abominable Snowmen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bominable Snowmen, The (Europe)</text:p>
          </table:table-cell>
          <table:table-cell office:value-type="string">
            <text:p>WGame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bys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byss (Europe)</text:p>
          </table:table-cell>
          <table:table-cell office:value-type="string">
            <text:p>CC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ces High (Europe)</text:p>
          </table:table-cell>
          <table:table-cell office:value-type="string">
            <text:p>1984 <text:s/></text:p>
          </table:table-cell>
          <table:table-cell office:value-type="string">
            <text:p>Other - NR (Not Rated)</text:p>
          </table:table-cell>
          <table:table-cell office:value-type="string">
            <text:p>Aces High (Europe)</text:p>
          </table:table-cell>
          <table:table-cell office:value-type="string">
            <text:p>Oasis Software 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Acheto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cheton (Europe)</text:p>
          </table:table-cell>
          <table:table-cell office:value-type="string">
            <text:p>Topologik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cid Drop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cid Drops (Europe)</text:p>
          </table:table-cell>
          <table:table-cell office:value-type="string">
            <text:p>Firebird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corn Adventur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corn Adventure (Europe)</text:p>
          </table:table-cell>
          <table:table-cell office:value-type="string">
            <text:p>CSL Microdat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1 - Adventureland (Europe)</text:p>
          </table:table-cell>
          <table:table-cell office:value-type="float" office:value="1979">
            <text:p>1979</text:p>
          </table:table-cell>
          <table:table-cell office:value-type="string">
            <text:p>Other - NR (Not Rated)</text:p>
          </table:table-cell>
          <table:table-cell office:value-type="string">
            <text:p>Adventure #1 - Adventureland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10 - Savage Island Part I (Europe)</text:p>
          </table:table-cell>
          <table:table-cell office:value-type="float" office:value="1979">
            <text:p>1979</text:p>
          </table:table-cell>
          <table:table-cell office:value-type="string">
            <text:p>Other - NR (Not Rated)</text:p>
          </table:table-cell>
          <table:table-cell office:value-type="string">
            <text:p>Adventure #10 - Savage Island Part I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11 - Savage Island Part II (Europe)</text:p>
          </table:table-cell>
          <table:table-cell office:value-type="float" office:value="1979">
            <text:p>1979</text:p>
          </table:table-cell>
          <table:table-cell office:value-type="string">
            <text:p>Other - NR (Not Rated)</text:p>
          </table:table-cell>
          <table:table-cell office:value-type="string">
            <text:p>Adventure #11 - Savage Island Part II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12 - Golden Voyage, The (Europe)</text:p>
          </table:table-cell>
          <table:table-cell office:value-type="float" office:value="1979">
            <text:p>1979</text:p>
          </table:table-cell>
          <table:table-cell office:value-type="string">
            <text:p>Other - NR (Not Rated)</text:p>
          </table:table-cell>
          <table:table-cell office:value-type="string">
            <text:p>Adventure #12 - Golden Voyage, The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13 - Sorceror of Claymorgue Castle, The (Europe)</text:p>
          </table:table-cell>
          <table:table-cell office:value-type="float" office:value="1979">
            <text:p>1979</text:p>
          </table:table-cell>
          <table:table-cell office:value-type="string">
            <text:p>Other - NR (Not Rated)</text:p>
          </table:table-cell>
          <table:table-cell office:value-type="string">
            <text:p>Adventure #13 - Sorceror of Claymorgue Castle, The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15 - Buckaroo Banzai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dventure #15 - Buckaroo Banzai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2 - Pirate Adventure (Europe)</text:p>
          </table:table-cell>
          <table:table-cell office:value-type="float" office:value="1979">
            <text:p>1979</text:p>
          </table:table-cell>
          <table:table-cell office:value-type="string">
            <text:p>Other - NR (Not Rated)</text:p>
          </table:table-cell>
          <table:table-cell office:value-type="string">
            <text:p>Adventure #2 - Pirate Adventure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3 - Secret Mission (Europe)</text:p>
          </table:table-cell>
          <table:table-cell office:value-type="float" office:value="1979">
            <text:p>1979</text:p>
          </table:table-cell>
          <table:table-cell office:value-type="string">
            <text:p>Other - NR (Not Rated)</text:p>
          </table:table-cell>
          <table:table-cell office:value-type="string">
            <text:p>Adventure #3 - Secret Mission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4 - Voodoo Castle (Europe)</text:p>
          </table:table-cell>
          <table:table-cell office:value-type="float" office:value="1979">
            <text:p>1979</text:p>
          </table:table-cell>
          <table:table-cell office:value-type="string">
            <text:p>Other - NR (Not Rated)</text:p>
          </table:table-cell>
          <table:table-cell office:value-type="string">
            <text:p>Adventure #4 - Voodoo Castle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5 - The Count (Europe)</text:p>
          </table:table-cell>
          <table:table-cell office:value-type="float" office:value="1979">
            <text:p>1979</text:p>
          </table:table-cell>
          <table:table-cell office:value-type="string">
            <text:p>Other - NR (Not Rated)</text:p>
          </table:table-cell>
          <table:table-cell office:value-type="string">
            <text:p>Adventure #5 - The Count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6 - Strange Odyssey (Europe)</text:p>
          </table:table-cell>
          <table:table-cell office:value-type="float" office:value="1979">
            <text:p>1979</text:p>
          </table:table-cell>
          <table:table-cell office:value-type="string">
            <text:p>Other - NR (Not Rated)</text:p>
          </table:table-cell>
          <table:table-cell office:value-type="string">
            <text:p>Adventure #6 - Strange Odyssey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7 - Mystery Fun Hous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dventure #7 - Mystery Fun House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8 - Pyramid of Doom (Europe)</text:p>
          </table:table-cell>
          <table:table-cell office:value-type="float" office:value="1979">
            <text:p>1979</text:p>
          </table:table-cell>
          <table:table-cell office:value-type="string">
            <text:p>Other - NR (Not Rated)</text:p>
          </table:table-cell>
          <table:table-cell office:value-type="string">
            <text:p>Adventure #8 - Pyramid of Doom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#9 - Ghost Tow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dventure #9 - Ghost Town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dventure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Anthology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Adventure Anthology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Creator (Europe) (Side 1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Adventure Creator (Europe) (Side 1)</text:p>
          </table:table-cell>
          <table:table-cell office:value-type="string">
            <text:p>Incentiv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Creator (Europe) (Side 2) (Ransom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Adventure Creator (Europe) (Side 2) (Ransom)</text:p>
          </table:table-cell>
          <table:table-cell office:value-type="string">
            <text:p>Incentiv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Ques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dventure Quest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 Writer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Adventure Writer (Europe)</text:p>
          </table:table-cell>
          <table:table-cell office:value-type="string">
            <text:p>Logotron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s of Gnasher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dventures of Gnasher, Th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Adventurescap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dventurescape (Europe)</text:p>
          </table:table-cell>
          <table:table-cell office:value-type="string">
            <text:p>A&amp;B Computing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scape - Amnesia &amp; Xanadu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dventurescape - Amnesia &amp; Xanadu (Europe)</text:p>
          </table:table-cell>
          <table:table-cell office:value-type="string">
            <text:p>A&amp;B Computing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scape Generato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Adventurescape Generator (Europe)</text:p>
          </table:table-cell>
          <table:table-cell office:value-type="string">
            <text:p>A&amp;B Computing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dventuresof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dventuresoft (Europe)</text:p>
          </table:table-cell>
          <table:table-cell office:value-type="string">
            <text:p>A&amp;B Computing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ir-Traffic Control Simulato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ir-Traffic Control Simulator (Europe)</text:p>
          </table:table-cell>
          <table:table-cell office:value-type="string">
            <text:p>Microdeal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Airbrush (Europe)</text:p>
          </table:table-cell>
          <table:table-cell office:value-type="string">
            <text:p>1983 <text:s/></text:p>
          </table:table-cell>
          <table:table-cell office:value-type="string">
            <text:p>Other - NR (Not Rated)</text:p>
          </table:table-cell>
          <table:table-cell office:value-type="string">
            <text:p>Airbrush (Europe)</text:p>
          </table:table-cell>
          <table:table-cell office:value-type="string">
            <text:p>Soft Hits 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ircraft Landing Simulato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ircraft Landing Simulator (Europe)</text:p>
          </table:table-cell>
          <table:table-cell office:value-type="string">
            <text:p>PCW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Airlif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irlif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irlin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irline (Europe)</text:p>
          </table:table-cell>
          <table:table-cell office:value-type="string">
            <text:p>CCS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Airwolf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irwolf (Europe)</text:p>
          </table:table-cell>
          <table:table-cell office:value-type="string">
            <text:p>Eli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lien 8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lien 8 (Europe)</text:p>
          </table:table-cell>
          <table:table-cell office:value-type="string">
            <text:p>Ultima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lien Blast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lien Blaster (Europe)</text:p>
          </table:table-cell>
          <table:table-cell office:value-type="string">
            <text:p>PCW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lien Break-I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lien Break-In (Europe)</text:p>
          </table:table-cell>
          <table:table-cell office:value-type="string">
            <text:p>Romik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lien Destroyer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Alien Destroyers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lien Destroyers II (Europe) (Proto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lien Destroyers II (Europe) (Proto)</text:p>
          </table:table-cell>
          <table:table-cell office:value-type="string">
            <text:p>Program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lien Dropout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Alien Dropou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lien From Outta Spac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lien From Outta Space (Europe)</text:p>
          </table:table-cell>
          <table:table-cell office:value-type="string">
            <text:p>Incentiv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lien Swirl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lien Swirl (Europe)</text:p>
          </table:table-cell>
          <table:table-cell office:value-type="string">
            <text:p>Amcom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llyPally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llyPally (Europe)</text:p>
          </table:table-cell>
          <table:table-cell office:value-type="string">
            <text:p>A&amp;B Computing 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lphabet Soup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lphabet Soup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Alphatr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lphatron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mazing Q-Man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mazing Q-Man, The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merican Sud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merican Suds (Europe)</text:p>
          </table:table-cell>
          <table:table-cell office:value-type="string">
            <text:p>Riverdal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mnesia (Europe) (Unl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Amnesia (Europe) (Unl)</text:p>
          </table:table-cell>
          <table:table-cell office:value-type="string">
            <text:p>Kevin Edward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Anarchy Zone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Anarchy Zone (Europe)</text:p>
          </table:table-cell>
          <table:table-cell office:value-type="string">
            <text:p>Atlanti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ndroi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ndroid (Europe)</text:p>
          </table:table-cell>
          <table:table-cell office:value-type="string">
            <text:p>JK Programs</text:p>
          </table:table-cell>
          <table:table-cell/>
          <table:table-cell office:value-type="string">
            <text:p>Shooter</text:p>
          </table:table-cell>
          <table:table-cell table:number-columns-repeated="1017"/>
        </table:table-row>
        <table:table-row table:style-name="ro1">
          <table:table-cell office:value-type="string">
            <text:p>Android Attack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ndroid Attack (Europe)</text:p>
          </table:table-cell>
          <table:table-cell office:value-type="string">
            <text:p>Computer Concepts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Animal-Vegetable-Mineral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nimal-Vegetable-Mineral (Europe)</text:p>
          </table:table-cell>
          <table:table-cell office:value-type="string">
            <text:p>Bourne Educational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Annabel Gra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nnabel Gray (Europe)</text:p>
          </table:table-cell>
          <table:table-cell office:value-type="string">
            <text:p>Le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nswer Back General Knowledge Junior Quiz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nswer Back General Knowledge Junior Quiz (Europe)</text:p>
          </table:table-cell>
          <table:table-cell office:value-type="string">
            <text:p>Kosmos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Answer Back General Knowledge Senior Quiz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nswer Back General Knowledge Senior Quiz (Europe)</text:p>
          </table:table-cell>
          <table:table-cell office:value-type="string">
            <text:p>Kosmos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Answer Back Sports Quiz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nswer Back Sports Quiz (Europe)</text:p>
          </table:table-cell>
          <table:table-cell office:value-type="string">
            <text:p>Kosmos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Ant Killer (Europe) (Unl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nt Killer (Europe) (Unl)</text:p>
          </table:table-cell>
          <table:table-cell office:value-type="string">
            <text:p>G. Well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ntix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ntix (Europe)</text:p>
          </table:table-cell>
          <table:table-cell office:value-type="string">
            <text:p>Silicon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pocalyps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pocalypse (Europe)</text:p>
          </table:table-cell>
          <table:table-cell office:value-type="string">
            <text:p>Games Workshop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Apollo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pollo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Apple Pi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pple Pie (Europe)</text:p>
          </table:table-cell>
          <table:table-cell office:value-type="string">
            <text:p>Vision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pril Shower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pril Showers (Europe)</text:p>
          </table:table-cell>
          <table:table-cell office:value-type="string">
            <text:p>Bevan Technology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qua Attack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qua Attack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rc Pinball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Arc Pinball (Europe)</text:p>
          </table:table-cell>
          <table:table-cell office:value-type="string">
            <text:p>Shibumi Soft</text:p>
          </table:table-cell>
          <table:table-cell/>
          <table:table-cell office:value-type="string">
            <text:p>Pinball</text:p>
          </table:table-cell>
          <table:table-cell table:number-columns-repeated="1017"/>
        </table:table-row>
        <table:table-row table:style-name="ro1">
          <table:table-cell office:value-type="string">
            <text:p>Arcade Action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Arcade Action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Arcade Adventure Design Kit, The (Europe) (Unl)</text:p>
          </table:table-cell>
          <table:table-cell office:value-type="float" office:value="2011">
            <text:p>2011</text:p>
          </table:table-cell>
          <table:table-cell office:value-type="string">
            <text:p>Other - NR (Not Rated)</text:p>
          </table:table-cell>
          <table:table-cell office:value-type="string">
            <text:p>Arcade Adventure Design Kit, The (Europe) (Unl)</text:p>
          </table:table-cell>
          <table:table-cell office:value-type="string">
            <text:p>Christopher Dewhurst</text:p>
          </table:table-cell>
          <table:table-cell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office:value-type="string">
            <text:p>Arcade Soccer!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Arcade Soccer! (Europe)</text:p>
          </table:table-cell>
          <table:table-cell office:value-type="string">
            <text:p>Fourth Dimension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Arcadia (Europe) (Proto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rcadia (Europe) (Proto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rcadian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rcadian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rchers, Th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Archers, The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rea Radar Controll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rea Radar Controller (Europe)</text:p>
          </table:table-cell>
          <table:table-cell office:value-type="string">
            <text:p>Software for All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Arena 3000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rena 3000 (Europe)</text:p>
          </table:table-cell>
          <table:table-cell office:value-type="string">
            <text:p>Microdeal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rkanoid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rkanoid (Europe)</text:p>
          </table:table-cell>
          <table:table-cell office:value-type="string">
            <text:p>Imagine</text:p>
          </table:table-cell>
          <table:table-cell/>
          <table:table-cell office:value-type="string">
            <text:p>Breakout</text:p>
          </table:table-cell>
          <table:table-cell table:number-columns-repeated="1017"/>
        </table:table-row>
        <table:table-row table:style-name="ro1">
          <table:table-cell office:value-type="string">
            <text:p>Ask - The Real You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sk - The Real You (Europe)</text:p>
          </table:table-cell>
          <table:table-cell office:value-type="string">
            <text:p>Collins Soft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Asteroid Bel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steroid Belt (Europe)</text:p>
          </table:table-cell>
          <table:table-cell office:value-type="string">
            <text:p>Computer Concept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steroid Min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steroid Miner (Europe)</text:p>
          </table:table-cell>
          <table:table-cell office:value-type="string">
            <text:p>Optim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steroid Storm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Asteroid Storm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steroids Delux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steroids Deluxe (Europe)</text:p>
          </table:table-cell>
          <table:table-cell office:value-type="string">
            <text:p>Atari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stro Navigator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Astro Navigator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stro Plumbe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Astro Plumber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Astro Track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stro Tracker (Europe)</text:p>
          </table:table-cell>
          <table:table-cell office:value-type="string">
            <text:p>BeeBug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stroblast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stroblaster (Europe)</text:p>
          </table:table-cell>
          <table:table-cell office:value-type="string">
            <text:p>HiTech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sylum (Europe)</text:p>
          </table:table-cell>
          <table:table-cell office:value-type="string">
            <text:p>1983 <text:s/></text:p>
          </table:table-cell>
          <table:table-cell office:value-type="string">
            <text:p>Other - NR (Not Rated)</text:p>
          </table:table-cell>
          <table:table-cell office:value-type="string">
            <text:p>Asylum (Europe)</text:p>
          </table:table-cell>
          <table:table-cell office:value-type="string">
            <text:p>Melbat Soft 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Atic Atac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tic Atac (Europe)</text:p>
          </table:table-cell>
          <table:table-cell office:value-type="string">
            <text:p>Ultima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tom Smash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tom Smasher (Europe)</text:p>
          </table:table-cell>
          <table:table-cell office:value-type="string">
            <text:p>Romik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tomic Protecto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tomic Protector (Europe)</text:p>
          </table:table-cell>
          <table:table-cell office:value-type="string">
            <text:p>Optima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Attack on Alpha Centauri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ttack on Alpha Centauri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Auf Wiedersehen Pe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uf Wiedersehen Pet (Europe)</text:p>
          </table:table-cell>
          <table:table-cell office:value-type="string">
            <text:p>Tyne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Avaunting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vaunting, The (Europe)</text:p>
          </table:table-cell>
          <table:table-cell office:value-type="string">
            <text:p>Ixion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viator (Europe) (B&amp;W Version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viator (Europe) (B&amp;W Version)</text:p>
          </table:table-cell>
          <table:table-cell office:value-type="string">
            <text:p>Acornsoft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Aviator (Europe) (Color Version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viator (Europe) (Color Version)</text:p>
          </table:table-cell>
          <table:table-cell office:value-type="string">
            <text:p>Acornsoft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Avon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Avon (Europe)</text:p>
          </table:table-cell>
          <table:table-cell office:value-type="string">
            <text:p>Topologik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wari (CSL Microdata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Awari (CSL Microdata) (Europe)</text:p>
          </table:table-cell>
          <table:table-cell office:value-type="string">
            <text:p>CSL Microdata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Awari (Understanding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Awari (Understanding) (Europe)</text:p>
          </table:table-cell>
          <table:table-cell office:value-type="string">
            <text:p>Understanding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Axe of Kol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xe of Kolt (Europe)</text:p>
          </table:table-cell>
          <table:table-cell office:value-type="string">
            <text:p>ELK Adventure Club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AYO - The Game of Africa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AYO - The Game of Africa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B.C. Bill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.C. Bill (Europe)</text:p>
          </table:table-cell>
          <table:table-cell office:value-type="string">
            <text:p>Imagin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ackgamm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ackgammon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Ballistix!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Ballistix!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ports/Futuristic</text:p>
          </table:table-cell>
          <table:table-cell table:number-columns-repeated="1017"/>
        </table:table-row>
        <table:table-row table:style-name="ro1">
          <table:table-cell office:value-type="string">
            <text:p>Balloon Buster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Balloon Buster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alloon Fu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alloon Fun (Europe)</text:p>
          </table:table-cell>
          <table:table-cell office:value-type="string">
            <text:p>PCW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Balloon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alloons (Europe)</text:p>
          </table:table-cell>
          <table:table-cell office:value-type="string">
            <text:p>CJE Micro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alls!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Balls! (Europe)</text:p>
          </table:table-cell>
          <table:table-cell office:value-type="string">
            <text:p>Yes Marketing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anana Ma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anana Man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andit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andit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Bandits (Micro Power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andits (Micro Power)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Flying</text:p>
          </table:table-cell>
          <table:table-cell table:number-columns-repeated="1017"/>
        </table:table-row>
        <table:table-row table:style-name="ro1">
          <table:table-cell office:value-type="string">
            <text:p>Bandits (Oak Software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andits (Oak Software) (Europe)</text:p>
          </table:table-cell>
          <table:table-cell office:value-type="string">
            <text:p>Oak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Banjax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anjax (Europe)</text:p>
          </table:table-cell>
          <table:table-cell office:value-type="string">
            <text:p>Robico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ar Billiards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Bar Billiards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Barbarian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Barbarian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Beat-'Em-Up</text:p>
          </table:table-cell>
          <table:table-cell table:number-columns-repeated="1017"/>
        </table:table-row>
        <table:table-row table:style-name="ro1">
          <table:table-cell office:value-type="string">
            <text:p>Barbarian II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Barbarian II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Beat-'Em-Up</text:p>
          </table:table-cell>
          <table:table-cell table:number-columns-repeated="1017"/>
        </table:table-row>
        <table:table-row table:style-name="ro1">
          <table:table-cell office:value-type="string">
            <text:p>Baron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Baron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arrag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arrage (Europe)</text:p>
          </table:table-cell>
          <table:table-cell office:value-type="string">
            <text:p>Cox and Barrow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attle 1917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attle 1917 (Europe)</text:p>
          </table:table-cell>
          <table:table-cell office:value-type="string">
            <text:p>CCS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Battle of Atlanti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Battle of Atlantis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attle of Britai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attle of Britain (Europe)</text:p>
          </table:table-cell>
          <table:table-cell office:value-type="string">
            <text:p>Betasoft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Battle Plane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attle Planet (Europe)</text:p>
          </table:table-cell>
          <table:table-cell office:value-type="string">
            <text:p>ISP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Battle Tank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attle Tank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Battle Zone 2000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attle Zone 2000 (Europe)</text:p>
          </table:table-cell>
          <table:table-cell office:value-type="string">
            <text:p>M.C. Lothlorien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Battlefield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attlefields (Europe)</text:p>
          </table:table-cell>
          <table:table-cell office:value-type="string">
            <text:p>BBC Soft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BBC Backgamm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BC Backgammon (Europe)</text:p>
          </table:table-cell>
          <table:table-cell office:value-type="string">
            <text:p>Bug Byte Software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BBC Bonanza (Europe) (Side 1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BBC Bonanza (Europe) (Side 1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BBC Bonanza (Europe) (Side 2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BBC Bonanza (Europe) (Side 2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BBC Mastermin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BC Mastermind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Beach-Hea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each-Head (Europe)</text:p>
          </table:table-cell>
          <table:table-cell office:value-type="string">
            <text:p>U.S. Gold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ed Bug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ed Bugs (Europe)</text:p>
          </table:table-cell>
          <table:table-cell office:value-type="string">
            <text:p>Optim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eeb-Beep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Beeb-Beep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Beeb-Darts (Europe) (Unl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Beeb-Darts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Beeb-Tot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eeb-Tote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Sports/Horse Racing</text:p>
          </table:table-cell>
          <table:table-cell table:number-columns-repeated="1017"/>
        </table:table-row>
        <table:table-row table:style-name="ro1">
          <table:table-cell office:value-type="string">
            <text:p>Beebgammon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Beebgammon (Europe)</text:p>
          </table:table-cell>
          <table:table-cell office:value-type="string">
            <text:p>Bug Byte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Beebmunch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Beebmunch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Beebtrek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Beebtrek (Europe)</text:p>
          </table:table-cell>
          <table:table-cell office:value-type="string">
            <text:p>Epsilon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Beelin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eeline (Europe)</text:p>
          </table:table-cell>
          <table:table-cell office:value-type="string">
            <text:p>Robico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ert Boo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ert Boot (Europe)</text:p>
          </table:table-cell>
          <table:table-cell office:value-type="string">
            <text:p>Highlight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Beseiged (Europe) (Side 1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eseiged (Europe) (Side 1)</text:p>
          </table:table-cell>
          <table:table-cell office:value-type="string">
            <text:p>Sulis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Beseiged (Europe) (Side 2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eseiged (Europe) (Side 2)</text:p>
          </table:table-cell>
          <table:table-cell office:value-type="string">
            <text:p>Sulis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Best Four, The (Europe)</text:p>
          </table:table-cell>
          <table:table-cell office:value-type="string">
            <text:p>19xx <text:s/></text:p>
          </table:table-cell>
          <table:table-cell office:value-type="string">
            <text:p>Other - NR (Not Rated)</text:p>
          </table:table-cell>
          <table:table-cell office:value-type="string">
            <text:p>Best Four, The (Europe)</text:p>
          </table:table-cell>
          <table:table-cell office:value-type="string">
            <text:p>ASK 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Beverly Hills Cop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Beverly Hills Cop (Europe)</text:p>
          </table:table-cell>
          <table:table-cell office:value-type="string">
            <text:p>Tynesoft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Beyond Infinity - Cute to Kill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Beyond Infinity - Cute to Kill (Europe)</text:p>
          </table:table-cell>
          <table:table-cell office:value-type="string">
            <text:p>Power Hous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ig KO, Th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Big KO, The (Europe)</text:p>
          </table:table-cell>
          <table:table-cell office:value-type="string">
            <text:p>Software Creations</text:p>
          </table:table-cell>
          <table:table-cell/>
          <table:table-cell office:value-type="string">
            <text:p>Sports/Boxing</text:p>
          </table:table-cell>
          <table:table-cell table:number-columns-repeated="1017"/>
        </table:table-row>
        <table:table-row table:style-name="ro1">
          <table:table-cell office:value-type="string">
            <text:p>Bird Strike (Europe)</text:p>
          </table:table-cell>
          <table:table-cell office:value-type="float" office:value="1981">
            <text:p>1981</text:p>
          </table:table-cell>
          <table:table-cell office:value-type="string">
            <text:p>Other - NR (Not Rated)</text:p>
          </table:table-cell>
          <table:table-cell office:value-type="string">
            <text:p>Bird Strike (Europe)</text:p>
          </table:table-cell>
          <table:table-cell office:value-type="string">
            <text:p>Firebird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Birdie Barrag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irdie Barrage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Sports/Golf</text:p>
          </table:table-cell>
          <table:table-cell table:number-columns-repeated="1017"/>
        </table:table-row>
        <table:table-row table:style-name="ro1">
          <table:table-cell office:value-type="string">
            <text:p>Birds of Pre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irds of Prey (Europe)</text:p>
          </table:table-cell>
          <table:table-cell office:value-type="string">
            <text:p>Romik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Birmingham New Street Station Control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Birmingham New Street Station Control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Bismarck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ismarck (Europe)</text:p>
          </table:table-cell>
          <table:table-cell office:value-type="string">
            <text:p>BBC Soft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Black Box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lack Box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Black Queen or the Game of Bridg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Black Queen or the Game of Bridge (Europe)</text:p>
          </table:table-cell>
          <table:table-cell office:value-type="string">
            <text:p>BBC Soft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Black Widow II (Europe)</text:p>
          </table:table-cell>
          <table:table-cell office:value-type="float" office:value="1994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Black Widow II (Europe)</text:p>
          </table:table-cell>
          <table:table-cell office:value-type="string">
            <text:p>Dudley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lackjack (IJK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lackjack (IJK Software)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Blackjack (Software Invasion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lackjack (Software Invasion)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Blagg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lagger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last!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Blast!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litzkrieg (Europe) (Color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litzkrieg (Europe) (Color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litzkrieg (Europe) (Mono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litzkrieg (Europe) (Mono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lock Blitz (Europe) (Unl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lock Blitz (Europe) (Unl)</text:p>
          </table:table-cell>
          <table:table-cell office:value-type="string">
            <text:p>Mike Tomlins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lockad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lockade (Europe)</text:p>
          </table:table-cell>
          <table:table-cell office:value-type="string">
            <text:p>Beta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lockbust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lockbuster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lockbusters (Domark)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Blockbusters (Domark) (Europe)</text:p>
          </table:table-cell>
          <table:table-cell office:value-type="string">
            <text:p>Domark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Blockbusters (Macsen Software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lockbusters (Macsen Software) (Europe)</text:p>
          </table:table-cell>
          <table:table-cell office:value-type="string">
            <text:p>Macsen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Blockbusters Goldru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lockbusters Goldrun (Europe)</text:p>
          </table:table-cell>
          <table:table-cell office:value-type="string">
            <text:p>Macsen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Block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locker (Europe)</text:p>
          </table:table-cell>
          <table:table-cell office:value-type="string">
            <text:p>Thor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Blokkendoos - Extended Versio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lokkendoos - Extended Version (Europe)</text:p>
          </table:table-cell>
          <table:table-cell office:value-type="string">
            <text:p>JBF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lokkendoos Plus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Blokkendoos Plus (Europe)</text:p>
          </table:table-cell>
          <table:table-cell office:value-type="string">
            <text:p>JBF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lood of the Mutineers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Blood of the Mutineers (Europe)</text:p>
          </table:table-cell>
          <table:table-cell office:value-type="string">
            <text:p>Robico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Blue Drago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lue Dragon (Europe)</text:p>
          </table:table-cell>
          <table:table-cell office:value-type="string">
            <text:p>MP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BMX on the Mo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MX on the Moon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obby Charlton Socce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obby Charlton Soccer (Europe)</text:p>
          </table:table-cell>
          <table:table-cell office:value-type="string">
            <text:p>DACC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Boffi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offin (Europe)</text:p>
          </table:table-cell>
          <table:table-cell office:value-type="string">
            <text:p>Addictive Game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offin 2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offin 2 (Europe)</text:p>
          </table:table-cell>
          <table:table-cell office:value-type="string">
            <text:p>Addictive Game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omb Alle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omb Alley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omb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omber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omber Baro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omber Baron (Europe)</text:p>
          </table:table-cell>
          <table:table-cell office:value-type="string">
            <text:p>Optyx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omber Scrambl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omber Scramble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one Cruncher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Bone Crunche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Boot Hil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oot Hill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Bored of the Ring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ored of the Rings (Europe)</text:p>
          </table:table-cell>
          <table:table-cell office:value-type="string">
            <text:p>Silver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Boris in the Underworl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oris in the Underworld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Boulder Crash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oulder Crash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oulder Dash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Boulder Dash (Europe)</text:p>
          </table:table-cell>
          <table:table-cell office:value-type="string">
            <text:p>Tyne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ouncer (A&amp;F Software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ouncer (A&amp;F Software)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ouncer (Acornsoft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ouncer (Acornsoft)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ouncing Bill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ouncing Bill (Europe)</text:p>
          </table:table-cell>
          <table:table-cell office:value-type="string">
            <text:p>Oak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ounds Green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Bounds Green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Bounty Bob Strikes Back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Bounty Bob Strikes Back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ox of Treasures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ox of Treasures, The (Europe)</text:p>
          </table:table-cell>
          <table:table-cell office:value-type="string">
            <text:p>4Mation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Box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oxer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ozo and Beebo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ozo and Beebo (Europe)</text:p>
          </table:table-cell>
          <table:table-cell office:value-type="string">
            <text:p>BP Soft</text:p>
          </table:table-cell>
          <table:table-cell/>
          <table:table-cell office:value-type="string">
            <text:p>Breakout</text:p>
          </table:table-cell>
          <table:table-cell table:number-columns-repeated="1017"/>
        </table:table-row>
        <table:table-row table:style-name="ro1">
          <table:table-cell office:value-type="string">
            <text:p>Bozo the Brav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Bozo the Brave (Europe)</text:p>
          </table:table-cell>
          <table:table-cell office:value-type="string">
            <text:p>Tyne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rain Aerobic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rain Aerobics (Europe)</text:p>
          </table:table-cell>
          <table:table-cell office:value-type="string">
            <text:p>Minic Business Services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Brain Teaser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rain Teasers (Europe)</text:p>
          </table:table-cell>
          <table:table-cell office:value-type="string">
            <text:p>Dynabyt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Brainstorm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rainstorm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Braz (Europe)</text:p>
          </table:table-cell>
          <table:table-cell office:value-type="string">
            <text:p>1988 <text:s/></text:p>
          </table:table-cell>
          <table:table-cell office:value-type="string">
            <text:p>Other - NR (Not Rated)</text:p>
          </table:table-cell>
          <table:table-cell office:value-type="string">
            <text:p>Braz (Europe)</text:p>
          </table:table-cell>
          <table:table-cell office:value-type="string">
            <text:p>Live Wire 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reak Through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Break Through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reakout (Acornsoft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Breakout (Acornsoft)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Breakout</text:p>
          </table:table-cell>
          <table:table-cell table:number-columns-repeated="1017"/>
        </table:table-row>
        <table:table-row table:style-name="ro1">
          <table:table-cell office:value-type="string">
            <text:p>Breakout (IJK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reakout (IJK Software)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Breakout</text:p>
          </table:table-cell>
          <table:table-cell table:number-columns-repeated="1017"/>
        </table:table-row>
        <table:table-row table:style-name="ro1">
          <table:table-cell office:value-type="string">
            <text:p>Brian Clough's Football Fortunes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Brian Clough's Football Fortunes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Brian Jack's Superstar Challeng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rian Jack's Superstar Challenge (Europe)</text:p>
          </table:table-cell>
          <table:table-cell office:value-type="string">
            <text:p>Martech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Brick 'Em In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Brick 'Em In (Europe)</text:p>
          </table:table-cell>
          <table:table-cell office:value-type="string">
            <text:p>Software for All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ridg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ridge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Bridge Mentor II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Bridge Mentor II (Europe)</text:p>
          </table:table-cell>
          <table:table-cell office:value-type="string">
            <text:p>Minic Business Services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Bridge to the Eas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Bridge to the East (Europe)</text:p>
          </table:table-cell>
          <table:table-cell office:value-type="string">
            <text:p>Ixion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ridgeMaster (Europe) (Tape 1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ridgeMaster (Europe) (Tape 1)</text:p>
          </table:table-cell>
          <table:table-cell office:value-type="string">
            <text:p>J. Keyne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BridgeMaster (Europe) (Tape 2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ridgeMaster (Europe) (Tape 2)</text:p>
          </table:table-cell>
          <table:table-cell office:value-type="string">
            <text:p>J. Keyne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BridgeMaster (Europe) (Tape 3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ridgeMaster (Europe) (Tape 3)</text:p>
          </table:table-cell>
          <table:table-cell office:value-type="string">
            <text:p>J. Keyne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BridgeMaster (Europe) (Tape 4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ridgeMaster (Europe) (Tape 4)</text:p>
          </table:table-cell>
          <table:table-cell office:value-type="string">
            <text:p>J. Keyne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Bruce Forsyth's Play Your Cards Right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Bruce Forsyth's Play Your Cards Right (Europe)</text:p>
          </table:table-cell>
          <table:table-cell office:value-type="string">
            <text:p>Britannia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Bruce Le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ruce Lee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ubble Bobble! (Europe) (Proto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Bubble Bobble! (Europe) (Proto)</text:p>
          </table:table-cell>
          <table:table-cell office:value-type="string">
            <text:p>Firebird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uffalo Bill's Wild West Show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Buffalo Bill's Wild West Show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Bug Blast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ug Blaster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Bug Bomb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ug Bomb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ug Eye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ug Eyes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ug Eyes 2 - Starman to the Rescu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Bug Eyes 2 - Starman to the Rescue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Build n Break (Europe) (Proto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Build n Break (Europe) (Proto)</text:p>
          </table:table-cell>
          <table:table-cell office:value-type="string">
            <text:p>MSG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ullsey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Bullseye (Europe)</text:p>
          </table:table-cell>
          <table:table-cell office:value-type="string">
            <text:p>Macsen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Bumble Be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umble Bee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Bun Fu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Bun Fun (Europe)</text:p>
          </table:table-cell>
          <table:table-cell office:value-type="string">
            <text:p>Squirrel 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Business Game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Business Game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Buxton Railfreight Control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Buxton Railfreight Control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By Fair Means... or Foul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By Fair Means... or Foul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ports/Boxing</text:p>
          </table:table-cell>
          <table:table-cell table:number-columns-repeated="1017"/>
        </table:table-row>
        <table:table-row table:style-name="ro1">
          <table:table-cell office:value-type="string">
            <text:p>Caesar the Ca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aesar the Cat (Europe)</text:p>
          </table:table-cell>
          <table:table-cell office:value-type="string">
            <text:p>Andromeda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amelo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amelo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andy Flos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Candy Floss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Canyon Battl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anyon Battle (Europe)</text:p>
          </table:table-cell>
          <table:table-cell office:value-type="string">
            <text:p>BBC 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ar Wars (Europe)</text:p>
          </table:table-cell>
          <table:table-cell office:value-type="string">
            <text:p>1982 <text:s/></text:p>
          </table:table-cell>
          <table:table-cell office:value-type="string">
            <text:p>Other - NR (Not Rated)</text:p>
          </table:table-cell>
          <table:table-cell office:value-type="string">
            <text:p>Car Wars (Europe)</text:p>
          </table:table-cell>
          <table:table-cell office:value-type="string">
            <text:p>Software for All 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arniva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arnival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arouse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arousel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ascade 50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ascade 50 (Europe)</text:p>
          </table:table-cell>
          <table:table-cell office:value-type="string">
            <text:p>Cascad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Castle Assaul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astle Assault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astle Blacksta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astle Blackstar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astle Dracula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astle Dracula (Europe)</text:p>
          </table:table-cell>
          <table:table-cell office:value-type="string">
            <text:p>Duckworth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astle Frankenstei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astle Frankenstein (Europe)</text:p>
          </table:table-cell>
          <table:table-cell office:value-type="string">
            <text:p>Epic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astle of Gem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astle of Gems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Castle of Riddle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Castle of Riddle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astle of the Skull Lord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astle of the Skull Lord (Europe)</text:p>
          </table:table-cell>
          <table:table-cell office:value-type="string">
            <text:p>Samurai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astle Ques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astle Quest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astle Raid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astle Raider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astlemaze Adventu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astlemaze Adventure (Europe)</text:p>
          </table:table-cell>
          <table:table-cell office:value-type="string">
            <text:p>Duckworth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at and Mous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at and Mouse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Caterpillar (Gemini Games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aterpillar (Gemini Games) (Europe)</text:p>
          </table:table-cell>
          <table:table-cell office:value-type="string">
            <text:p>Gemini Game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aterpillar (IJK Software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aterpillar (IJK Software)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aveman Adventu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aveman Adventure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aveman Caper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aveman Capers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avey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Cavey (Europe)</text:p>
          </table:table-cell>
          <table:table-cell office:value-type="string">
            <text:p>Player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ells and Serpent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ells and Serpents (Europe)</text:p>
          </table:table-cell>
          <table:table-cell office:value-type="string">
            <text:p>ASP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entipede (Superior Software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Centipede (Superior Software)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entipede (Wilsonsoft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entipede (Wilsonsoft) (Europe)</text:p>
          </table:table-cell>
          <table:table-cell office:value-type="string">
            <text:p>Wilso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halleng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hallenger (Europe)</text:p>
          </table:table-cell>
          <table:table-cell office:value-type="string">
            <text:p>Mastertronic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hampions!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hampions! (Europe)</text:p>
          </table:table-cell>
          <table:table-cell office:value-type="string">
            <text:p>Peaksoft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Chark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hark (Europe)</text:p>
          </table:table-cell>
          <table:table-cell office:value-type="string">
            <text:p>Delta 4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heckout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heckouts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Cheshire Ca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heshire Cat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Chess (Acornsoft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hess (Acornsoft)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Chess (Computer Concepts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hess (Computer Concepts) (Europe)</text:p>
          </table:table-cell>
          <table:table-cell office:value-type="string">
            <text:p>Computer Concepts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Chess (Micro Power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hess (Micro Power)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Chess (S.C. Askey) (Europe) (Unl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hess (S.C. Askey) (Europe) (Unl)</text:p>
          </table:table-cell>
          <table:table-cell office:value-type="string">
            <text:p>S.C. Askey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Chess (Superior Software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hess (Superior Software)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Chican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hicane (Europe)</text:p>
          </table:table-cell>
          <table:table-cell office:value-type="string">
            <text:p>Kempston Microelectronics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Chichen Itza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hichen Itza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hickaroo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hickaroo (Europe)</text:p>
          </table:table-cell>
          <table:table-cell office:value-type="string">
            <text:p>Screenplay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Chiefta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hieftan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hildren from Space (Europe)</text:p>
          </table:table-cell>
          <table:table-cell office:value-type="string">
            <text:p>1983 <text:s/></text:p>
          </table:table-cell>
          <table:table-cell office:value-type="string">
            <text:p>Other - NR (Not Rated)</text:p>
          </table:table-cell>
          <table:table-cell office:value-type="string">
            <text:p>Children from Space (Europe)</text:p>
          </table:table-cell>
          <table:table-cell office:value-type="string">
            <text:p>ASK 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Chip Buste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hip Buster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holo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holo (Europe)</text:p>
          </table:table-cell>
          <table:table-cell office:value-type="string">
            <text:p>Firebird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hopper II (Europe) (Unl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hopper II (Europe) (Unl)</text:p>
          </table:table-cell>
          <table:table-cell office:value-type="string">
            <text:p>M. Beaton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hristmas Cracker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hristmas Crackers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hrysali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hrysalis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Chuckie Egg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huckie Egg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huckie Egg 2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huckie Egg 2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ircu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ircus (Europe)</text:p>
          </table:table-cell>
          <table:table-cell office:value-type="string">
            <text:p>Herz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ircus Games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Circus Games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Citadel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itadel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itadel 2 (Europe)</text:p>
          </table:table-cell>
          <table:table-cell office:value-type="float" office:value="1993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Citadel 2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ity Defenc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City Defence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ity Defend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ity Defend (Europe)</text:p>
          </table:table-cell>
          <table:table-cell office:value-type="string">
            <text:p>MGD Software Support Ltd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lass 50 Fleet Manager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Class 50 Fleet Manager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Classic Adventur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lassic Adventure (Europe)</text:p>
          </table:table-cell>
          <table:table-cell office:value-type="string">
            <text:p>Aber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lassic Arcade Games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Classic Arcade Games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Clogger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Clogger (Europe)</text:p>
          </table:table-cell>
          <table:table-cell office:value-type="string">
            <text:p>Impact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Clow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lown (Europe)</text:p>
          </table:table-cell>
          <table:table-cell office:value-type="string">
            <text:p>MacMillen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Cluedo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Cluedo (Europe)</text:p>
          </table:table-cell>
          <table:table-cell office:value-type="string">
            <text:p>Leisure Genius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Codename Droid - Stryker's Run Part 2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Codename Droid - Stryker's Run Part 2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olditz Adventu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lditz Adventur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olditz!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lditz! (Europe)</text:p>
          </table:table-cell>
          <table:table-cell office:value-type="string">
            <text:p>LVL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olony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lony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Colossal Adventu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lossal Adventure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olossus 4.0 - Bridge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Colossus 4.0 - Bridge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Colossus 4.0 - Ches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Colossus 4.0 - Chess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Combat Lynx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ombat Lynx (Europe)</text:p>
          </table:table-cell>
          <table:table-cell office:value-type="string">
            <text:p>Durell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Combat Phantom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ombat Phantom (Europe)</text:p>
          </table:table-cell>
          <table:table-cell office:value-type="string">
            <text:p>Doctor Soft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Commando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ommando (Europe)</text:p>
          </table:table-cell>
          <table:table-cell office:value-type="string">
            <text:p>Eli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ommonwealth Game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Commonwealth Games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Condition Red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ndition Red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onfrontatio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onfrontation (Europe)</text:p>
          </table:table-cell>
          <table:table-cell office:value-type="string">
            <text:p>M.C. Lothlorien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Confuzi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nfuzion (Europe)</text:p>
          </table:table-cell>
          <table:table-cell office:value-type="string">
            <text:p>Incentive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Conquering Everes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nquering Everest (Europe)</text:p>
          </table:table-cell>
          <table:table-cell office:value-type="string">
            <text:p>ASP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Contract Bridg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ontract Bridge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Contrapti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ntraption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ookie (Europe) (Proto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ookie (Europe) (Proto)</text:p>
          </table:table-cell>
          <table:table-cell office:value-type="string">
            <text:p>Ultima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ops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Cops (Europe)</text:p>
          </table:table-cell>
          <table:table-cell office:value-type="string">
            <text:p>Alpin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ops n Robbers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Cops n Robbers (Europe)</text:p>
          </table:table-cell>
          <table:table-cell office:value-type="string">
            <text:p>Atlantis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Copter Caper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pter Capers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orn Cropp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orn Cropper (Europe)</text:p>
          </table:table-cell>
          <table:table-cell office:value-type="string">
            <text:p>CCS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Cornish Riviera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ornish Riviera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Corporate Climb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orporate Climber (Europe)</text:p>
          </table:table-cell>
          <table:table-cell office:value-type="string">
            <text:p>Dyna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orpuscl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rpuscle (Europe)</text:p>
          </table:table-cell>
          <table:table-cell office:value-type="string">
            <text:p>Micrograf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osmic Asteroid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osmic Asteroids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osmic Camouflage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Cosmic Camouflag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osmic Comba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smic Combat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osmic Cruis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osmic Cruiser (Europe)</text:p>
          </table:table-cell>
          <table:table-cell office:value-type="string">
            <text:p>Imagin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osmic Fight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smic Fighter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osmic Kidnap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osmic Kidnap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osmo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osmos (Europe)</text:p>
          </table:table-cell>
          <table:table-cell office:value-type="string">
            <text:p>RH Software 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ountdow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ountdown (Europe)</text:p>
          </table:table-cell>
          <table:table-cell office:value-type="string">
            <text:p>Macsen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Countdown to Doom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Countdown to Doom (Europe)</text:p>
          </table:table-cell>
          <table:table-cell office:value-type="string">
            <text:p>Topologik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owboy Shootou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owboy Shootout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rack-Up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Crack-Up (Europe)</text:p>
          </table:table-cell>
          <table:table-cell office:value-type="string">
            <text:p>Atlantis</text:p>
          </table:table-cell>
          <table:table-cell/>
          <table:table-cell office:value-type="string">
            <text:p>Breakout</text:p>
          </table:table-cell>
          <table:table-cell table:number-columns-repeated="1017"/>
        </table:table-row>
        <table:table-row table:style-name="ro1">
          <table:table-cell office:value-type="string">
            <text:p>Crank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ranky (Europe)</text:p>
          </table:table-cell>
          <table:table-cell office:value-type="string">
            <text:p>Applied System Knowledg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Crawl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rawler (Europe)</text:p>
          </table:table-cell>
          <table:table-cell office:value-type="string">
            <text:p>Watford Electronic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razee Rider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Crazee Ride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Motorcycle</text:p>
          </table:table-cell>
          <table:table-cell table:number-columns-repeated="1017"/>
        </table:table-row>
        <table:table-row table:style-name="ro1">
          <table:table-cell office:value-type="string">
            <text:p>Crazy Balloon (Europe) (Proto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razy Balloon (Europe) (Proto)</text:p>
          </table:table-cell>
          <table:table-cell office:value-type="string">
            <text:p>Acorn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razy Cave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razy Caves (Europe)</text:p>
          </table:table-cell>
          <table:table-cell office:value-type="string">
            <text:p>Swift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razy Erbert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razy Erbert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razy Paint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razy Painte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razy Trac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razy Tracer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red Breaks Out!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Cred Breaks Out! (Europe)</text:p>
          </table:table-cell>
          <table:table-cell office:value-type="string">
            <text:p>TSB Magic Micro Club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reepy Cave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Creepy Cave (Europe)</text:p>
          </table:table-cell>
          <table:table-cell office:value-type="string">
            <text:p>Atlanti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rewe Station Control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Crewe Station Control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Cribbag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ribbag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Cricket (A&amp;F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ricket (A&amp;F Software)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Sports/Cricket</text:p>
          </table:table-cell>
          <table:table-cell table:number-columns-repeated="1017"/>
        </table:table-row>
        <table:table-row table:style-name="ro1">
          <table:table-cell office:value-type="string">
            <text:p>Cricket (Bug-Byte)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Cricket (Bug-Byte)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ports/Cricket</text:p>
          </table:table-cell>
          <table:table-cell table:number-columns-repeated="1017"/>
        </table:table-row>
        <table:table-row table:style-name="ro1">
          <table:table-cell office:value-type="string">
            <text:p>Cricket (Computer Rentals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ricket (Computer Rentals) (Europe)</text:p>
          </table:table-cell>
          <table:table-cell office:value-type="string">
            <text:p>Computer Rentals</text:p>
          </table:table-cell>
          <table:table-cell/>
          <table:table-cell office:value-type="string">
            <text:p>Sports/Cricket</text:p>
          </table:table-cell>
          <table:table-cell table:number-columns-repeated="1017"/>
        </table:table-row>
        <table:table-row table:style-name="ro1">
          <table:table-cell office:value-type="string">
            <text:p>Crime and Detectio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rime and Detection (Europe)</text:p>
          </table:table-cell>
          <table:table-cell office:value-type="string">
            <text:p>Ivan Berg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Croak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roaker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roakIt (Europe) (Unl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roakIt (Europe) (Unl)</text:p>
          </table:table-cell>
          <table:table-cell office:value-type="string">
            <text:p>Phillip Hollow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rown of Marda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rown of Mardan (Europe)</text:p>
          </table:table-cell>
          <table:table-cell office:value-type="string">
            <text:p>MP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Crunch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runcher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rypt Caper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rypt Capers (Europe)</text:p>
          </table:table-cell>
          <table:table-cell office:value-type="string">
            <text:p>Software Projects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Crystal Castle (Europe)</text:p>
          </table:table-cell>
          <table:table-cell office:value-type="string">
            <text:p>1984 <text:s/></text:p>
          </table:table-cell>
          <table:table-cell office:value-type="string">
            <text:p>Other - NR (Not Rated)</text:p>
          </table:table-cell>
          <table:table-cell office:value-type="string">
            <text:p>Crystal Castle (Europe)</text:p>
          </table:table-cell>
          <table:table-cell office:value-type="string">
            <text:p>G. A. Nelson 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Crystal Castle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rystal Castles (Europe)</text:p>
          </table:table-cell>
          <table:table-cell office:value-type="string">
            <text:p>Atarisoft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Cube Master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Cube Master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Cubert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Cubert (Europe)</text:p>
          </table:table-cell>
          <table:table-cell office:value-type="string">
            <text:p>Beebug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ulbertson's Revenge - Brain Aerobic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ulbertson's Revenge - Brain Aerobics (Europe)</text:p>
          </table:table-cell>
          <table:table-cell office:value-type="string">
            <text:p>Minic Business Services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Curse of the Middle Kingdom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urse of the Middle Kingdom, The (Europe)</text:p>
          </table:table-cell>
          <table:table-cell office:value-type="string">
            <text:p>Pro Software</text:p>
          </table:table-cell>
          <table:table-cell/>
          <table:table-cell office:value-type="string">
            <text:p>Role-Playing</text:p>
          </table:table-cell>
          <table:table-cell table:number-columns-repeated="1017"/>
        </table:table-row>
        <table:table-row table:style-name="ro1">
          <table:table-cell office:value-type="string">
            <text:p>Custard Pie Figh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Custard Pie Fight (Europe)</text:p>
          </table:table-cell>
          <table:table-cell office:value-type="string">
            <text:p>Com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utt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Cutter (Europe)</text:p>
          </table:table-cell>
          <table:table-cell office:value-type="string">
            <text:p>Voyage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ybertro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ybertron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Cyborg Warriors (Europe)</text:p>
          </table:table-cell>
          <table:table-cell office:value-type="float" office:value="1991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Cyborg Warriors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ylon Attack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Cylon Attack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Cylon Invasio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Cylon Invasion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Daley Thompson's Super Tes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aley Thompson's Super Test (Europe)</text:p>
          </table:table-cell>
          <table:table-cell office:value-type="string">
            <text:p>Ocean Software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Dalla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allas (Europe)</text:p>
          </table:table-cell>
          <table:table-cell office:value-type="string">
            <text:p>CCS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Dam Busters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am Busters, The (Europe)</text:p>
          </table:table-cell>
          <table:table-cell office:value-type="string">
            <text:p>U.S. Gold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Dambuster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ambusters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anger UXB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anger UXB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DanoSoft Collection (Europe) (Unl)</text:p>
          </table:table-cell>
          <table:table-cell office:value-type="float" office:value="2006">
            <text:p>2006</text:p>
          </table:table-cell>
          <table:table-cell office:value-type="string">
            <text:p>Other - NR (Not Rated)</text:p>
          </table:table-cell>
          <table:table-cell office:value-type="string">
            <text:p>DanoSoft Collection (Europe) (Unl)</text:p>
          </table:table-cell>
          <table:table-cell office:value-type="string">
            <text:p>DanoSoft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Dare Devil Deni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are Devil Denis (Europe)</text:p>
          </table:table-cell>
          <table:table-cell office:value-type="string">
            <text:p>Vision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Darts (Blue Ribbon)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Darts (Blue Ribbon)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Darts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arts (Europe) (Unl)</text:p>
          </table:table-cell>
          <table:table-cell office:value-type="string">
            <text:p>G.R. Owen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Darts (MRM Software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arts (MRM Software)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Darts (Statasoft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arts (Statasoft) (Europe)</text:p>
          </table:table-cell>
          <table:table-cell office:value-type="string">
            <text:p>Statasoft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Darts (Superior Software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arts (Superior Software)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Dead or Aliv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Dead or Alive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eath Sta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Death Sta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Death's Head Hol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Death's Head Hole (Europe)</text:p>
          </table:table-cell>
          <table:table-cell office:value-type="string">
            <text:p>Peak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efence Com (Europe) (Unl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efence Com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efender (Acornsoft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Defender (Acornsoft)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Defender (Atarisoft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efender (Atarisoft) (Europe)</text:p>
          </table:table-cell>
          <table:table-cell office:value-type="string">
            <text:p>Atari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Deltic Fleet Manager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Deltic Fleet Manager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Demolato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emolator (Europe)</text:p>
          </table:table-cell>
          <table:table-cell office:value-type="string">
            <text:p>Vision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emolish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emolish (Europe)</text:p>
          </table:table-cell>
          <table:table-cell office:value-type="string">
            <text:p>RH Software 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Demon Decorato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emon Decorator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emon Knigh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emon Knight (Europe)</text:p>
          </table:table-cell>
          <table:table-cell office:value-type="string">
            <text:p>ASP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enis Through the Drinking Glas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enis Through the Drinking Glass (Europe)</text:p>
          </table:table-cell>
          <table:table-cell office:value-type="string">
            <text:p>Application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epotmaster Finsbury Park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Depotmaster Finsbury Park (Europe)</text:p>
          </table:table-cell>
          <table:table-cell office:value-type="string">
            <text:p>Ashley Greenup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Depotmaster Old Oak Common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Depotmaster Old Oak Common (Europe)</text:p>
          </table:table-cell>
          <table:table-cell office:value-type="string">
            <text:p>Ashley Greenup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Despatch Rider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Despatch Rider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Motorcycle</text:p>
          </table:table-cell>
          <table:table-cell table:number-columns-repeated="1017"/>
        </table:table-row>
        <table:table-row table:style-name="ro1">
          <table:table-cell office:value-type="string">
            <text:p>Desperate Dan's Dungeo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esperate Dan's Dungeon (Europe)</text:p>
          </table:table-cell>
          <table:table-cell office:value-type="string">
            <text:p>Thor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Devil's Causewa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evil's Causeway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Mini-Games</text:p>
          </table:table-cell>
          <table:table-cell table:number-columns-repeated="1017"/>
        </table:table-row>
        <table:table-row table:style-name="ro1">
          <table:table-cell office:value-type="string">
            <text:p>Devil's Domain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evil's Domain, The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Diamond Mine (Alligata)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Diamond Mine (Alligata)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iamond Mine (MRM Software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iamond Mine (MRM Software)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Diamond Mine II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Diamond Mine II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Diamond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iamonds (Europe)</text:p>
          </table:table-cell>
          <table:table-cell office:value-type="string">
            <text:p>Swift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Dickie Bricki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ickie Brickie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Dictato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ictator (Europe)</text:p>
          </table:table-cell>
          <table:table-cell office:value-type="string">
            <text:p>DK'tronics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Digger!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igger! (Europe)</text:p>
          </table:table-cell>
          <table:table-cell office:value-type="string">
            <text:p>Vision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ingbat (Europe)</text:p>
          </table:table-cell>
          <table:table-cell office:value-type="string">
            <text:p>1984 <text:s/></text:p>
          </table:table-cell>
          <table:table-cell office:value-type="string">
            <text:p>Other - NR (Not Rated)</text:p>
          </table:table-cell>
          <table:table-cell office:value-type="string">
            <text:p>Dingbat (Europe)</text:p>
          </table:table-cell>
          <table:table-cell office:value-type="string">
            <text:p>Doctor Soft 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ino and the Saurus Races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ino and the Saurus Races (Europe) (Unl)</text:p>
          </table:table-cell>
          <table:table-cell office:value-type="string">
            <text:p>Gordon J. Key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inosaur Discovery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Dinosaur Discovery (Europe)</text:p>
          </table:table-cell>
          <table:table-cell office:value-type="string">
            <text:p>Jacaranda Wiley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Dive-Bomb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ive-Bomber (Europe)</text:p>
          </table:table-cell>
          <table:table-cell office:value-type="string">
            <text:p>Beebug</text:p>
          </table:table-cell>
          <table:table-cell/>
          <table:table-cell office:value-type="string">
            <text:p>Flying</text:p>
          </table:table-cell>
          <table:table-cell table:number-columns-repeated="1017"/>
        </table:table-row>
        <table:table-row table:style-name="ro1">
          <table:table-cell office:value-type="string">
            <text:p>Division One 85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ivision One 85 (Europe)</text:p>
          </table:table-cell>
          <table:table-cell office:value-type="string">
            <text:p>Qual-Soft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Doctor Who - The First Adventu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octor Who - The First Adventure (Europe)</text:p>
          </table:table-cell>
          <table:table-cell office:value-type="string">
            <text:p>BBC 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octor Who and the Mines of Terror!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octor Who and the Mines of Terror!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octor Who and the Warlord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Doctor Who and the Warlord (Europe)</text:p>
          </table:table-cell>
          <table:table-cell office:value-type="string">
            <text:p>BBC 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odge Em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odge Em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Dodge'Em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odge'Em (Europe)</text:p>
          </table:table-cell>
          <table:table-cell office:value-type="string">
            <text:p>Microgame Simulations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Dodgy Geezer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odgy Geezers (Europe)</text:p>
          </table:table-cell>
          <table:table-cell office:value-type="string">
            <text:p>Melbourne Hous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ogFight (Opus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ogFight (Opus) (Europe)</text:p>
          </table:table-cell>
          <table:table-cell office:value-type="string">
            <text:p>Opus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DogFight (Program Power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ogFight (Program Power)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Dominion (Europe) (Unl )</text:p>
          </table:table-cell>
          <table:table-cell office:value-type="string">
            <text:p>2004 <text:s/></text:p>
          </table:table-cell>
          <table:table-cell office:value-type="string">
            <text:p>Other - NR (Not Rated)</text:p>
          </table:table-cell>
          <table:table-cell office:value-type="string">
            <text:p>Dominion (Europe) (Unl )</text:p>
          </table:table-cell>
          <table:table-cell office:value-type="string">
            <text:p>Cronosoft <text:s/>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ominoes (Blue Ribbon) (Europe)</text:p>
          </table:table-cell>
          <table:table-cell office:value-type="float" office:value="1991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Dominoes (Blue Ribbon)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Dominoes (Garland Computing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ominoes (Garland Computing) (Europe)</text:p>
          </table:table-cell>
          <table:table-cell office:value-type="string">
            <text:p>Garland Computing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Doncaster Station Control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Doncaster Station Control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Donkey Kong Jr.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onkey Kong Jr. (Europe)</text:p>
          </table:table-cell>
          <table:table-cell office:value-type="string">
            <text:p>Atari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Doodl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oodle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ouble Phantom Combat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Double Phantom Combat (Europe)</text:p>
          </table:table-cell>
          <table:table-cell office:value-type="string">
            <text:p>Doctor Soft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Dracula Island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Dracula Island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ragon Quest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Dragon Quest (Europe)</text:p>
          </table:table-cell>
          <table:table-cell office:value-type="string">
            <text:p>Bug Byte</text:p>
          </table:table-cell>
          <table:table-cell/>
          <table:table-cell office:value-type="string">
            <text:p>Role-Playing</text:p>
          </table:table-cell>
          <table:table-cell table:number-columns-repeated="1017"/>
        </table:table-row>
        <table:table-row table:style-name="ro1">
          <table:table-cell office:value-type="string">
            <text:p>Dragon Rid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ragon Rider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ragon's Tooth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ragon's Tooth (Europe)</text:p>
          </table:table-cell>
          <table:table-cell office:value-type="string">
            <text:p>Incentiv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rain Mania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Drain Mania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raughts (Acornsoft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raughts (Acornsoft)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Draughts (Computer Concepts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raughts (Computer Concepts) (Europe)</text:p>
          </table:table-cell>
          <table:table-cell office:value-type="string">
            <text:p>Computer Concepts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Draughts (Logic Systems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Draughts (Logic Systems) (Europe)</text:p>
          </table:table-cell>
          <table:table-cell office:value-type="string">
            <text:p>Logic Systems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Draughts (Micro User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raughts (Micro User)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Draughts (Superior Software) (Europe)</text:p>
          </table:table-cell>
          <table:table-cell office:value-type="float" office:value="1993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Draughts (Superior Software)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Draughts Challeng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raughts Challenger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Dream Tim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Dream Time (Europe)</text:p>
          </table:table-cell>
          <table:table-cell office:value-type="string">
            <text:p>Heyley Software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rogna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Drogna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Druid's Circle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ruid's Circle, The (Europe)</text:p>
          </table:table-cell>
          <table:table-cell office:value-type="string">
            <text:p>Holl-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runken Dan (Europe) (Unl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runken Dan (Europe) (Unl)</text:p>
          </table:table-cell>
          <table:table-cell office:value-type="string">
            <text:p>Matthew Newma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uck Shoot (Europe)</text:p>
          </table:table-cell>
          <table:table-cell office:value-type="float" office:value="1980">
            <text:p>1980</text:p>
          </table:table-cell>
          <table:table-cell office:value-type="string">
            <text:p>Other - NR (Not Rated)</text:p>
          </table:table-cell>
          <table:table-cell office:value-type="string">
            <text:p>Duck Shoot (Europe)</text:p>
          </table:table-cell>
          <table:table-cell office:value-type="string">
            <text:p>Southern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Duck!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uck! (Europe)</text:p>
          </table:table-cell>
          <table:table-cell office:value-type="string">
            <text:p>Firebird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Dune Hunter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une Hunter (Europe) (Unl)</text:p>
          </table:table-cell>
          <table:table-cell office:value-type="string">
            <text:p>Gordon J. Key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Dune Rid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Dune Rider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Dungeon Adventu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Dungeon Adventure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Dunjunz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Dunjunz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E-Type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E-Type (Europe)</text:p>
          </table:table-cell>
          <table:table-cell office:value-type="string">
            <text:p>Fourth Dimension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Eagl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Eagle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Eagle Empir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Eagle Empire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Eagle's Wing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Eagle's Wings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Early Number - Betty the Butterfl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arly Number - Betty the Butterfly (Europe)</text:p>
          </table:table-cell>
          <table:table-cell office:value-type="string">
            <text:p>Mr Chips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Early Number - Clarry the Caterpilla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arly Number - Clarry the Caterpillar (Europe)</text:p>
          </table:table-cell>
          <table:table-cell office:value-type="string">
            <text:p>Mr Chips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Early Number - Dippy the Dinosau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arly Number - Dippy the Dinosaur (Europe)</text:p>
          </table:table-cell>
          <table:table-cell office:value-type="string">
            <text:p>Mr Chips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Early Number - Floppy the Fish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arly Number - Floppy the Fish (Europe)</text:p>
          </table:table-cell>
          <table:table-cell office:value-type="string">
            <text:p>Mr Chips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Early Number - Sidney the Snak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arly Number - Sidney the Snake (Europe)</text:p>
          </table:table-cell>
          <table:table-cell office:value-type="string">
            <text:p>Mr Chips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Early Number - Spiro the Snai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arly Number - Spiro the Snail (Europe)</text:p>
          </table:table-cell>
          <table:table-cell office:value-type="string">
            <text:p>Mr Chips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Early Number - Tommy the Tortois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arly Number - Tommy the Tortoise (Europe)</text:p>
          </table:table-cell>
          <table:table-cell office:value-type="string">
            <text:p>Mr Chips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Eastwood Mano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astwood Manor (Europe)</text:p>
          </table:table-cell>
          <table:table-cell office:value-type="string">
            <text:p>Polar 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Ebony Tow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bony Tower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Eddie Kidd Jump Challeng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Eddie Kidd Jump Challenge (Europe)</text:p>
          </table:table-cell>
          <table:table-cell office:value-type="string">
            <text:p>Software Communications</text:p>
          </table:table-cell>
          <table:table-cell/>
          <table:table-cell office:value-type="string">
            <text:p>Motorcycle</text:p>
          </table:table-cell>
          <table:table-cell table:number-columns-repeated="1017"/>
        </table:table-row>
        <table:table-row table:style-name="ro1">
          <table:table-cell office:value-type="string">
            <text:p>Egyptian Adventur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Egyptian Adventure (Europe)</text:p>
          </table:table-cell>
          <table:table-cell office:value-type="string">
            <text:p>Duckworth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Eldorado Gold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Eldorado Gold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Electro Freddy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Electro Freddy (Europe)</text:p>
          </table:table-cell>
          <table:table-cell office:value-type="string">
            <text:p>Softspo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Electron Invader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Electron Invaders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Elit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Elite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Elixi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lixi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Emerald Isl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Emerald Isle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Emil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mily (Europe)</text:p>
          </table:table-cell>
          <table:table-cell office:value-type="string">
            <text:p>Sigma Six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Emlyn Hughes Arcade Quiz (Europe)</text:p>
          </table:table-cell>
          <table:table-cell office:value-type="float" office:value="1991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Emlyn Hughes Arcade Quiz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Empero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Emperor (Europe)</text:p>
          </table:table-cell>
          <table:table-cell office:value-type="string">
            <text:p>Molimerx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Empir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Empire (Europe)</text:p>
          </table:table-cell>
          <table:table-cell office:value-type="string">
            <text:p>Shards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English Civil Wa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nglish Civil War (Europe)</text:p>
          </table:table-cell>
          <table:table-cell office:value-type="string">
            <text:p>Red Shift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Enigma!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Enigma! (Europe)</text:p>
          </table:table-cell>
          <table:table-cell office:value-type="string">
            <text:p>Brainbox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Enthar Seven - The Mega Adventur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Enthar Seven - The Mega Adventure (Europe)</text:p>
          </table:table-cell>
          <table:table-cell office:value-type="string">
            <text:p>Robico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Er-Ber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Er-Bert (Europe)</text:p>
          </table:table-cell>
          <table:table-cell office:value-type="string">
            <text:p>Micro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Escape from Orio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Escape from Orion (Europe)</text:p>
          </table:table-cell>
          <table:table-cell office:value-type="string">
            <text:p>Hope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Espionag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spionage (Europe)</text:p>
          </table:table-cell>
          <table:table-cell office:value-type="string">
            <text:p>Modular Resource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Estra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stra (Europe)</text:p>
          </table:table-cell>
          <table:table-cell office:value-type="string">
            <text:p>Firebird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European Knowledg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European Knowledge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Evening Star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Evening Star (Europe)</text:p>
          </table:table-cell>
          <table:table-cell office:value-type="string">
            <text:p>Hewson Consultant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Evil Dead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vil Dead, The (Europe)</text:p>
          </table:table-cell>
          <table:table-cell office:value-type="string">
            <text:p>Palac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Evil Weevil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Evil Weevils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Ewgeebez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Ewgeebez (Europe)</text:p>
          </table:table-cell>
          <table:table-cell office:value-type="string">
            <text:p>Software Projects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Exile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Exil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Explorer (Europe) (Disk 1)</text:p>
          </table:table-cell>
          <table:table-cell office:value-type="string">
            <text:p>1991 <text:s/></text:p>
          </table:table-cell>
          <table:table-cell office:value-type="string">
            <text:p>Other - NR (Not Rated)</text:p>
          </table:table-cell>
          <table:table-cell office:value-type="string">
            <text:p>Explorer (Europe) (Disk 1)</text:p>
          </table:table-cell>
          <table:table-cell office:value-type="string">
            <text:p>DragonSoft </text:p>
          </table:table-cell>
          <table:table-cell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office:value-type="string">
            <text:p>Explorer (Europe) (Disk 2)</text:p>
          </table:table-cell>
          <table:table-cell office:value-type="string">
            <text:p>1991 <text:s/></text:p>
          </table:table-cell>
          <table:table-cell office:value-type="string">
            <text:p>Other - NR (Not Rated)</text:p>
          </table:table-cell>
          <table:table-cell office:value-type="string">
            <text:p>Explorer (Europe) (Disk 2)</text:p>
          </table:table-cell>
          <table:table-cell office:value-type="string">
            <text:p>DragonSoft </text:p>
          </table:table-cell>
          <table:table-cell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office:value-type="string">
            <text:p>Exterminato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Exterminator (Europe)</text:p>
          </table:table-cell>
          <table:table-cell office:value-type="string">
            <text:p>Partis 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Eye of Zolton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Eye of Zolton, The (Europe)</text:p>
          </table:table-cell>
          <table:table-cell office:value-type="string">
            <text:p>Brainstorm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Eye vs Ey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Eye vs Eye (Europe)</text:p>
          </table:table-cell>
          <table:table-cell office:value-type="string">
            <text:p>Rom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Eyes (Europe) (Proto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Eyes (Europe) (Proto)</text:p>
          </table:table-cell>
          <table:table-cell office:value-type="string">
            <text:p>Ocean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F for Freddi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 for Freddie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F.S.S. Liberato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.S.S. Liberator (Europe)</text:p>
          </table:table-cell>
          <table:table-cell office:value-type="string">
            <text:p>Nebula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F14 Tomcat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F14 Tomcat (Europe)</text:p>
          </table:table-cell>
          <table:table-cell office:value-type="string">
            <text:p>Player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Fab Fou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ab Four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acemak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Facemaker (Europe)</text:p>
          </table:table-cell>
          <table:table-cell office:value-type="string">
            <text:p>Applied System Knowledg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Fairground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airground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Fall of Rome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all of Rome, The (Europe)</text:p>
          </table:table-cell>
          <table:table-cell office:value-type="string">
            <text:p>ASP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Family Game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amily Games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Fantasia Diamond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antasia Diamond (Europe)</text:p>
          </table:table-cell>
          <table:table-cell office:value-type="string">
            <text:p>Hewson Consultant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at Man Sam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Fat Man Sam (Europe)</text:p>
          </table:table-cell>
          <table:table-cell office:value-type="string">
            <text:p>Firebird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Felix and the Fruit Monster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elix and the Fruit Monsters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Felix in the Factor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elix in the Factory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Felix Meets the Evil Weevil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Felix Meets the Evil Weevils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Ferryman Awaits, Th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Ferryman Awaits, The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ighter Pilo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ighter Pilot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Finsbury Park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Finsbury Park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Fire Hawk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ire Hawks (Europe)</text:p>
          </table:table-cell>
          <table:table-cell office:value-type="string">
            <text:p>Postern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Fire Island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ire Island (Europe)</text:p>
          </table:table-cell>
          <table:table-cell office:value-type="string">
            <text:p>Holl-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ire Track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Fire Track (Europe)</text:p>
          </table:table-cell>
          <table:table-cell office:value-type="string">
            <text:p>Aardvark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Firebug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Firebug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Firechief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irechief (Europe)</text:p>
          </table:table-cell>
          <table:table-cell office:value-type="string">
            <text:p>A-W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irema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ireman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irien Wood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Firien Wood (Europe)</text:p>
          </table:table-cell>
          <table:table-cell office:value-type="string">
            <text:p>MP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irst Moves Ches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First Moves Chess (Europe)</text:p>
          </table:table-cell>
          <table:table-cell office:value-type="string">
            <text:p>Longman Software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Five Doctors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Five Doctors, The (Europe)</text:p>
          </table:table-cell>
          <table:table-cell office:value-type="string">
            <text:p>WGame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ive Spheres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Five Spheres, The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ive Stones of Anadon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ive Stones of Anadon, The (Europe)</text:p>
          </table:table-cell>
          <table:table-cell office:value-type="string">
            <text:p>Brainstorm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ive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ive, The (Europe)</text:p>
          </table:table-cell>
          <table:table-cell office:value-type="string">
            <text:p>Tech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ive-A-Side Football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ive-A-Side Football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Flag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Flags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Flash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Flash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Fletcher's Castle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letcher's Castle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Flight of the Unicorn, Th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Flight of the Unicorn, The (Europe)</text:p>
          </table:table-cell>
          <table:table-cell office:value-type="string">
            <text:p>Flight 19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light Simulation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Flight Simulation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Flight Simulato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light Simulator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Flint Strikes Back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lint Strikes Back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lint's Gol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Flint's Gold (Europe)</text:p>
          </table:table-cell>
          <table:table-cell office:value-type="string">
            <text:p>Micrograf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lip!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Flip!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Flipp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lipper (Europe)</text:p>
          </table:table-cell>
          <table:table-cell office:value-type="string">
            <text:p>Microdeal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Flowers of Crystal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Flowers of Crystal (Europe)</text:p>
          </table:table-cell>
          <table:table-cell office:value-type="string">
            <text:p>4Mation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lying Scotsma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Flying Scotsman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Footbal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ootball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Football Director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Football Director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Football Manag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Football Manager (Europe)</text:p>
          </table:table-cell>
          <table:table-cell office:value-type="string">
            <text:p>Addictive Games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Footballer of the Yea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ootballer of the Year (Europe)</text:p>
          </table:table-cell>
          <table:table-cell office:value-type="string">
            <text:p>Gremlin Graphics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Forbidden Frui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orbidden Fruit (Europe)</text:p>
          </table:table-cell>
          <table:table-cell office:value-type="string">
            <text:p>Voyage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ortres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ortress (Europe)</text:p>
          </table:table-cell>
          <table:table-cell office:value-type="string">
            <text:p>Pac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rak!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Frak! (Europe)</text:p>
          </table:table-cell>
          <table:table-cell office:value-type="string">
            <text:p>Aardvark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Frankenstein 2000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Frankenstein 2000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ranklin's Tomb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ranklin's Tomb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ree Fall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ree Fall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rench on the Ru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rench on the Run (Europe)</text:p>
          </table:table-cell>
          <table:table-cell office:value-type="string">
            <text:p>Silver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Frenz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renzy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rog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rog, The (Europe)</text:p>
          </table:table-cell>
          <table:table-cell office:value-type="string">
            <text:p>Software for All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rogger (A&amp;F Software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Frogger (A&amp;F Software)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rogger (Superior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rogger (Superior Software)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rogg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roggy (Europe)</text:p>
          </table:table-cell>
          <table:table-cell office:value-type="string">
            <text:p>JSD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roglet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roglet (Europe)</text:p>
          </table:table-cell>
          <table:table-cell office:value-type="string">
            <text:p>ASP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rom Pictures to Word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rom Pictures to Words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ruit Catcher (Europe) (Proto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ruit Catcher (Europe) (Proto)</text:p>
          </table:table-cell>
          <table:table-cell office:value-type="string">
            <text:p>Livewire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Fruit Machine (Alligata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ruit Machine (Alligata)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Fruit Machine (Beebug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ruit Machine (Beebug) (Europe)</text:p>
          </table:table-cell>
          <table:table-cell office:value-type="string">
            <text:p>Beebug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Fruit Machine (Computer Concepts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ruit Machine (Computer Concepts) (Europe)</text:p>
          </table:table-cell>
          <table:table-cell office:value-type="string">
            <text:p>Computer Concepts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Fruit Machine (Simonsoft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ruit Machine (Simonsoft) (Europe)</text:p>
          </table:table-cell>
          <table:table-cell office:value-type="string">
            <text:p>Simonsoft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Fruit Machine (Superior Software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Fruit Machine (Superior Software)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Fruit Machine Simulator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Fruit Machine Simulator (Europe)</text:p>
          </table:table-cell>
          <table:table-cell office:value-type="string">
            <text:p>Codemasters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Fruit Worm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Fruit Worm (Europe)</text:p>
          </table:table-cell>
          <table:table-cell office:value-type="string">
            <text:p>Shingo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ruity Fredd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ruity Freddy (Europe)</text:p>
          </table:table-cell>
          <table:table-cell office:value-type="string">
            <text:p>Softspo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Fun Fai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un Fair (Europe)</text:p>
          </table:table-cell>
          <table:table-cell office:value-type="string">
            <text:p>Softspo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Fun School - Under 12s (Europe)</text:p>
          </table:table-cell>
          <table:table-cell office:value-type="string">
            <text:p>198x <text:s/></text:p>
          </table:table-cell>
          <table:table-cell office:value-type="string">
            <text:p>Other - NR (Not Rated)</text:p>
          </table:table-cell>
          <table:table-cell office:value-type="string">
            <text:p>Fun School - Under 12s (Europe)</text:p>
          </table:table-cell>
          <table:table-cell office:value-type="string">
            <text:p>Database Publications 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Fun School - Under 5s (Europe)</text:p>
          </table:table-cell>
          <table:table-cell office:value-type="string">
            <text:p>1985 <text:s/></text:p>
          </table:table-cell>
          <table:table-cell office:value-type="string">
            <text:p>Other - NR (Not Rated)</text:p>
          </table:table-cell>
          <table:table-cell office:value-type="string">
            <text:p>Fun School - Under 5s (Europe)</text:p>
          </table:table-cell>
          <table:table-cell office:value-type="string">
            <text:p>Database Publications 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Fun School - Under 8s (Europe)</text:p>
          </table:table-cell>
          <table:table-cell office:value-type="string">
            <text:p>198x <text:s/></text:p>
          </table:table-cell>
          <table:table-cell office:value-type="string">
            <text:p>Other - NR (Not Rated)</text:p>
          </table:table-cell>
          <table:table-cell office:value-type="string">
            <text:p>Fun School - Under 8s (Europe)</text:p>
          </table:table-cell>
          <table:table-cell office:value-type="string">
            <text:p>Database Publications 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Fun School 2 - 6 to 8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Fun School 2 - 6 to 8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Fun School 2 - Over 8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Fun School 2 - Over 8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Fun School 2 - Under 6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Fun School 2 - Under 6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Fun with Number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Fun with Numbers (Europe)</text:p>
          </table:table-cell>
          <table:table-cell office:value-type="string">
            <text:p>Golem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Future Shock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Future Shock (Europe)</text:p>
          </table:table-cell>
          <table:table-cell office:value-type="string">
            <text:p>Tyne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Galactic Command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alactic Commander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Galactic Empir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Galactic Empire (Europe)</text:p>
          </table:table-cell>
          <table:table-cell office:value-type="string">
            <text:p>Gem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Galactic Firebird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Galactic Firebird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alactic Patrol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alactic Patrol (Europe)</text:p>
          </table:table-cell>
          <table:table-cell office:value-type="string">
            <text:p>Mastertronic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alactic Wipeou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alactic Wipeout (Europe)</text:p>
          </table:table-cell>
          <table:table-cell office:value-type="string">
            <text:p>RH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aladriel in Distres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aladriel in Distress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alaforc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Galaforc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alaforce 2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Galaforce 2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alaxian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Galaxians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alaxy Bird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Galaxy Birds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alaxy Raider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alaxy Raiders (Europe)</text:p>
          </table:table-cell>
          <table:table-cell office:value-type="string">
            <text:p>Vision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alaxy War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Galaxy Wars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alile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Galilee (Europe)</text:p>
          </table:table-cell>
          <table:table-cell office:value-type="string">
            <text:p>Shards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ambi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ambit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Games Galo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ames Galore (Europe)</text:p>
          </table:table-cell>
          <table:table-cell office:value-type="string">
            <text:p>Computer Concepts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Games of Logic (Europe)</text:p>
          </table:table-cell>
          <table:table-cell office:value-type="string">
            <text:p>19xx <text:s/></text:p>
          </table:table-cell>
          <table:table-cell office:value-type="string">
            <text:p>Other - NR (Not Rated)</text:p>
          </table:table-cell>
          <table:table-cell office:value-type="string">
            <text:p>Games of Logic (Europe)</text:p>
          </table:table-cell>
          <table:table-cell office:value-type="string">
            <text:p>Golem 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Garde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arden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Garden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arden, The (Europe)</text:p>
          </table:table-cell>
          <table:table-cell office:value-type="string">
            <text:p>Edu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Gate Crash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ate Crasher (Europe)</text:p>
          </table:table-cell>
          <table:table-cell office:value-type="string">
            <text:p>Quicksilva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Gateway to Karo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Gateway to Karo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ateway to the Skie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Gateway to the Skies (Europe)</text:p>
          </table:table-cell>
          <table:table-cell office:value-type="string">
            <text:p>Solar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atwick Express (Europe)</text:p>
          </table:table-cell>
          <table:table-cell office:value-type="string">
            <text:p>1986 <text:s/></text:p>
          </table:table-cell>
          <table:table-cell office:value-type="string">
            <text:p>Other - NR (Not Rated)</text:p>
          </table:table-cell>
          <table:table-cell office:value-type="string">
            <text:p>Gatwick Express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Gauntle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auntlet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enesis Project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enesis Project, The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Geoff Capes Strong Ma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eoff Capes Strong Man (Europe)</text:p>
          </table:table-cell>
          <table:table-cell office:value-type="string">
            <text:p>Martech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Geordie Racer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Geordie Racer (Europe)</text:p>
          </table:table-cell>
          <table:table-cell office:value-type="string">
            <text:p>BBC Enterprises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Ghost Hunt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host Hunter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hosts (Europe)</text:p>
          </table:table-cell>
          <table:table-cell office:value-type="string">
            <text:p>1984 <text:s/></text:p>
          </table:table-cell>
          <table:table-cell office:value-type="string">
            <text:p>Other - NR (Not Rated)</text:p>
          </table:table-cell>
          <table:table-cell office:value-type="string">
            <text:p>Ghosts (Europe)</text:p>
          </table:table-cell>
          <table:table-cell office:value-type="string">
            <text:p>A&amp;B Computing 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Ghoul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houls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Giantkiller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Giantkiller (Europe)</text:p>
          </table:table-cell>
          <table:table-cell office:value-type="string">
            <text:p>Topologik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ideon's Gambl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Gideon's Gambl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impo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impo (Europe)</text:p>
          </table:table-cell>
          <table:table-cell office:value-type="string">
            <text:p>ASB Computing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Gisburne's Castl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Gisburne's Castle (Europe)</text:p>
          </table:table-cell>
          <table:table-cell office:value-type="string">
            <text:p>Software Communication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Glider Pilot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Glider Pilot (Europe)</text:p>
          </table:table-cell>
          <table:table-cell office:value-type="string">
            <text:p>Apex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Gnome Adventu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nome Adventure (Europe)</text:p>
          </table:table-cell>
          <table:table-cell office:value-type="string">
            <text:p>Model B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nome Ranger (Europe) (Disk 1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Gnome Ranger (Europe) (Disk 1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nome Ranger (Europe) (Disk 2) (Pictur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Gnome Ranger (Europe) (Disk 2) (Pictur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o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o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Goal!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Goal!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Gobbl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Gobbler (Europe)</text:p>
          </table:table-cell>
          <table:table-cell office:value-type="string">
            <text:p>MGD Software Support Ltd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Going Place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oing Places (Europe)</text:p>
          </table:table-cell>
          <table:table-cell office:value-type="string">
            <text:p>Widgi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Gold Digg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old Digger (Europe)</text:p>
          </table:table-cell>
          <table:table-cell office:value-type="string">
            <text:p>Firebird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Gold Ru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Gold Run (Europe)</text:p>
          </table:table-cell>
          <table:table-cell office:value-type="string">
            <text:p>Macsen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Golden Figurine, The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Golden Figurine, The (Europe)</text:p>
          </table:table-cell>
          <table:table-cell office:value-type="string">
            <text:p>BFM System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Golf (Alternative Software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olf (Alternative Software)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Sports/Golf</text:p>
          </table:table-cell>
          <table:table-cell table:number-columns-repeated="1017"/>
        </table:table-row>
        <table:table-row table:style-name="ro1">
          <table:table-cell office:value-type="string">
            <text:p>Golf (Blue Ribbon)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Golf (Blue Ribbon)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Sports/Golf</text:p>
          </table:table-cell>
          <table:table-cell table:number-columns-repeated="1017"/>
        </table:table-row>
        <table:table-row table:style-name="ro1">
          <table:table-cell office:value-type="string">
            <text:p>Golf (Bug Byte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olf (Bug Byte Software)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ports/Golf</text:p>
          </table:table-cell>
          <table:table-cell table:number-columns-repeated="1017"/>
        </table:table-row>
        <table:table-row table:style-name="ro1">
          <table:table-cell office:value-type="string">
            <text:p>Golf (Yes! Software)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Golf (Yes! Software) (Europe)</text:p>
          </table:table-cell>
          <table:table-cell office:value-type="string">
            <text:p>Yes! Software</text:p>
          </table:table-cell>
          <table:table-cell/>
          <table:table-cell office:value-type="string">
            <text:p>Sports/Golf</text:p>
          </table:table-cell>
          <table:table-cell table:number-columns-repeated="1017"/>
        </table:table-row>
        <table:table-row table:style-name="ro1">
          <table:table-cell office:value-type="string">
            <text:p>Gomoku (Acornsoft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Gomoku (Acornsoft)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Gomoku (Micropower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omoku (Micropower)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Gorf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Gorf (Europe)</text:p>
          </table:table-cell>
          <table:table-cell office:value-type="string">
            <text:p>Doctor 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rabi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rabit (Europe)</text:p>
          </table:table-cell>
          <table:table-cell office:value-type="string">
            <text:p>Voyage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Graham Gooch's Test Cricket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Graham Gooch's Test Cricket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Sports/Cricket</text:p>
          </table:table-cell>
          <table:table-cell table:number-columns-repeated="1017"/>
        </table:table-row>
        <table:table-row table:style-name="ro1">
          <table:table-cell office:value-type="string">
            <text:p>Grand Prix Construction Set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Grand Prix Construction Se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Granny's Garde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Granny's Garden (Europe)</text:p>
          </table:table-cell>
          <table:table-cell office:value-type="string">
            <text:p>4Mation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Graphic Adventure Creator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Graphic Adventure Creator (Europe)</text:p>
          </table:table-cell>
          <table:table-cell office:value-type="string">
            <text:p>Incentiv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reat Britain Limited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Great Britain Limited (Europe)</text:p>
          </table:table-cell>
          <table:table-cell office:value-type="string">
            <text:p>Simon Hessel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Great Wall, Th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Great Wall, The (Europe)</text:p>
          </table:table-cell>
          <table:table-cell office:value-type="string">
            <text:p>Artic Computing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Greedy Dwarf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reedy Dwarf (Europe)</text:p>
          </table:table-cell>
          <table:table-cell office:value-type="string">
            <text:p>Goldstar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reen Beret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Green Beret (Europe)</text:p>
          </table:table-cell>
          <table:table-cell office:value-type="string">
            <text:p>Imagin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remlins - The Adventur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Gremlins - The Adventure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rid Iron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Grid Iron (Europe)</text:p>
          </table:table-cell>
          <table:table-cell office:value-type="string">
            <text:p>Top Ten</text:p>
          </table:table-cell>
          <table:table-cell/>
          <table:table-cell office:value-type="string">
            <text:p>Sports/Football</text:p>
          </table:table-cell>
          <table:table-cell table:number-columns-repeated="1017"/>
        </table:table-row>
        <table:table-row table:style-name="ro1">
          <table:table-cell office:value-type="string">
            <text:p>Gridiron 2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Gridiron 2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Sports/Football</text:p>
          </table:table-cell>
          <table:table-cell table:number-columns-repeated="1017"/>
        </table:table-row>
        <table:table-row table:style-name="ro1">
          <table:table-cell office:value-type="string">
            <text:p>Growing Pain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rowing Pains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Growing Pains of Adrian Mole, Th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Growing Pains of Adrian Mole, The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uardia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Guardian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uardian of Doomsday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Guardian of Doomsday (Europe)</text:p>
          </table:table-cell>
          <table:table-cell office:value-type="string">
            <text:p>Quest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Gulp!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ulp! (Europe)</text:p>
          </table:table-cell>
          <table:table-cell office:value-type="string">
            <text:p>Peak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Gunfight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unfighter (Europe)</text:p>
          </table:table-cell>
          <table:table-cell office:value-type="string">
            <text:p>Atlanti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Guns of Navarone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Guns of Navarone, The (Europe)</text:p>
          </table:table-cell>
          <table:table-cell office:value-type="string">
            <text:p>DACC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Gunsmok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Gunsmoke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Guy in the Hat, Th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Guy in the Hat, The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Gyroscop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Gyroscope (Europe)</text:p>
          </table:table-cell>
          <table:table-cell office:value-type="string">
            <text:p>Melbourne Hous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acker 2000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acker 2000 (Europe)</text:p>
          </table:table-cell>
          <table:table-cell office:value-type="string">
            <text:p>Micrograf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Hacker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Hacker, The (Europe)</text:p>
          </table:table-cell>
          <table:table-cell office:value-type="string">
            <text:p>Firebird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Hangdroid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Hangdroid (Europe)</text:p>
          </table:table-cell>
          <table:table-cell office:value-type="string">
            <text:p>Micromod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Hangman (Blue Ribbon)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Hangman (Blue Ribbon)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Hangma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Hangman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Hangman (IJK Software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Hangman (IJK Software)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Hangman (Sigma Soft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angman (Sigma Soft) (Europe)</text:p>
          </table:table-cell>
          <table:table-cell office:value-type="string">
            <text:p>Sigma Sof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Happy Number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Happy Numbers (Europe)</text:p>
          </table:table-cell>
          <table:table-cell office:value-type="string">
            <text:p>Bourne Educational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Hard Hat Harry (Europe) (Unl)</text:p>
          </table:table-cell>
          <table:table-cell office:value-type="float" office:value="2011">
            <text:p>2011</text:p>
          </table:table-cell>
          <table:table-cell office:value-type="string">
            <text:p>Other - NR (Not Rated)</text:p>
          </table:table-cell>
          <table:table-cell office:value-type="string">
            <text:p>Hard Hat Harry (Europe) (Unl)</text:p>
          </table:table-cell>
          <table:table-cell office:value-type="string">
            <text:p>Retro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Hard Hat Harry 2 (Europe) (Unl)</text:p>
          </table:table-cell>
          <table:table-cell office:value-type="float" office:value="2012">
            <text:p>2012</text:p>
          </table:table-cell>
          <table:table-cell office:value-type="string">
            <text:p>Other - NR (Not Rated)</text:p>
          </table:table-cell>
          <table:table-cell office:value-type="string">
            <text:p>Hard Hat Harry 2 (Europe) (Unl)</text:p>
          </table:table-cell>
          <table:table-cell office:value-type="string">
            <text:p>Retro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Harerais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Hareraiser (Europe)</text:p>
          </table:table-cell>
          <table:table-cell office:value-type="string">
            <text:p>Haresof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Harlequin (Europe)</text:p>
          </table:table-cell>
          <table:table-cell office:value-type="string">
            <text:p>198x <text:s/></text:p>
          </table:table-cell>
          <table:table-cell office:value-type="string">
            <text:p>Other - NR (Not Rated)</text:p>
          </table:table-cell>
          <table:table-cell office:value-type="string">
            <text:p>Harlequin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Harvey Headbange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Harvey Headbanger (Europe)</text:p>
          </table:table-cell>
          <table:table-cell office:value-type="string">
            <text:p>Firebird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atrace Gam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Hatrace Game (Europe)</text:p>
          </table:table-cell>
          <table:table-cell office:value-type="string">
            <text:p>Beebug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Haunted Abbey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aunted Abbey, The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Head Coach Delux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Head Coach Deluxe (Europe)</text:p>
          </table:table-cell>
          <table:table-cell office:value-type="string">
            <text:p>Coda</text:p>
          </table:table-cell>
          <table:table-cell/>
          <table:table-cell office:value-type="string">
            <text:p>Sports/Football</text:p>
          </table:table-cell>
          <table:table-cell table:number-columns-repeated="1017"/>
        </table:table-row>
        <table:table-row table:style-name="ro1">
          <table:table-cell office:value-type="string">
            <text:p>Heathrow ATC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eathrow ATC (Europe)</text:p>
          </table:table-cell>
          <table:table-cell office:value-type="string">
            <text:p>Hewson Consultant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Hedgehog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Hedgehog (Europe)</text:p>
          </table:table-cell>
          <table:table-cell office:value-type="string">
            <text:p>Beebug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eist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Heist (Europe)</text:p>
          </table:table-cell>
          <table:table-cell office:value-type="string">
            <text:p>Softspo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Hell-Hol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ell-Hole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elldriv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Helldriver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Hellforc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Hellforce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Helter Skelter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Helter Skelter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ercule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Hercules (Europe)</text:p>
          </table:table-cell>
          <table:table-cell office:value-type="string">
            <text:p>Alpha Omega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Hex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Hex (Europe)</text:p>
          </table:table-cell>
          <table:table-cell office:value-type="string">
            <text:p>Lar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Hexagram of Trutania Valley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Hexagram of Trutania Valley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Hi-Q Quiz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Hi-Q Quiz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Hide and Seek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ide and Seek (Europe)</text:p>
          </table:table-cell>
          <table:table-cell office:value-type="string">
            <text:p>Applied System Knowledg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High Bouncer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igh Bouncers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igh Noo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igh Noon (Europe)</text:p>
          </table:table-cell>
          <table:table-cell office:value-type="string">
            <text:p>Stack Computer Servic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igh Rise Horro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igh Rise Horror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History of Micro User Games Volume 1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History of Micro User Games Volume 1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History Quiz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History Quiz (Europe)</text:p>
          </table:table-cell>
          <table:table-cell office:value-type="string">
            <text:p>Command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Hitch Hiker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Hitch Hiker (Europe)</text:p>
          </table:table-cell>
          <table:table-cell office:value-type="string">
            <text:p>Computer Concept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Hobbit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Hobbit, The (Europe)</text:p>
          </table:table-cell>
          <table:table-cell office:value-type="string">
            <text:p>Melbourne Hous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Hobbit, The (Europe) (Enhanced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Hobbit, The (Europe) (Enhanced)</text:p>
          </table:table-cell>
          <table:table-cell office:value-type="string">
            <text:p>Melbourne Hous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Hobgoblin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Hobgoblin (Europe)</text:p>
          </table:table-cell>
          <table:table-cell office:value-type="string">
            <text:p>Atlanti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obgoblin II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Hobgoblin II (Europe)</text:p>
          </table:table-cell>
          <table:table-cell office:value-type="string">
            <text:p>Atlanti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ockey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Hockey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ports/Hockey</text:p>
          </table:table-cell>
          <table:table-cell table:number-columns-repeated="1017"/>
        </table:table-row>
        <table:table-row table:style-name="ro1">
          <table:table-cell office:value-type="string">
            <text:p>Holed Out - Cone Links &amp; Pine Isles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Holed Out - Cone Links &amp; Pine Isles (Europe)</text:p>
          </table:table-cell>
          <table:table-cell office:value-type="string">
            <text:p>Fourth Dimension</text:p>
          </table:table-cell>
          <table:table-cell/>
          <table:table-cell office:value-type="string">
            <text:p>Sports/Golf</text:p>
          </table:table-cell>
          <table:table-cell table:number-columns-repeated="1017"/>
        </table:table-row>
        <table:table-row table:style-name="ro1">
          <table:table-cell office:value-type="string">
            <text:p>Holed Out - Dune Royal &amp; Owlet Wood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Holed Out - Dune Royal &amp; Owlet Wood (Europe)</text:p>
          </table:table-cell>
          <table:table-cell office:value-type="string">
            <text:p>Fourth Dimension</text:p>
          </table:table-cell>
          <table:table-cell/>
          <table:table-cell office:value-type="string">
            <text:p>Sports/Golf</text:p>
          </table:table-cell>
          <table:table-cell table:number-columns-repeated="1017"/>
        </table:table-row>
        <table:table-row table:style-name="ro1">
          <table:table-cell office:value-type="string">
            <text:p>Holed Out - Glen Aigre &amp; Eagle Park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Holed Out - Glen Aigre &amp; Eagle Park (Europe)</text:p>
          </table:table-cell>
          <table:table-cell office:value-type="string">
            <text:p>Fourth Dimension</text:p>
          </table:table-cell>
          <table:table-cell/>
          <table:table-cell office:value-type="string">
            <text:p>Sports/Golf</text:p>
          </table:table-cell>
          <table:table-cell table:number-columns-repeated="1017"/>
        </table:table-row>
        <table:table-row table:style-name="ro1">
          <table:table-cell office:value-type="string">
            <text:p>Holy Horror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oly Horrors (Europe)</text:p>
          </table:table-cell>
          <table:table-cell office:value-type="string">
            <text:p>Romik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Honest Jo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Honest Joe (Europe)</text:p>
          </table:table-cell>
          <table:table-cell office:value-type="string">
            <text:p>Beebug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Honey Logo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Honey Logo (Europe)</text:p>
          </table:table-cell>
          <table:table-cell office:value-type="string">
            <text:p>Glentop Publishers Ltd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Honeybug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Honeybug (Europe)</text:p>
          </table:table-cell>
          <table:table-cell office:value-type="string">
            <text:p>Silverlind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opp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Hopper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orror Castl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Horror Castle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Horse Lord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orse Lord, The (Europe)</text:p>
          </table:table-cell>
          <table:table-cell office:value-type="string">
            <text:p>Century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orse Rac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Horse Race (Europe)</text:p>
          </table:table-cell>
          <table:table-cell office:value-type="string">
            <text:p>Dynabyte</text:p>
          </table:table-cell>
          <table:table-cell/>
          <table:table-cell office:value-type="string">
            <text:p>Sports/Horse Racing</text:p>
          </table:table-cell>
          <table:table-cell table:number-columns-repeated="1017"/>
        </table:table-row>
        <table:table-row table:style-name="ro1">
          <table:table-cell office:value-type="string">
            <text:p>Hostages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Hostages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ouse of Horror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ouse of Horrors (Europe)</text:p>
          </table:table-cell>
          <table:table-cell office:value-type="string">
            <text:p>Kayess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Howsza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Howszat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Sports/Cricket</text:p>
          </table:table-cell>
          <table:table-cell table:number-columns-repeated="1017"/>
        </table:table-row>
        <table:table-row table:style-name="ro1">
          <table:table-cell office:value-type="string">
            <text:p>Huber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ubert (Europe)</text:p>
          </table:table-cell>
          <table:table-cell office:value-type="string">
            <text:p>Vision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umphre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Humphrey (Europe)</text:p>
          </table:table-cell>
          <table:table-cell office:value-type="string">
            <text:p>Mr. Micro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unchback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unchback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Hunkidory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Hunkidory (Europe)</text:p>
          </table:table-cell>
          <table:table-cell office:value-type="string">
            <text:p>Bug Byt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Hunkie Egg (Europe) (Unl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Hunkie Egg (Europe) (Unl)</text:p>
          </table:table-cell>
          <table:table-cell office:value-type="string">
            <text:p>Gordon J. Key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Hunt, Th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Hunt, The (Europe)</text:p>
          </table:table-cell>
          <table:table-cell office:value-type="string">
            <text:p>Robico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Hyper Sport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Hyper Sports (Europe)</text:p>
          </table:table-cell>
          <table:table-cell office:value-type="string">
            <text:p>Imagine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Hyper Viper (Europe) (Unl)</text:p>
          </table:table-cell>
          <table:table-cell office:value-type="float" office:value="2011">
            <text:p>2011</text:p>
          </table:table-cell>
          <table:table-cell office:value-type="string">
            <text:p>Other - NR (Not Rated)</text:p>
          </table:table-cell>
          <table:table-cell office:value-type="string">
            <text:p>Hyper Viper (Europe) (Unl)</text:p>
          </table:table-cell>
          <table:table-cell office:value-type="string">
            <text:p>Retro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Hyperball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Hyperball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Breakout</text:p>
          </table:table-cell>
          <table:table-cell table:number-columns-repeated="1017"/>
        </table:table-row>
        <table:table-row table:style-name="ro1">
          <table:table-cell office:value-type="string">
            <text:p>Hyperdriv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Hyperdrive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Ian Botham's Test Match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Ian Botham's Test Match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ports/Cricket</text:p>
          </table:table-cell>
          <table:table-cell table:number-columns-repeated="1017"/>
        </table:table-row>
        <table:table-row table:style-name="ro1">
          <table:table-cell office:value-type="string">
            <text:p>Icarus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Icarus (Europe)</text:p>
          </table:table-cell>
          <table:table-cell office:value-type="string">
            <text:p>Mandari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Identiki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Identikit (Europe)</text:p>
          </table:table-cell>
          <table:table-cell office:value-type="string">
            <text:p>Stell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Imogen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Imogen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Impact!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Impact!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Breakout</text:p>
          </table:table-cell>
          <table:table-cell table:number-columns-repeated="1017"/>
        </table:table-row>
        <table:table-row table:style-name="ro1">
          <table:table-cell office:value-type="string">
            <text:p>Impossible Missio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Impossible Mission (Europe)</text:p>
          </table:table-cell>
          <table:table-cell office:value-type="string">
            <text:p>Epyx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In Search of Atahaulpa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In Search of Atahaulpa (Europe)</text:p>
          </table:table-cell>
          <table:table-cell office:value-type="string">
            <text:p>Le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Indoor Soccer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Indoor Soccer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Indoor Sports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Indoor Sports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Inertia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Inertia (Europe)</text:p>
          </table:table-cell>
          <table:table-cell office:value-type="string">
            <text:p>Fourth Dimensi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Infinity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Infinity (Europe)</text:p>
          </table:table-cell>
          <table:table-cell office:value-type="string">
            <text:p>White Panth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Ingrid's Back!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Ingrid's Back!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Inheritanc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Inheritance (Europe)</text:p>
          </table:table-cell>
          <table:table-cell office:value-type="string">
            <text:p>Simon Hessel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Inner Spac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Inner Space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Inter City, The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Inter City, The (Europe)</text:p>
          </table:table-cell>
          <table:table-cell office:value-type="string">
            <text:p>Steam Railway Simulation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Intergalactic Trading Game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Intergalactic Trading Game, The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International Megasport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International Megasports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Into the Unknown (Europe)</text:p>
          </table:table-cell>
          <table:table-cell office:value-type="string">
            <text:p>1984 <text:s/></text:p>
          </table:table-cell>
          <table:table-cell office:value-type="string">
            <text:p>Other - NR (Not Rated)</text:p>
          </table:table-cell>
          <table:table-cell office:value-type="string">
            <text:p>Into the Unknown (Europe)</text:p>
          </table:table-cell>
          <table:table-cell office:value-type="string">
            <text:p>Tressell Publications 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Inu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Inu (Europe)</text:p>
          </table:table-cell>
          <table:table-cell office:value-type="string">
            <text:p>MRJ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Island Adventur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Island Adventure (Europe)</text:p>
          </table:table-cell>
          <table:table-cell office:value-type="string">
            <text:p>Glengary 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Island of Xaa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Island of Xaan (Europe)</text:p>
          </table:table-cell>
          <table:table-cell office:value-type="string">
            <text:p>Robico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Islandia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Islandia (Europe)</text:p>
          </table:table-cell>
          <table:table-cell office:value-type="string">
            <text:p>Red Shift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It's Magic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It's Magic (Europe)</text:p>
          </table:table-cell>
          <table:table-cell office:value-type="string">
            <text:p>Central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J.R.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J.R. (Europe)</text:p>
          </table:table-cell>
          <table:table-cell office:value-type="string">
            <text:p>Software for All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Jack and the Beanstalk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Jack and the Beanstalk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Jack Attack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Jack Attack (Europe)</text:p>
          </table:table-cell>
          <table:table-cell office:value-type="string">
            <text:p>Bug Byt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James Bond 007 - The Living Daylights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James Bond 007 - The Living Daylights (Europe)</text:p>
          </table:table-cell>
          <table:table-cell office:value-type="string">
            <text:p>Domark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JBiPlane (Europe) (Unl)</text:p>
          </table:table-cell>
          <table:table-cell office:value-type="float" office:value="2015">
            <text:p>2015</text:p>
          </table:table-cell>
          <table:table-cell office:value-type="string">
            <text:p>Other - NR (Not Rated)</text:p>
          </table:table-cell>
          <table:table-cell office:value-type="string">
            <text:p>JBiPlane (Europe) (Unl)</text:p>
          </table:table-cell>
          <table:table-cell office:value-type="string">
            <text:p>Retro Software</text:p>
          </table:table-cell>
          <table:table-cell/>
          <table:table-cell office:value-type="string">
            <text:p>Flying</text:p>
          </table:table-cell>
          <table:table-cell table:number-columns-repeated="1017"/>
        </table:table-row>
        <table:table-row table:style-name="ro1">
          <table:table-cell office:value-type="string">
            <text:p>JCB Digg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JCB Digger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Jeremy Goes Jumping (Europe) (Proto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Jeremy Goes Jumping (Europe) (Proto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Jet Boa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Jet Boat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Water</text:p>
          </table:table-cell>
          <table:table-cell table:number-columns-repeated="1017"/>
        </table:table-row>
        <table:table-row table:style-name="ro1">
          <table:table-cell office:value-type="string">
            <text:p>Jet Boot Jack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Jet Boot Jack (Europe)</text:p>
          </table:table-cell>
          <table:table-cell office:value-type="string">
            <text:p>English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Jet Power Jack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Jet Power Jack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Jet Set Miner (Europe) (Unl)</text:p>
          </table:table-cell>
          <table:table-cell office:value-type="float" office:value="2009">
            <text:p>2009</text:p>
          </table:table-cell>
          <table:table-cell office:value-type="string">
            <text:p>Other - NR (Not Rated)</text:p>
          </table:table-cell>
          <table:table-cell office:value-type="string">
            <text:p>Jet Set Miner (Europe) (Unl)</text:p>
          </table:table-cell>
          <table:table-cell office:value-type="string">
            <text:p>Retro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Jet-Pac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Jet-Pac (Europe)</text:p>
          </table:table-cell>
          <table:table-cell office:value-type="string">
            <text:p>ACG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Jetset Willy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Jetset Willy (Europe)</text:p>
          </table:table-cell>
          <table:table-cell office:value-type="string">
            <text:p>Tyne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Jetset Willy II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Jetset Willy II (Europe)</text:p>
          </table:table-cell>
          <table:table-cell office:value-type="string">
            <text:p>Tyne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Jigsaw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Jigsaw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Joe Blade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Joe Blade (Europe)</text:p>
          </table:table-cell>
          <table:table-cell office:value-type="string">
            <text:p>Player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Joe Blade 2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Joe Blade 2 (Europe)</text:p>
          </table:table-cell>
          <table:table-cell office:value-type="string">
            <text:p>Player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Joey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Joey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Johnny Reb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Johnny Reb (Europe)</text:p>
          </table:table-cell>
          <table:table-cell office:value-type="string">
            <text:p>M.C. Lothlorien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Joust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Jouster (Europe)</text:p>
          </table:table-cell>
          <table:table-cell office:value-type="string">
            <text:p>West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JSnake (Europe) (Unl)</text:p>
          </table:table-cell>
          <table:table-cell office:value-type="float" office:value="2013">
            <text:p>2013</text:p>
          </table:table-cell>
          <table:table-cell office:value-type="string">
            <text:p>Other - NR (Not Rated)</text:p>
          </table:table-cell>
          <table:table-cell office:value-type="string">
            <text:p>JSnake (Europe) (Unl)</text:p>
          </table:table-cell>
          <table:table-cell office:value-type="string">
            <text:p>Retro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Juggle Puzzl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Juggle Puzzle (Europe)</text:p>
          </table:table-cell>
          <table:table-cell office:value-type="string">
            <text:p>Applied System Knowledg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Jumbo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Jumbo (Europe)</text:p>
          </table:table-cell>
          <table:table-cell office:value-type="string">
            <text:p>Molimerx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Jump Je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Jump Jet (Europe)</text:p>
          </table:table-cell>
          <table:table-cell office:value-type="string">
            <text:p>Doctor Soft</text:p>
          </table:table-cell>
          <table:table-cell/>
          <table:table-cell office:value-type="string">
            <text:p>Flying</text:p>
          </table:table-cell>
          <table:table-cell table:number-columns-repeated="1017"/>
        </table:table-row>
        <table:table-row table:style-name="ro1">
          <table:table-cell office:value-type="string">
            <text:p>Jungle Jiv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Jungle Jive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Junior Maths Pack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Junior Maths Pack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Junior Maths Part 1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Junior Maths Part 1 (Europe)</text:p>
          </table:table-cell>
          <table:table-cell office:value-type="string">
            <text:p>Tyne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Junior Maths Part 2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Junior Maths Part 2 (Europe)</text:p>
          </table:table-cell>
          <table:table-cell office:value-type="string">
            <text:p>Tyne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Kamikaz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Kamikaze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Kan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Kane (Europe)</text:p>
          </table:table-cell>
          <table:table-cell office:value-type="string">
            <text:p>Mastertronic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Karate Comba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Karate Comba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Beat-'Em-Up</text:p>
          </table:table-cell>
          <table:table-cell table:number-columns-repeated="1017"/>
        </table:table-row>
        <table:table-row table:style-name="ro1">
          <table:table-cell office:value-type="string">
            <text:p>Karl's Caver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Karl's Cavern (Europe)</text:p>
          </table:table-cell>
          <table:table-cell office:value-type="string">
            <text:p>Software Project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Katakomb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Katakombs (Europe)</text:p>
          </table:table-cell>
          <table:table-cell office:value-type="string">
            <text:p>Golem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Kensingto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Kensington (Europe)</text:p>
          </table:table-cell>
          <table:table-cell office:value-type="string">
            <text:p>Leisure Genius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Ket Trilogy, Th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Ket Trilogy, The (Europe)</text:p>
          </table:table-cell>
          <table:table-cell office:value-type="string">
            <text:p>Incentiv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Killaped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Killapede (Europe)</text:p>
          </table:table-cell>
          <table:table-cell office:value-type="string">
            <text:p>Player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Killer Gorilla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Killer Gorilla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Killer Gorilla - Killa the Upgrad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Killer Gorilla - Killa the Upgrade (Europe)</text:p>
          </table:table-cell>
          <table:table-cell office:value-type="string">
            <text:p>Bit Twiddler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Killer Gorilla 2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Killer Gorilla 2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Killing of Kayleth, Th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Killing of Kayleth, The (Europe)</text:p>
          </table:table-cell>
          <table:table-cell office:value-type="string">
            <text:p>U.S. Gold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King of the Castl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King of the Castle (Europe)</text:p>
          </table:table-cell>
          <table:table-cell office:value-type="string">
            <text:p>MacMillen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Kingdom of Hami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Kingdom of Hamil (Europe)</text:p>
          </table:table-cell>
          <table:table-cell office:value-type="string">
            <text:p>Topologik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Kingdom of Klein, The - Epic Adventure 3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Kingdom of Klein, The - Epic Adventure 3 (Europe)</text:p>
          </table:table-cell>
          <table:table-cell office:value-type="string">
            <text:p>Epic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Kings Cross Traffic Control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Kings Cross Traffic Control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Kissin' Kousin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Kissin' Kousins (Europe)</text:p>
          </table:table-cell>
          <table:table-cell office:value-type="string">
            <text:p>English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KIX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KIX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Klax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Klax (Europe)</text:p>
          </table:table-cell>
          <table:table-cell office:value-type="string">
            <text:p>Atari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Knight Lo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Knight Lore (Europe)</text:p>
          </table:table-cell>
          <table:table-cell office:value-type="string">
            <text:p>Ultima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Kourtyard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Kourtyard (Europe)</text:p>
          </table:table-cell>
          <table:table-cell office:value-type="string">
            <text:p>Go-Dax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Krakout!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Krakout! (Europe)</text:p>
          </table:table-cell>
          <table:table-cell office:value-type="string">
            <text:p>Gremlin Graphics</text:p>
          </table:table-cell>
          <table:table-cell/>
          <table:table-cell office:value-type="string">
            <text:p>Breakout</text:p>
          </table:table-cell>
          <table:table-cell table:number-columns-repeated="1017"/>
        </table:table-row>
        <table:table-row table:style-name="ro1">
          <table:table-cell office:value-type="string">
            <text:p>Krazy Joh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Krazy John (Europe)</text:p>
          </table:table-cell>
          <table:table-cell office:value-type="string">
            <text:p>Kaj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Kremlin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Kremlin, The (Europe)</text:p>
          </table:table-cell>
          <table:table-cell office:value-type="string">
            <text:p>Doctor Soft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Labyrinth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Labyrinth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Labyrinths of LaCos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Labyrinths of LaCoshe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Ladder Maz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adder Maz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Lancelot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Lancelot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Land of Tezrel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Land of Tezrel (Europe)</text:p>
          </table:table-cell>
          <table:table-cell office:value-type="string">
            <text:p>Omen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Landfall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andfall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Las Vega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as Vegas (Europe)</text:p>
          </table:table-cell>
          <table:table-cell office:value-type="string">
            <text:p>RH Software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Laser Command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Laser Command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Laser Letter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Laser Letters (Europe)</text:p>
          </table:table-cell>
          <table:table-cell office:value-type="string">
            <text:p>Shards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Laser Reflex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Laser Reflex (Europe)</text:p>
          </table:table-cell>
          <table:table-cell office:value-type="string">
            <text:p>Talent Computer System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Last Days of Doom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Last Days of Doom (Europe)</text:p>
          </table:table-cell>
          <table:table-cell office:value-type="string">
            <text:p>Topologik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Last Ninja 2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Last Ninja 2, Th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Beat-'Em-Up</text:p>
          </table:table-cell>
          <table:table-cell table:number-columns-repeated="1017"/>
        </table:table-row>
        <table:table-row table:style-name="ro1">
          <table:table-cell office:value-type="string">
            <text:p>Last Ninja, The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Last Ninja, Th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Beat-'Em-Up</text:p>
          </table:table-cell>
          <table:table-cell table:number-columns-repeated="1017"/>
        </table:table-row>
        <table:table-row table:style-name="ro1">
          <table:table-cell office:value-type="string">
            <text:p>Last of the Fre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Last of the Free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Lazer Cycl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Lazer Cycle (Europe)</text:p>
          </table:table-cell>
          <table:table-cell office:value-type="string">
            <text:p>System 3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LazerChess (Europe) (Unl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LazerChess (Europe) (Unl)</text:p>
          </table:table-cell>
          <table:table-cell office:value-type="string">
            <text:p>A. Sihera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League Challeg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League Challege (Europe)</text:p>
          </table:table-cell>
          <table:table-cell office:value-type="string">
            <text:p>Atlantis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Leap Frog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Leap Frog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Ledgema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Ledgeman (Europe)</text:p>
          </table:table-cell>
          <table:table-cell office:value-type="string">
            <text:p>Software Project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Legion Adventur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egion Adventure (Europe)</text:p>
          </table:table-cell>
          <table:table-cell office:value-type="string">
            <text:p>Software Project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Lemming Syndrom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emming Syndrome (Europe)</text:p>
          </table:table-cell>
          <table:table-cell office:value-type="string">
            <text:p>Dyna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Lester Leaps In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Lester Leaps In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Liberato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iberator (Europe)</text:p>
          </table:table-cell>
          <table:table-cell office:value-type="string">
            <text:p>Gemini Game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License to Kill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License to Kill (Europe)</text:p>
          </table:table-cell>
          <table:table-cell office:value-type="string">
            <text:p>Domark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Lickey Rout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Lickey Route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Light Cycl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ight Cycle (Europe)</text:p>
          </table:table-cell>
          <table:table-cell office:value-type="string">
            <text:p>PSS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Light Cycle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ight Cycles (Europe)</text:p>
          </table:table-cell>
          <table:table-cell office:value-type="string">
            <text:p>Paean System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Lime Street Traffic Control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Lime Street Traffic Control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Little Red Riding Hood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Little Red Riding Hood (Europe)</text:p>
          </table:table-cell>
          <table:table-cell office:value-type="string">
            <text:p>Selective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Locks of Luck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ocks of Luck (Europe)</text:p>
          </table:table-cell>
          <table:table-cell office:value-type="string">
            <text:p>Magu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Loco Motion!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Loco Motion! (Europe)</text:p>
          </table:table-cell>
          <table:table-cell office:value-type="string">
            <text:p>BBC 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Loderunne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Loderunner (Europe)</text:p>
          </table:table-cell>
          <table:table-cell office:value-type="string">
            <text:p>Broderbund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Lollipop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Lollipops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Look and Read - Geordie Racer (Europe)</text:p>
          </table:table-cell>
          <table:table-cell office:value-type="string">
            <text:p>19xx <text:s/></text:p>
          </table:table-cell>
          <table:table-cell office:value-type="string">
            <text:p>Other - NR (Not Rated)</text:p>
          </table:table-cell>
          <table:table-cell office:value-type="string">
            <text:p>Look and Read - Geordie Racer (Europe)</text:p>
          </table:table-cell>
          <table:table-cell office:value-type="string">
            <text:p>BITD 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Looney Lift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ooney Lift (Europe)</text:p>
          </table:table-cell>
          <table:table-cell office:value-type="string">
            <text:p>H&amp;H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Looney Loco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Looney Loco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Loopz (Europe)</text:p>
          </table:table-cell>
          <table:table-cell office:value-type="float" office:value="1991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Loopz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Lord of the Ring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Lord of the Rings (Europe)</text:p>
          </table:table-cell>
          <table:table-cell office:value-type="string">
            <text:p>Melbourne Hous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Lords of Tim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Lords of Time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Lost Cit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ost City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Lost Crystal, The - Epic Adventure 5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Lost Crystal, The - Epic Adventure 5 (Europe)</text:p>
          </table:table-cell>
          <table:table-cell office:value-type="string">
            <text:p>Epic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Lost in Spac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Lost in Space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Ludo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Ludo (Europe)</text:p>
          </table:table-cell>
          <table:table-cell office:value-type="string">
            <text:p>Statasoft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Lunar Jetma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Lunar Jetman (Europe)</text:p>
          </table:table-cell>
          <table:table-cell office:value-type="string">
            <text:p>Ultima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Lunar Lander (A&amp;F Software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unar Lander (A&amp;F Software)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Lunar Lander (MRM Software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unar Lander (MRM Software)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Lunar Rescu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Lunar Rescue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ad Bomber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ad Bomber, The (Europe)</text:p>
          </table:table-cell>
          <table:table-cell office:value-type="string">
            <text:p>Stack Computer Servic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ad Mont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ad Monty (Europe)</text:p>
          </table:table-cell>
          <table:table-cell office:value-type="string">
            <text:p>Screenplay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Mad Painter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d Painter, The (Europe)</text:p>
          </table:table-cell>
          <table:table-cell office:value-type="string">
            <text:p>Jack and Jill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agic Adventure #1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agic Adventure #1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agic Ee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gic Eel (Europe)</text:p>
          </table:table-cell>
          <table:table-cell office:value-type="string">
            <text:p>Beebug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Magic Mushroom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Magic Mushroom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Magic Sword, Th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agic Sword, The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agnetic Moon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Magnetic Moon (Europe)</text:p>
          </table:table-cell>
          <table:table-cell office:value-type="string">
            <text:p>ELK Adventure Club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ain-Lin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Main-Line (Europe)</text:p>
          </table:table-cell>
          <table:table-cell office:value-type="string">
            <text:p>CSL Microdata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Mallory Mano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allory Manor (Europe)</text:p>
          </table:table-cell>
          <table:table-cell office:value-type="string">
            <text:p>Micro Primer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anag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nage (Europe)</text:p>
          </table:table-cell>
          <table:table-cell office:value-type="string">
            <text:p>CCS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Mango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Mango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Maniac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aniac (Europe)</text:p>
          </table:table-cell>
          <table:table-cell office:value-type="string">
            <text:p>Partis 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anic Min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anic Miner (Europe)</text:p>
          </table:table-cell>
          <table:table-cell office:value-type="string">
            <text:p>Software Project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Manic Mol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nic Mole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Map Rall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ap Rally (Europe)</text:p>
          </table:table-cell>
          <table:table-cell office:value-type="string">
            <text:p>Bourne Educational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Martian Attack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artian Attack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artian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rtians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Ball &amp; Paddle</text:p>
          </table:table-cell>
          <table:table-cell table:number-columns-repeated="1017"/>
        </table:table-row>
        <table:table-row table:style-name="ro1">
          <table:table-cell office:value-type="string">
            <text:p>Master Break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ster Break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Master Cutl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aster Cutler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Masterbrain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Masterbrain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Mastermind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Mastermind (Europe)</text:p>
          </table:table-cell>
          <table:table-cell office:value-type="string">
            <text:p>Logic Systems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Mastermind Quizmast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astermind Quizmaster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Masters of the Univers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sters of the Universe (Europe)</text:p>
          </table:table-cell>
          <table:table-cell office:value-type="string">
            <text:p>U.S. Gold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asterSp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sterSpy (Europe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Match Day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Match Day (Europe)</text:p>
          </table:table-cell>
          <table:table-cell office:value-type="string">
            <text:p>Ocean Software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Maths Invader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Maths Invaders (Europe)</text:p>
          </table:table-cell>
          <table:table-cell office:value-type="string">
            <text:p>Stell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Mayda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yday (Europe)</text:p>
          </table:table-cell>
          <table:table-cell office:value-type="string">
            <text:p>Bevan Technology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az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aze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Maze in Space, A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aze in Space, A (Europe)</text:p>
          </table:table-cell>
          <table:table-cell office:value-type="string">
            <text:p>Opus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aze Invader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ze Invaders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Maze Ma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ze Man (Europe)</text:p>
          </table:table-cell>
          <table:table-cell office:value-type="string">
            <text:p>CJE Micro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Maze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aze, The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azezaM (Europe) (Unl)</text:p>
          </table:table-cell>
          <table:table-cell office:value-type="float" office:value="2012">
            <text:p>2012</text:p>
          </table:table-cell>
          <table:table-cell office:value-type="string">
            <text:p>Other - NR (Not Rated)</text:p>
          </table:table-cell>
          <table:table-cell office:value-type="string">
            <text:p>MazezaM (Europe) (Unl)</text:p>
          </table:table-cell>
          <table:table-cell office:value-type="string">
            <text:p>Retro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Mega Apocalypse (Europe) (Proto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Mega Apocalypse (Europe) (Proto)</text:p>
          </table:table-cell>
          <table:table-cell office:value-type="string">
            <text:p>Martech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ega Forc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Mega Force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ega Rok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Mega Rok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endips Ston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endips Stone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Merry Xmas Santa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erry Xmas Santa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Meteor Missio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eteor Mission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eteor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Meteor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exico 86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Mexico 86 (Europe)</text:p>
          </table:table-cell>
          <table:table-cell office:value-type="string">
            <text:p>Qual-Soft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Micro Derb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icro Derby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ports/Horse Racing</text:p>
          </table:table-cell>
          <table:table-cell table:number-columns-repeated="1017"/>
        </table:table-row>
        <table:table-row table:style-name="ro1">
          <table:table-cell office:value-type="string">
            <text:p>Micro Olympic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icro Olympics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Microball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icroball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Pinball</text:p>
          </table:table-cell>
          <table:table-cell table:number-columns-repeated="1017"/>
        </table:table-row>
        <table:table-row table:style-name="ro1">
          <table:table-cell office:value-type="string">
            <text:p>Microb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icrobe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icrocosm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icrocosm (Europe)</text:p>
          </table:table-cell>
          <table:table-cell office:value-type="string">
            <text:p>Firebird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MicroQuest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icroQuest (Europe)</text:p>
          </table:table-cell>
          <table:table-cell office:value-type="string">
            <text:p>Glengary 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id-Day Scot, Th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id-Day Scot, The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Midway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Midway (Europe)</text:p>
          </table:table-cell>
          <table:table-cell office:value-type="string">
            <text:p>Design People 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Miki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ikie (Europe)</text:p>
          </table:table-cell>
          <table:table-cell office:value-type="string">
            <text:p>Imagin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illepede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illepede (Europe) (Unl)</text:p>
          </table:table-cell>
          <table:table-cell office:value-type="string">
            <text:p>Shingo Sigura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illionair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illionaire (Europe)</text:p>
          </table:table-cell>
          <table:table-cell office:value-type="string">
            <text:p>Incentive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MindBend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indBender (Europe)</text:p>
          </table:table-cell>
          <table:table-cell office:value-type="string">
            <text:p>BeeBug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Mine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ine, The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ined Ou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ined Out (Europe)</text:p>
          </table:table-cell>
          <table:table-cell office:value-type="string">
            <text:p>Quicksilva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Minefield (Europe)</text:p>
          </table:table-cell>
          <table:table-cell office:value-type="string">
            <text:p>19xx <text:s/></text:p>
          </table:table-cell>
          <table:table-cell office:value-type="string">
            <text:p>Other - NR (Not Rated)</text:p>
          </table:table-cell>
          <table:table-cell office:value-type="string">
            <text:p>Minefield (Europe)</text:p>
          </table:table-cell>
          <table:table-cell office:value-type="string">
            <text:p>Graphic Research 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Mineshaf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ineshaft (Europe)</text:p>
          </table:table-cell>
          <table:table-cell office:value-type="string">
            <text:p>Durell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Mirror of Khoronz (Europe) (Proto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irror of Khoronz (Europe) (Proto)</text:p>
          </table:table-cell>
          <table:table-cell office:value-type="string">
            <text:p>DL Haslam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issile Attack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issile Attack (Europe)</text:p>
          </table:table-cell>
          <table:table-cell office:value-type="string">
            <text:p>Doctor 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issile Bas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Missile Base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issile Control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issile Control (Europe)</text:p>
          </table:table-cell>
          <table:table-cell office:value-type="string">
            <text:p>Gemini Game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issile Jamm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issile Jammer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issile Strik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issile Strik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issio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ission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ission - XP2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ission - XP2 (Europe)</text:p>
          </table:table-cell>
          <table:table-cell office:value-type="string">
            <text:p>Holl-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ister Freez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Mister Freeze (Europe)</text:p>
          </table:table-cell>
          <table:table-cell office:value-type="string">
            <text:p>Firebird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Mixed Grill March (Europe) (Unl)</text:p>
          </table:table-cell>
          <table:table-cell office:value-type="float" office:value="2012">
            <text:p>2012</text:p>
          </table:table-cell>
          <table:table-cell office:value-type="string">
            <text:p>Other - NR (Not Rated)</text:p>
          </table:table-cell>
          <table:table-cell office:value-type="string">
            <text:p>Mixed Grill March (Europe) (Unl)</text:p>
          </table:table-cell>
          <table:table-cell office:value-type="string">
            <text:p>Retro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odel A Invader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Model A Invaders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odel B Invader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Model B Invaders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ol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ole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ole!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ole!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onaco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onaco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Money Maz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oney Maze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Monkeynuts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Monkeynuts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onopoly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Monopoly (Europe)</text:p>
          </table:table-cell>
          <table:table-cell office:value-type="string">
            <text:p>Leisure Genius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Monster Mash (Europe)</text:p>
          </table:table-cell>
          <table:table-cell office:value-type="string">
            <text:p>1986 <text:s/></text:p>
          </table:table-cell>
          <table:table-cell office:value-type="string">
            <text:p>Other - NR (Not Rated)</text:p>
          </table:table-cell>
          <table:table-cell office:value-type="string">
            <text:p>Monster Mash (Europe)</text:p>
          </table:table-cell>
          <table:table-cell office:value-type="string">
            <text:p>Unicorn 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Monster Maz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onster Maze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Monster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Monster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Monsters and Magic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onsters and Magic (Europe)</text:p>
          </table:table-cell>
          <table:table-cell office:value-type="string">
            <text:p>ISP</text:p>
          </table:table-cell>
          <table:table-cell/>
          <table:table-cell office:value-type="string">
            <text:p>Role-Playing</text:p>
          </table:table-cell>
          <table:table-cell table:number-columns-repeated="1017"/>
        </table:table-row>
        <table:table-row table:style-name="ro1">
          <table:table-cell office:value-type="string">
            <text:p>Moon Buggy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Moon Buggy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oon Cresta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oon Cresta (Europe)</text:p>
          </table:table-cell>
          <table:table-cell office:value-type="string">
            <text:p>Incentive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oon Missi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oon Mission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oon Raid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oon Raider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oonbase Alpha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oonbase Alpha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oonbase Beta (Europe) (Unl)</text:p>
          </table:table-cell>
          <table:table-cell office:value-type="float" office:value="1992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Moonbase Beta (Europe) (Unl)</text:p>
          </table:table-cell>
          <table:table-cell office:value-type="string">
            <text:p>Peter Hatt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orfix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orfix (Europe) (Unl)</text:p>
          </table:table-cell>
          <table:table-cell office:value-type="string">
            <text:p>A. Stanford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orris Miner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orris Miner (Europe) (Unl)</text:p>
          </table:table-cell>
          <table:table-cell office:value-type="string">
            <text:p>Jonathan Templ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Mount the Mountain (Europe)</text:p>
          </table:table-cell>
          <table:table-cell office:value-type="string">
            <text:p>1986 <text:s/></text:p>
          </table:table-cell>
          <table:table-cell office:value-type="string">
            <text:p>Other - NR (Not Rated)</text:p>
          </table:table-cell>
          <table:table-cell office:value-type="string">
            <text:p>Mount the Mountain (Europe)</text:p>
          </table:table-cell>
          <table:table-cell office:value-type="string">
            <text:p>Colin Power 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Mouse Trap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Mouse Trap (Europe)</text:p>
          </table:table-cell>
          <table:table-cell office:value-type="string">
            <text:p>Tyne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Mr. Do (Europe) (Unl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r. Do (Europe) (Unl)</text:p>
          </table:table-cell>
          <table:table-cell office:value-type="string">
            <text:p>Paul Haigh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r. Ee!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r. Ee!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r. Men - First Step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Mr. Men - First Steps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Mr. Men - Mr. Noisy &amp; Mr. Bounc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r. Men - Mr. Noisy &amp; Mr. Bounce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Mr. Mephisto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r. Mephisto (Europe)</text:p>
          </table:table-cell>
          <table:table-cell office:value-type="string">
            <text:p>Euro-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r. Shift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r. Shifter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Mr. Wimp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r. Wimpy (Europe)</text:p>
          </table:table-cell>
          <table:table-cell office:value-type="string">
            <text:p>Ocean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r. Wiz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Mr. Wiz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unchyma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unchyman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Murdac (Europe)</text:p>
          </table:table-cell>
          <table:table-cell office:value-type="string">
            <text:p>198x <text:s/></text:p>
          </table:table-cell>
          <table:table-cell office:value-type="string">
            <text:p>Other - NR (Not Rated)</text:p>
          </table:table-cell>
          <table:table-cell office:value-type="string">
            <text:p>Murdac (Europe)</text:p>
          </table:table-cell>
          <table:table-cell office:value-type="string">
            <text:p>Topologika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urder at the Abbe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urder at the Abbey (Europe)</text:p>
          </table:table-cell>
          <table:table-cell office:value-type="string">
            <text:p>A&amp;B Computing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utant Breakout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Mutant Breakout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Mutant Spider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Mutant Spiders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Myorem - The Final Part of the Rick Hanson Trilogy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orem - The Final Part of the Rick Hanson Trilogy (Europe)</text:p>
          </table:table-cell>
          <table:table-cell office:value-type="string">
            <text:p>Robico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ious Adventure 01 - Golden Baton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ious Adventure 01 - Golden Baton (Europe)</text:p>
          </table:table-cell>
          <table:table-cell office:value-type="string">
            <text:p>Digital Fantasi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ious Adventure 02 - Time Machin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ious Adventure 02 - Time Machine (Europe)</text:p>
          </table:table-cell>
          <table:table-cell office:value-type="string">
            <text:p>Digital Fantasi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ious Adventure 03 - Arrow of Death - Part 1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ious Adventure 03 - Arrow of Death - Part 1 (Europe)</text:p>
          </table:table-cell>
          <table:table-cell office:value-type="string">
            <text:p>Digital Fantasi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ious Adventure 04 - Arrow of Death - Part 2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ious Adventure 04 - Arrow of Death - Part 2 (Europe)</text:p>
          </table:table-cell>
          <table:table-cell office:value-type="string">
            <text:p>Digital Fantasi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ious Adventure 05 - Escape from Pulsar 7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ious Adventure 05 - Escape from Pulsar 7 (Europe)</text:p>
          </table:table-cell>
          <table:table-cell office:value-type="string">
            <text:p>Digital Fantasi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ious Adventure 06 - Circu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ious Adventure 06 - Circus (Europe)</text:p>
          </table:table-cell>
          <table:table-cell office:value-type="string">
            <text:p>Digital Fantasi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ious Adventure 07 - Feasibility Experiment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ious Adventure 07 - Feasibility Experiment (Europe)</text:p>
          </table:table-cell>
          <table:table-cell office:value-type="string">
            <text:p>Digital Fantasi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ious Adventure 08 - Wizard of Akyrz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ious Adventure 08 - Wizard of Akyrz (Europe)</text:p>
          </table:table-cell>
          <table:table-cell office:value-type="string">
            <text:p>Digital Fantasi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ious Adventure 09 - Perseus and Andromeda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ious Adventure 09 - Perseus and Andromeda (Europe)</text:p>
          </table:table-cell>
          <table:table-cell office:value-type="string">
            <text:p>Digital Fantasi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ious Adventure 10 - Ten Little Indian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ious Adventure 10 - Ten Little Indians (Europe)</text:p>
          </table:table-cell>
          <table:table-cell office:value-type="string">
            <text:p>Digital Fantasi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ious Adventure 11 - Waxwork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ious Adventure 11 - Waxworks (Europe)</text:p>
          </table:table-cell>
          <table:table-cell office:value-type="string">
            <text:p>Digital Fantasi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y of the Java Sta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Mystery of the Java Star (Europe)</text:p>
          </table:table-cell>
          <table:table-cell office:value-type="string">
            <text:p>Shards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Mystery of the Lost Sheep, Th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Mystery of the Lost Sheep, The (Europe)</text:p>
          </table:table-cell>
          <table:table-cell office:value-type="string">
            <text:p>Central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Neanderthal Ma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Neanderthal Man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Nebulon Attack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Nebulon Attack (Europe)</text:p>
          </table:table-cell>
          <table:table-cell office:value-type="string">
            <text:p>Stack Computer Servic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Nemesi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Nemesis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Network, Th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Network, The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Neutr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Neutron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Neuzone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Neuzone (Europe) (Unl)</text:p>
          </table:table-cell>
          <table:table-cell office:value-type="string">
            <text:p>Keith Taylo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Nevryon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Nevryon (Europe)</text:p>
          </table:table-cell>
          <table:table-cell office:value-type="string">
            <text:p>Fourth Dimension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Nifty Lift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Nifty Lifty (Europe)</text:p>
          </table:table-cell>
          <table:table-cell office:value-type="string">
            <text:p>Vision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Night Flit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Night Flite (Europe)</text:p>
          </table:table-cell>
          <table:table-cell office:value-type="string">
            <text:p>Hewson Consultant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Night Strik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Night Strike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Night Worl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Night World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Nightmare Maz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Nightmare Maze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Nightshad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Nightshade (Europe)</text:p>
          </table:table-cell>
          <table:table-cell office:value-type="string">
            <text:p>Ultima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Nine Dancers, Th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Nine Dancers, The (Europe)</text:p>
          </table:table-cell>
          <table:table-cell office:value-type="string">
            <text:p>Lar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Noc a Bloc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Noc a Bloc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Norman England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Norman England (Europe)</text:p>
          </table:table-cell>
          <table:table-cell office:value-type="string">
            <text:p>Fearnleaf 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Not a Penny More, Not a Penny Les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Not a Penny More, Not a Penny Less (Europe)</text:p>
          </table:table-cell>
          <table:table-cell office:value-type="string">
            <text:p>Domark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Number Chas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Number Chaser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Number Gulp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Number Gulper (Europe)</text:p>
          </table:table-cell>
          <table:table-cell office:value-type="string">
            <text:p>Applied System Knowledg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Number Paint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Number Painter (Europe)</text:p>
          </table:table-cell>
          <table:table-cell office:value-type="string">
            <text:p>Applied System Knowledg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Number Puzzl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Number Puzzler (Europe)</text:p>
          </table:table-cell>
          <table:table-cell office:value-type="string">
            <text:p>Applied System Knowledg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Numeracy 2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Numeracy 2 (Europe)</text:p>
          </table:table-cell>
          <table:table-cell office:value-type="string">
            <text:p>Shiva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Nutcracka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Nutcracka (Europe)</text:p>
          </table:table-cell>
          <table:table-cell office:value-type="string">
            <text:p>Software Project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Nutt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Nutter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Nyan SID (Europe) (Unl)</text:p>
          </table:table-cell>
          <table:table-cell office:value-type="float" office:value="2012">
            <text:p>2012</text:p>
          </table:table-cell>
          <table:table-cell office:value-type="string">
            <text:p>Other - NR (Not Rated)</text:p>
          </table:table-cell>
          <table:table-cell office:value-type="string">
            <text:p>Nyan SID (Europe) (Unl)</text:p>
          </table:table-cell>
          <table:table-cell office:value-type="string">
            <text:p>Pitfall Jon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Oblivio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Oblivion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OddJob (Europe) (Unl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OddJob (Europe) (Unl)</text:p>
          </table:table-cell>
          <table:table-cell office:value-type="string">
            <text:p>M. Wyat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Ogle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Ogles (Europe)</text:p>
          </table:table-cell>
          <table:table-cell office:value-type="string">
            <text:p>Games Machin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Old Father Tim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Old Father Time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Old MacDonal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Old MacDonald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Olympic Decathlo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Olympic Decathlon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Omega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Omega (Europe)</text:p>
          </table:table-cell>
          <table:table-cell office:value-type="string">
            <text:p>Beebug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Omega Orb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Omega Orb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Omega Prob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Omega Probe (Europe)</text:p>
          </table:table-cell>
          <table:table-cell office:value-type="string">
            <text:p>Optima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One Last Gam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One Last Game (Europe)</text:p>
          </table:table-cell>
          <table:table-cell office:value-type="string">
            <text:p>Bevan Technology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One to Nin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One to Nine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Operation Safra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Operation Safras (Europe)</text:p>
          </table:table-cell>
          <table:table-cell office:value-type="string">
            <text:p>Shards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Orbit Zero (Europe)</text:p>
          </table:table-cell>
          <table:table-cell office:value-type="string">
            <text:p>19xx <text:s/></text:p>
          </table:table-cell>
          <table:table-cell office:value-type="string">
            <text:p>Other - NR (Not Rated)</text:p>
          </table:table-cell>
          <table:table-cell office:value-type="string">
            <text:p>Orbit Zero (Europe)</text:p>
          </table:table-cell>
          <table:table-cell office:value-type="string">
            <text:p>Graphic Research 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Orbital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Orbital (Europe)</text:p>
          </table:table-cell>
          <table:table-cell office:value-type="string">
            <text:p>Impact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Orcrest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Orcrest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Orpheus and the Underword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Orpheus and the Underword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Osprey!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Osprey! (Europe)</text:p>
          </table:table-cell>
          <table:table-cell office:value-type="string">
            <text:p>Bourne Educational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Ossi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Ossie (Europe)</text:p>
          </table:table-cell>
          <table:table-cell office:value-type="string">
            <text:p>Peak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Othello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Othello (Europe)</text:p>
          </table:table-cell>
          <table:table-cell office:value-type="string">
            <text:p>Roundhouse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Othello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Othello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Overdriv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Overdriv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Owza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Owzat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Sports/Cricket</text:p>
          </table:table-cell>
          <table:table-cell table:number-columns-repeated="1017"/>
        </table:table-row>
        <table:table-row table:style-name="ro1">
          <table:table-cell office:value-type="string">
            <text:p>Oxbridg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Oxbridge (Europe)</text:p>
          </table:table-cell>
          <table:table-cell office:value-type="string">
            <text:p>Coli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acman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Pacman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Pad Switch Game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Pad Switch Games (Europe)</text:p>
          </table:table-cell>
          <table:table-cell office:value-type="string">
            <text:p>Brilliant Computing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Paddington Control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Paddington Control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Paintbox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aintbox (Europe)</text:p>
          </table:table-cell>
          <table:table-cell office:value-type="string">
            <text:p>BeeBug</text:p>
          </table:table-cell>
          <table:table-cell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office:value-type="string">
            <text:p>Paint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ainter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Palace of Magic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Palace of Magic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andemonium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Pandemonium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Panik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Panik (Europe)</text:p>
          </table:table-cell>
          <table:table-cell office:value-type="string">
            <text:p>Atlanti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Pantheon (Europe) (Unl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Pantheon (Europe) (Unl)</text:p>
          </table:table-cell>
          <table:table-cell office:value-type="string">
            <text:p>Hardcore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antry Antic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Pantry Antics (Europe)</text:p>
          </table:table-cell>
          <table:table-cell office:value-type="string">
            <text:p>BBC 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aperboy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Paperboy (Europe)</text:p>
          </table:table-cell>
          <table:table-cell office:value-type="string">
            <text:p>Eli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arachut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arachute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aradox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aradox (Europe)</text:p>
          </table:table-cell>
          <table:table-cell office:value-type="string">
            <text:p>RG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Paranoid Pet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aranoid Pete (Europe)</text:p>
          </table:table-cell>
          <table:table-cell office:value-type="string">
            <text:p>Ubik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ara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aras (Europe)</text:p>
          </table:table-cell>
          <table:table-cell office:value-type="string">
            <text:p>M.C. Lothlorien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Pass Go - Property Gam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ass Go - Property Game (Europe)</text:p>
          </table:table-cell>
          <table:table-cell office:value-type="string">
            <text:p>Kay Dee Software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Passport to Death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assport to Death (Europe)</text:p>
          </table:table-cell>
          <table:table-cell office:value-type="string">
            <text:p>Silverlind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atienc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Patience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Paul Daniels' Magic Show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aul Daniels' Magic Show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office:value-type="string">
            <text:p>Peak Fleet Manager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Peak Fleet Manager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Pear Pick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ear Picker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Pearl Harbou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earl Harbour (Europe)</text:p>
          </table:table-cell>
          <table:table-cell office:value-type="string">
            <text:p>Microgame Simulation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Pedro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edro (Europe)</text:p>
          </table:table-cell>
          <table:table-cell office:value-type="string">
            <text:p>Imagin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eeko-Computer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Peeko-Computer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Pen and the Dark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en and the Dark, The (Europe)</text:p>
          </table:table-cell>
          <table:table-cell office:value-type="string">
            <text:p>Mosaic Publish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engi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engi (Europe)</text:p>
          </table:table-cell>
          <table:table-cell office:value-type="string">
            <text:p>Vision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engo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engo (Europe)</text:p>
          </table:table-cell>
          <table:table-cell office:value-type="string">
            <text:p>H 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engwy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engwyn (Europe)</text:p>
          </table:table-cell>
          <table:table-cell office:value-type="string">
            <text:p>Poster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entominoe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entominoes (Europe)</text:p>
          </table:table-cell>
          <table:table-cell office:value-type="string">
            <text:p>Statasof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Penzance Traffic Control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Penzance Traffic Control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Percy Pengui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ercy Penguin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erils of Percival Penguin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erils of Percival Penguin, The (Europe)</text:p>
          </table:table-cell>
          <table:table-cell office:value-type="string">
            <text:p>Willow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Perplexity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Perplexity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Personal Quiz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Personal Quiz (Europe)</text:p>
          </table:table-cell>
          <table:table-cell office:value-type="string">
            <text:p>Colisoft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Pettigrew's Diary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ettigrew's Diary (Europe)</text:p>
          </table:table-cell>
          <table:table-cell office:value-type="string">
            <text:p>Shards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hantom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Phantom (Europe)</text:p>
          </table:table-cell>
          <table:table-cell office:value-type="string">
            <text:p>Tyne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haroah's Tomb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haroah's Tomb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hilosopher's Ques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hilosopher's Quest (Europe)</text:p>
          </table:table-cell>
          <table:table-cell office:value-type="string">
            <text:p>Topologik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hilosopher's Stone, Th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Philosopher's Stone, The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ilgrim's Progres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ilgrim's Progress (Europe)</text:p>
          </table:table-cell>
          <table:table-cell office:value-type="string">
            <text:p>JPH Day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iMania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iMania (Europe)</text:p>
          </table:table-cell>
          <table:table-cell office:value-type="string">
            <text:p>Automata Cartography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inball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inball (Europe)</text:p>
          </table:table-cell>
          <table:table-cell office:value-type="string">
            <text:p>MicroByte</text:p>
          </table:table-cell>
          <table:table-cell/>
          <table:table-cell office:value-type="string">
            <text:p>Pinball</text:p>
          </table:table-cell>
          <table:table-cell table:number-columns-repeated="1017"/>
        </table:table-row>
        <table:table-row table:style-name="ro1">
          <table:table-cell office:value-type="string">
            <text:p>Pinball Arcad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inball Arcade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Pinball</text:p>
          </table:table-cell>
          <table:table-cell table:number-columns-repeated="1017"/>
        </table:table-row>
        <table:table-row table:style-name="ro1">
          <table:table-cell office:value-type="string">
            <text:p>Pines Express, The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Pines Express, The (Europe)</text:p>
          </table:table-cell>
          <table:table-cell office:value-type="string">
            <text:p>Steam Railway Simulation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Pipe Mania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Pipe Mania (Europe)</text:p>
          </table:table-cell>
          <table:table-cell office:value-type="string">
            <text:p>Entertainment International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Pipeline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Pipelin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Pirate's Peril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Pirate's Peril (Europe)</text:p>
          </table:table-cell>
          <table:table-cell office:value-type="string">
            <text:p>Heyley Software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irate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irates (Europe)</text:p>
          </table:table-cell>
          <table:table-cell office:value-type="string">
            <text:p>Screenplay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Pirates in Spac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irates in Space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Plague Planet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Plague Planet (Europe)</text:p>
          </table:table-cell>
          <table:table-cell office:value-type="string">
            <text:p>Alpin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lan B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Plan B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lan B - Part 2 - Mission Unlikely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Plan B - Part 2 - Mission Unlikely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lane Crash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Plane Crash (Europe)</text:p>
          </table:table-cell>
          <table:table-cell office:value-type="string">
            <text:p>Labyrinth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lane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Planes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Planet of the Aliens (Europe)</text:p>
          </table:table-cell>
          <table:table-cell office:value-type="string">
            <text:p>1982 <text:s/></text:p>
          </table:table-cell>
          <table:table-cell office:value-type="string">
            <text:p>Other - NR (Not Rated)</text:p>
          </table:table-cell>
          <table:table-cell office:value-type="string">
            <text:p>Planet of the Aliens (Europe)</text:p>
          </table:table-cell>
          <table:table-cell office:value-type="string">
            <text:p>Software for All 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lanetfall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lanetfall (Europe)</text:p>
          </table:table-cell>
          <table:table-cell office:value-type="string">
            <text:p>ASP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Planetoid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Planetoid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Plank Walk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lank Walk (Europe)</text:p>
          </table:table-cell>
          <table:table-cell office:value-type="string">
            <text:p>Vigin Gam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laybox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laybox (Europe)</text:p>
          </table:table-cell>
          <table:table-cell office:value-type="string">
            <text:p>Comsoft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Plegaron People Eater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legaron People Eaters (Europe)</text:p>
          </table:table-cell>
          <table:table-cell office:value-type="string">
            <text:p>RH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lund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lunder (Europe)</text:p>
          </table:table-cell>
          <table:table-cell office:value-type="string">
            <text:p>CCS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Plutonium Plund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lutonium Plunder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od Man Joe (Europe)</text:p>
          </table:table-cell>
          <table:table-cell office:value-type="string">
            <text:p>1988 <text:s/></text:p>
          </table:table-cell>
          <table:table-cell office:value-type="string">
            <text:p>Other - NR (Not Rated)</text:p>
          </table:table-cell>
          <table:table-cell office:value-type="string">
            <text:p>Pod Man Joe (Europe)</text:p>
          </table:table-cell>
          <table:table-cell office:value-type="string">
            <text:p>Fast Access 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od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odd (Europe)</text:p>
          </table:table-cell>
          <table:table-cell office:value-type="string">
            <text:p>Applied System Knowledg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Pogo Pet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ogo Pete (Europe)</text:p>
          </table:table-cell>
          <table:table-cell office:value-type="string">
            <text:p>Electro 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Poker (CDS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oker (CDS Software)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Poker (Duckworth)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Poker (Duckworth) (Europe)</text:p>
          </table:table-cell>
          <table:table-cell office:value-type="string">
            <text:p>Duckworth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Poker Dic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oker Dice (Europe)</text:p>
          </table:table-cell>
          <table:table-cell office:value-type="string">
            <text:p>Statasoft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Polar Peril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olar Perils (Europe)</text:p>
          </table:table-cell>
          <table:table-cell office:value-type="string">
            <text:p>Squirrel 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olari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olaris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ole Positio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ole Position (Europe)</text:p>
          </table:table-cell>
          <table:table-cell office:value-type="string">
            <text:p>Atarisoft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Pontoon (CDS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ontoon (CDS Software)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Pontoon (H Soft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ontoon (H Soft) (Europe)</text:p>
          </table:table-cell>
          <table:table-cell office:value-type="string">
            <text:p>H Soft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Pontoon (IJK Software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Pontoon (IJK Software)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Pontoon (Superior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ontoon (Superior Software)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Pony Expres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ony Express (Europe)</text:p>
          </table:table-cell>
          <table:table-cell office:value-type="string">
            <text:p>Holl-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ool Hall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ool Hall (Europe)</text:p>
          </table:table-cell>
          <table:table-cell office:value-type="string">
            <text:p>Dynabyte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PooperPig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ooperPig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op Quiz Master (Europe) (Disk 1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Pop Quiz Master (Europe) (Disk 1)</text:p>
          </table:table-cell>
          <table:table-cell office:value-type="string">
            <text:p>BITD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Pop Quiz Master (Europe) (Disk 2) (Data Disk 1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Pop Quiz Master (Europe) (Disk 2) (Data Disk 1)</text:p>
          </table:table-cell>
          <table:table-cell office:value-type="string">
            <text:p>BITD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Pop Quiz Master (Europe) (Disk 3) (Data Disk 2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Pop Quiz Master (Europe) (Disk 3) (Data Disk 2)</text:p>
          </table:table-cell>
          <table:table-cell office:value-type="string">
            <text:p>BITD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Pop Quiz Master (Europe) (Disk 4) (Data Disk 3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Pop Quiz Master (Europe) (Disk 4) (Data Disk 3)</text:p>
          </table:table-cell>
          <table:table-cell office:value-type="string">
            <text:p>BITD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Pop Quiz Master (Europe) (Disk 5) (Data Disk 4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Pop Quiz Master (Europe) (Disk 5) (Data Disk 4)</text:p>
          </table:table-cell>
          <table:table-cell office:value-type="string">
            <text:p>BITD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Positro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ositron (Europe)</text:p>
          </table:table-cell>
          <table:table-cell office:value-type="string">
            <text:p>Partis 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Power Bandi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ower Bandit (Europe)</text:p>
          </table:table-cell>
          <table:table-cell office:value-type="string">
            <text:p>J&amp;J Software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Powerboat Racing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Powerboat Racing (Europe)</text:p>
          </table:table-cell>
          <table:table-cell office:value-type="string">
            <text:p>Futura</text:p>
          </table:table-cell>
          <table:table-cell/>
          <table:table-cell office:value-type="string">
            <text:p>Water</text:p>
          </table:table-cell>
          <table:table-cell table:number-columns-repeated="1017"/>
        </table:table-row>
        <table:table-row table:style-name="ro1">
          <table:table-cell office:value-type="string">
            <text:p>Powerplay - The Game of the God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Powerplay - The Game of the Gods (Europe)</text:p>
          </table:table-cell>
          <table:table-cell office:value-type="string">
            <text:p>Arcana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Predator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Predato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Price of Magik, Th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Price of Magik, The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ris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rison (Europe)</text:p>
          </table:table-cell>
          <table:table-cell office:value-type="string">
            <text:p>Swift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Pro Boxing Simulator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Pro Boxing Simulator (Europe)</text:p>
          </table:table-cell>
          <table:table-cell office:value-type="string">
            <text:p>Codemasters</text:p>
          </table:table-cell>
          <table:table-cell/>
          <table:table-cell office:value-type="string">
            <text:p>Sports/Boxing</text:p>
          </table:table-cell>
          <table:table-cell table:number-columns-repeated="1017"/>
        </table:table-row>
        <table:table-row table:style-name="ro1">
          <table:table-cell office:value-type="string">
            <text:p>Pro-Golf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ro-Golf (Europe)</text:p>
          </table:table-cell>
          <table:table-cell office:value-type="string">
            <text:p>PCW</text:p>
          </table:table-cell>
          <table:table-cell/>
          <table:table-cell office:value-type="string">
            <text:p>Sports/Golf</text:p>
          </table:table-cell>
          <table:table-cell table:number-columns-repeated="1017"/>
        </table:table-row>
        <table:table-row table:style-name="ro1">
          <table:table-cell office:value-type="string">
            <text:p>ProGolf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ProGolf (Europe)</text:p>
          </table:table-cell>
          <table:table-cell office:value-type="string">
            <text:p>Atlantis</text:p>
          </table:table-cell>
          <table:table-cell/>
          <table:table-cell office:value-type="string">
            <text:p>Sports/Golf</text:p>
          </table:table-cell>
          <table:table-cell table:number-columns-repeated="1017"/>
        </table:table-row>
        <table:table-row table:style-name="ro1">
          <table:table-cell office:value-type="string">
            <text:p>Programmer's Reveng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rogrammer's Revenge (Europe)</text:p>
          </table:table-cell>
          <table:table-cell office:value-type="string">
            <text:p>Coli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roject Thesius - Rick Hanson Part 2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Project Thesius - Rick Hanson Part 2 (Europe)</text:p>
          </table:table-cell>
          <table:table-cell office:value-type="string">
            <text:p>Robico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rophecy, The - Rising of Salandra, The - Part 1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rophecy, The - Rising of Salandra, The - Part 1 (Europe)</text:p>
          </table:table-cell>
          <table:table-cell office:value-type="string">
            <text:p>Lar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rotean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roteans (Europe)</text:p>
          </table:table-cell>
          <table:table-cell office:value-type="string">
            <text:p>DK'tronic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Protecto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Protector (Europe)</text:p>
          </table:table-cell>
          <table:table-cell office:value-type="string">
            <text:p>Abercrombi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sycastria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Psycastria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Psycastria 2 (Europe) (Unl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Psycastria 2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Puc-Man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uc-Man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Puncman 1 and 2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uncman 1 and 2 (Europe)</text:p>
          </table:table-cell>
          <table:table-cell office:value-type="string">
            <text:p>Chalk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Puppet Man, The - Adventure 5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Puppet Man, The - Adventure 5 (Europe)</text:p>
          </table:table-cell>
          <table:table-cell office:value-type="string">
            <text:p>Lar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Purple People Eater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urple People Eater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yramid Paint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Pyramid Painter (Europe)</text:p>
          </table:table-cell>
          <table:table-cell office:value-type="string">
            <text:p>Tho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Pyramid, The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Pyramid, The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Q-Ber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Q-Ber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Q-Bix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Q-Bix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Q-Boyd (Europe) (Proto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Q-Boyd (Europe) (Proto)</text:p>
          </table:table-cell>
          <table:table-cell office:value-type="string">
            <text:p>Program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Q-Man's Broth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Q-Man's Brother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Q-Master (Europe)</text:p>
          </table:table-cell>
          <table:table-cell office:value-type="float" office:value="1993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Q-Master (Europe)</text:p>
          </table:table-cell>
          <table:table-cell office:value-type="string">
            <text:p>Acorn Computing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Quadlin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Quadline (Europe)</text:p>
          </table:table-cell>
          <table:table-cell office:value-type="string">
            <text:p>Acorn User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Quasimodo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Quasimodo (Europe)</text:p>
          </table:table-cell>
          <table:table-cell office:value-type="string">
            <text:p>Beebug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Quest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Ques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Quest for Freedom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Quest for Freedom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Quest for the Holy Grail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Quest for the Holy Grail, The (Europe)</text:p>
          </table:table-cell>
          <table:table-cell office:value-type="string">
            <text:p>Epic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Quest Probe 1 - Incredible Hulk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Quest Probe 1 - Incredible Hulk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Quest Probe 2 - Spiderma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Quest Probe 2 - Spiderman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Quest Probe 3 - Fantastic Fou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Quest Probe 3 - Fantastic Four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Quest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Quest, The (Europe)</text:p>
          </table:table-cell>
          <table:table-cell office:value-type="string">
            <text:p>Disk User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Question of Sport, A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Question of Sport, A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Quill, Th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Quill, The (Europe)</text:p>
          </table:table-cell>
          <table:table-cell office:value-type="string">
            <text:p>Gil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Quondam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Quondam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Qwak!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Qwak!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-Th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R-Ther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acer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Racer (Europe)</text:p>
          </table:table-cell>
          <table:table-cell office:value-type="string">
            <text:p>Beebug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Raid Over Moscow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Raid Over Moscow (Europe)</text:p>
          </table:table-cell>
          <table:table-cell office:value-type="string">
            <text:p>U.S. Gold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ansack!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Ransack!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Ravag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avage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Ravenskull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Ravenskull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eal You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eal You, The (Europe)</text:p>
          </table:table-cell>
          <table:table-cell office:value-type="string">
            <text:p>Applied System Knowledge</text:p>
          </table:table-cell>
          <table:table-cell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office:value-type="string">
            <text:p>Rebel Plane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ebel Planet (Europe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ed Arrows, Th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ed Arrows, The (Europe)</text:p>
          </table:table-cell>
          <table:table-cell office:value-type="string">
            <text:p>Database Softwar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Red Moo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ed Moon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edcoat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edcoats (Europe)</text:p>
          </table:table-cell>
          <table:table-cell office:value-type="string">
            <text:p>M.C. Lothlorien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Reluctant Hero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Reluctant Hero (Europe)</text:p>
          </table:table-cell>
          <table:table-cell office:value-type="string">
            <text:p>ELK Adventure Club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enegade Robot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Renegade Robots (Europe)</text:p>
          </table:table-cell>
          <table:table-cell office:value-type="string">
            <text:p>Senator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Repto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epton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epton 2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epton 2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epton 3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Repton 3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epton 3 - Around the World in 40 Screen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Repton 3 - Around the World in 40 Screens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epton 3 - Repton Thru Time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Repton 3 - Repton Thru Tim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epton 3 - The Life of Repton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Repton 3 - The Life of Repton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epton Infinity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Repton Infinity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eturn of Flin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eturn of Flint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eturn of R2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Return of R2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eturn to Doom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Return to Doom (Europe)</text:p>
          </table:table-cell>
          <table:table-cell office:value-type="string">
            <text:p>Topologika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eturn to Eden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Return to Eden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evenge of the Snowme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evenge of the Snowmen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evenge of Zo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evenge of Zor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eversi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eversi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Rev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ev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Revs - 5 Track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evs - 5 Track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Revs 4 Track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evs 4 Track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Rick Hanso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ick Hanson (Europe)</text:p>
          </table:table-cell>
          <table:table-cell office:value-type="string">
            <text:p>Robico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ick Hanson Trilogy, Th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Rick Hanson Trilogy, The (Europe)</text:p>
          </table:table-cell>
          <table:table-cell office:value-type="string">
            <text:p>Robico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icochet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Ricoche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ig Attack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ig Attack (Europe)</text:p>
          </table:table-cell>
          <table:table-cell office:value-type="string">
            <text:p>Tyne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ik the Roadi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Rik the Roadie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Ring of Time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Ring of Time, The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ipton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Ripton (Europe)</text:p>
          </table:table-cell>
          <table:table-cell office:value-type="string">
            <text:p>A&amp;B Computing 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ising of Salandra Part 2 - Return of the Warrior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ising of Salandra Part 2 - Return of the Warrior, The (Europe)</text:p>
          </table:table-cell>
          <table:table-cell office:value-type="string">
            <text:p>Lar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oad Runn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Road Runne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Roadcraft 1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Roadcraft 1 (Europe)</text:p>
          </table:table-cell>
          <table:table-cell office:value-type="string">
            <text:p>Highlight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obin of Sherwood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obin of Sherwood (Europe)</text:p>
          </table:table-cell>
          <table:table-cell office:value-type="string">
            <text:p>Adventure Internationa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obobrai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Robobrain (Europe)</text:p>
          </table:table-cell>
          <table:table-cell office:value-type="string">
            <text:p>MGD Software Support Ltd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Roboma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oboman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Roboto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oboto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Robotr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obotron (Europe)</text:p>
          </table:table-cell>
          <table:table-cell office:value-type="string">
            <text:p>Silver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Robotron 2084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Robotron 2084 (Europe)</text:p>
          </table:table-cell>
          <table:table-cell office:value-type="string">
            <text:p>Atari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Rock Fal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ock Fall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ocket Raid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Rocket Raid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Rock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Rocky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Rohak the Swordsman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Rohak the Swordsman (Europe)</text:p>
          </table:table-cell>
          <table:table-cell office:value-type="string">
            <text:p>ELK Adventure Club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oman Empir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Roman Empire (Europe)</text:p>
          </table:table-cell>
          <table:table-cell office:value-type="string">
            <text:p>M.C. Lothlorien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Rondaxian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ondaxians (Europe)</text:p>
          </table:table-cell>
          <table:table-cell office:value-type="string">
            <text:p>Esmifra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Roulette (IJK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oulette (IJK Software)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Roulette (Program Power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Roulette (Program Power)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Roundheads and Cavalier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Roundheads and Cavaliers (Europe)</text:p>
          </table:table-cell>
          <table:table-cell office:value-type="string">
            <text:p>M.C. Lothlorien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Row of Fou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Row of Four (Europe)</text:p>
          </table:table-cell>
          <table:table-cell office:value-type="string">
            <text:p>Software for All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Royal Sco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Royal Scot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Rubble Troubl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Rubble Trouble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Rubik Cub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ubik Cube (Europe)</text:p>
          </table:table-cell>
          <table:table-cell office:value-type="string">
            <text:p>Computer Concepts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Run Silent, Run Deep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Run Silent, Run Deep (Europe)</text:p>
          </table:table-cell>
          <table:table-cell office:value-type="string">
            <text:p>Acorn User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Runemagic - Secret River &amp; Wizard's Citadel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Runemagic - Secret River &amp; Wizard's Citadel (Europe)</text:p>
          </table:table-cell>
          <table:table-cell office:value-type="string">
            <text:p>Triffid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unemaker - Codename Druid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Runemaker - Codename Druid (Europe)</text:p>
          </table:table-cell>
          <table:table-cell office:value-type="string">
            <text:p>Acorn Us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Runesmith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Runesmith (Europe)</text:p>
          </table:table-cell>
          <table:table-cell office:value-type="string">
            <text:p>Abraxas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Runestaff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Runestaff (Europe)</text:p>
          </table:table-cell>
          <table:table-cell office:value-type="string">
            <text:p>Square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.O.R.T.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.O.R.T.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Sabre Wulf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abre Wulf (Europe)</text:p>
          </table:table-cell>
          <table:table-cell office:value-type="string">
            <text:p>Ultima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abre Wulf - Extended Versi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abre Wulf - Extended Version (Europe)</text:p>
          </table:table-cell>
          <table:table-cell office:value-type="string">
            <text:p>Ultima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adim Castl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adim Castle (Europe)</text:p>
          </table:table-cell>
          <table:table-cell office:value-type="string">
            <text:p>MP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aga of Erik the Viking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aga of Erik the Viking, The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aigon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Saigon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aloon Sall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aloon Sally (Europe)</text:p>
          </table:table-cell>
          <table:table-cell office:value-type="string">
            <text:p>Psion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Samantha Fox Strip Pok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amantha Fox Strip Poker (Europe)</text:p>
          </table:table-cell>
          <table:table-cell office:value-type="string">
            <text:p>Martech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Santa's Delivery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anta's Delivery (Europe)</text:p>
          </table:table-cell>
          <table:table-cell office:value-type="string">
            <text:p>Tyne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SAS Command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AS Commander (Europe)</text:p>
          </table:table-cell>
          <table:table-cell office:value-type="string">
            <text:p>Com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avage Pon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avage Pond (Europe)</text:p>
          </table:table-cell>
          <table:table-cell office:value-type="string">
            <text:p>Starcad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ca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can (Europe)</text:p>
          </table:table-cell>
          <table:table-cell office:value-type="string">
            <text:p>Paean Systems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Scapeghost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Scapeghost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cience Fiction Quiz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cience Fiction Quiz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Scoop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coop (Europe)</text:p>
          </table:table-cell>
          <table:table-cell office:value-type="string">
            <text:p>British Telecom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corpion Patienc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corpion Patience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Scot Rail Express (Europe)</text:p>
          </table:table-cell>
          <table:table-cell office:value-type="string">
            <text:p>1985 <text:s/></text:p>
          </table:table-cell>
          <table:table-cell office:value-type="string">
            <text:p>Other - NR (Not Rated)</text:p>
          </table:table-cell>
          <table:table-cell office:value-type="string">
            <text:p>Scot Rail Express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crabbl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crabble (Europe)</text:p>
          </table:table-cell>
          <table:table-cell office:value-type="string">
            <text:p>Leisure Genius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Scrambl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cramble (Europe)</text:p>
          </table:table-cell>
          <table:table-cell office:value-type="string">
            <text:p>Swift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crewball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crewball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ea Adventur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ea Adventure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ea Lord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ea Lord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ea Wolf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ea Wolf (Europe)</text:p>
          </table:table-cell>
          <table:table-cell office:value-type="string">
            <text:p>Optima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ecret Diary of Adrian Mole, Th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ecret Diary of Adrian Mole, The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ecret Sam - Adventure 1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ecret Sam - Adventure 1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ecret Sam - Adventure 2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ecret Sam - Adventure 2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ecta Invader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ecta Invaders (Europe)</text:p>
          </table:table-cell>
          <table:table-cell office:value-type="string">
            <text:p>Secta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entinel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entinel (Europe)</text:p>
          </table:table-cell>
          <table:table-cell office:value-type="string">
            <text:p>PSS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entinel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entinel, Th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eventh Star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eventh Star, The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hadowfax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hadowfax (Europe)</text:p>
          </table:table-cell>
          <table:table-cell office:value-type="string">
            <text:p>Poster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hanghai Warriors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Shanghai Warriors (Europe)</text:p>
          </table:table-cell>
          <table:table-cell office:value-type="string">
            <text:p>Players</text:p>
          </table:table-cell>
          <table:table-cell/>
          <table:table-cell office:value-type="string">
            <text:p>Beat-'Em-Up</text:p>
          </table:table-cell>
          <table:table-cell table:number-columns-repeated="1017"/>
        </table:table-row>
        <table:table-row table:style-name="ro1">
          <table:table-cell office:value-type="string">
            <text:p>Shape Match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hape Match (Europe)</text:p>
          </table:table-cell>
          <table:table-cell office:value-type="string">
            <text:p>BeeBug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Shapes Game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hapes Game, The (Europe)</text:p>
          </table:table-cell>
          <table:table-cell office:value-type="string">
            <text:p>BeeBug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hark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Shark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Shark Attack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hark Attack (Europe)</text:p>
          </table:table-cell>
          <table:table-cell office:value-type="string">
            <text:p>Romik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hove It!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hove It! (Europe) (Unl)</text:p>
          </table:table-cell>
          <table:table-cell office:value-type="string">
            <text:p>Melvyn Garcia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hrinking Professor's Quest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hrinking Professor's Quest, The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huttl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huttle (Europe)</text:p>
          </table:table-cell>
          <table:table-cell office:value-type="string">
            <text:p>Molimerx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huttle Simulato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huttle Simulator (Europe)</text:p>
          </table:table-cell>
          <table:table-cell office:value-type="string">
            <text:p>Microdeal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ide Fighter (Europe) (Unl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ide Fighter (Europe) (Unl)</text:p>
          </table:table-cell>
          <table:table-cell office:value-type="string">
            <text:p>David Hoskin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ieg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iege (Europe)</text:p>
          </table:table-cell>
          <table:table-cell office:value-type="string">
            <text:p>Poster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im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im (Europe)</text:p>
          </table:table-cell>
          <table:table-cell office:value-type="string">
            <text:p>Software Factory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im City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Sim City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im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imon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Sinba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inbad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ink the Bismarck (Europe)</text:p>
          </table:table-cell>
          <table:table-cell office:value-type="float" office:value="1991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Sink the Bismarck (Europe)</text:p>
          </table:table-cell>
          <table:table-cell office:value-type="string">
            <text:p>Design Peopl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ki Slalom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ki Slalom (Europe)</text:p>
          </table:table-cell>
          <table:table-cell office:value-type="string">
            <text:p>RH Software</text:p>
          </table:table-cell>
          <table:table-cell/>
          <table:table-cell office:value-type="string">
            <text:p>Sports/Skiing</text:p>
          </table:table-cell>
          <table:table-cell table:number-columns-repeated="1017"/>
        </table:table-row>
        <table:table-row table:style-name="ro1">
          <table:table-cell office:value-type="string">
            <text:p>Skirmish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kirmish (Europe)</text:p>
          </table:table-cell>
          <table:table-cell office:value-type="string">
            <text:p>Go-Dax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kyhawk (Bug Byte)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kyhawk (Bug Byte)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kyhawk (Pac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kyhawk (Pace) (Europe)</text:p>
          </table:table-cell>
          <table:table-cell office:value-type="string">
            <text:p>Pac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leigh Bell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leigh Bells (Europe)</text:p>
          </table:table-cell>
          <table:table-cell office:value-type="string">
            <text:p>Gemini Gam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lick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licker (Europe)</text:p>
          </table:table-cell>
          <table:table-cell office:value-type="string">
            <text:p>DK'tronics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Sliding Block Puzzle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liding Block Puzzle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Sliding Puzzle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liding Puzzles (Europe)</text:p>
          </table:table-cell>
          <table:table-cell office:value-type="string">
            <text:p>Ega Beva Educational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Smash 7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mash 7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Smash and Grab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mash and Grab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Snacker (Europe) (Unl)</text:p>
          </table:table-cell>
          <table:table-cell office:value-type="float" office:value="1992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Snacker (Europe) (Unl)</text:p>
          </table:table-cell>
          <table:table-cell office:value-type="string">
            <text:p>ALT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Snail Trai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nail Trail (Europe)</text:p>
          </table:table-cell>
          <table:table-cell office:value-type="string">
            <text:p>RH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Snake (Acornsoft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nake (Acornsoft)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nake (Computer Concepts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nake (Computer Concepts) (Europe)</text:p>
          </table:table-cell>
          <table:table-cell office:value-type="string">
            <text:p>Computer Concept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nake (Kansas City Systems)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nake (Kansas City Systems)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nake-Pi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nake-Pit (Europe)</text:p>
          </table:table-cell>
          <table:table-cell office:value-type="string">
            <text:p>Poster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naker (Europe)</text:p>
          </table:table-cell>
          <table:table-cell office:value-type="string">
            <text:p>1989 <text:s/></text:p>
          </table:table-cell>
          <table:table-cell office:value-type="string">
            <text:p>Other - NR (Not Rated)</text:p>
          </table:table-cell>
          <table:table-cell office:value-type="string">
            <text:p>Snaker (Europe)</text:p>
          </table:table-cell>
          <table:table-cell office:value-type="string">
            <text:p>Fast Access 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nakes and Ladder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nakes and Ladders (Europe)</text:p>
          </table:table-cell>
          <table:table-cell office:value-type="string">
            <text:p>MacMillan Software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Snapper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napper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Snooker (Acornsoft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nooker (Acornsoft)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Snooker (Visions)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nooker (Visions) (Europe)</text:p>
          </table:table-cell>
          <table:table-cell office:value-type="string">
            <text:p>Visions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Snort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norter (Europe)</text:p>
          </table:table-cell>
          <table:table-cell office:value-type="string">
            <text:p>BeeBug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nowball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nowball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occer Boss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Soccer Boss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Soccer Manag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occer Manager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Soccer Supremo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occer Supremo (Europe)</text:p>
          </table:table-cell>
          <table:table-cell office:value-type="string">
            <text:p>Qual-Soft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Soccer Supremo!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occer Supremo! (Europe)</text:p>
          </table:table-cell>
          <table:table-cell office:value-type="string">
            <text:p>Qual-Soft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Solitai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olitaire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Son of Blagg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on of Blagger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Sorcerer's Kingdom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orcerer's Kingdom, The (Europe)</text:p>
          </table:table-cell>
          <table:table-cell office:value-type="string">
            <text:p>Glengary 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orcerer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orcerer, The (Europe)</text:p>
          </table:table-cell>
          <table:table-cell office:value-type="string">
            <text:p>MRM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orcer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orcery (Europe)</text:p>
          </table:table-cell>
          <table:table-cell office:value-type="string">
            <text:p>Pac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South Devon Hydraulic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outh Devon Hydraulics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outhern Bell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outhern Belle (Europe)</text:p>
          </table:table-cell>
          <table:table-cell office:value-type="string">
            <text:p>Hewson Consultant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pace Adventur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pace Adventure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pace Adventure 1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pace Adventure 1 (Europe)</text:p>
          </table:table-cell>
          <table:table-cell office:value-type="string">
            <text:p>First Byt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pace Cavern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pace Caverns (Europe)</text:p>
          </table:table-cell>
          <table:table-cell office:value-type="string">
            <text:p>Tyne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pace Fighter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pace Fighte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pace Hawk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pace Hawk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ace Hawk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pace Hawks (Europe)</text:p>
          </table:table-cell>
          <table:table-cell office:value-type="string">
            <text:p>Computer Concept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ace Hi-Wa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pace Hi-Way (Europe)</text:p>
          </table:table-cell>
          <table:table-cell office:value-type="string">
            <text:p>Pac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ace Intruder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pace Intruders (Europe)</text:p>
          </table:table-cell>
          <table:table-cell office:value-type="string">
            <text:p>Interceptor Micro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ace Invaders (Acornsoft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pace Invaders (Acornsoft)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ace Invaders (Bug Byte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pace Invaders (Bug Byte)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ace Invaders (Pro Software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pace Invaders (Pro Software) (Europe)</text:p>
          </table:table-cell>
          <table:table-cell office:value-type="string">
            <text:p>Pro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ace Invaders (Superior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pace Invaders (Superior Software)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ace Jail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pace Jailer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ace Kingdom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pace Kingdom (Europe)</text:p>
          </table:table-cell>
          <table:table-cell office:value-type="string">
            <text:p>Cosma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pace Maz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pace Maze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Space Pilo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pace Pilo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Flying</text:p>
          </table:table-cell>
          <table:table-cell table:number-columns-repeated="1017"/>
        </table:table-row>
        <table:table-row table:style-name="ro1">
          <table:table-cell office:value-type="string">
            <text:p>Space Pirate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pace Pirates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pace Ranger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pace Ranger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pace Rescu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pace Rescue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pace Shuttle Pilo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pace Shuttle Pilot (Europe)</text:p>
          </table:table-cell>
          <table:table-cell office:value-type="string">
            <text:p>OakLeaf Computer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pace Station Alpha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pace Station Alpha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ace Warp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pace Warp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paceguard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paceguard (Europe)</text:p>
          </table:table-cell>
          <table:table-cell office:value-type="string">
            <text:p>MP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aceman Si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paceman Sid (Europe)</text:p>
          </table:table-cell>
          <table:table-cell office:value-type="string">
            <text:p>English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panish Gold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panish Gold (Europe)</text:p>
          </table:table-cell>
          <table:table-cell office:value-type="string">
            <text:p>Chalk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parse Invaders (Europe) (Unl)</text:p>
          </table:table-cell>
          <table:table-cell office:value-type="float" office:value="2009">
            <text:p>2009</text:p>
          </table:table-cell>
          <table:table-cell office:value-type="string">
            <text:p>Other - NR (Not Rated)</text:p>
          </table:table-cell>
          <table:table-cell office:value-type="string">
            <text:p>Sparse Invaders (Europe) (Unl)</text:p>
          </table:table-cell>
          <table:table-cell office:value-type="string">
            <text:p>Neil Beresford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ecial Operation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pecial Operations (Europe)</text:p>
          </table:table-cell>
          <table:table-cell office:value-type="string">
            <text:p>M.C. Lothlorien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pectaped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pectapede (Europe)</text:p>
          </table:table-cell>
          <table:table-cell office:value-type="string">
            <text:p>Mastertronic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pellbinder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Spellbinde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Role-Playing</text:p>
          </table:table-cell>
          <table:table-cell table:number-columns-repeated="1017"/>
        </table:table-row>
        <table:table-row table:style-name="ro1">
          <table:table-cell office:value-type="string">
            <text:p>Sphenisciformes (Europe) (Unl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phenisciformes (Europe) (Unl)</text:p>
          </table:table-cell>
          <table:table-cell office:value-type="string">
            <text:p>J.C. Mutt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phere of Destiny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Sphere of Destiny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phere of Destiny 2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phere of Destiny 2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pheroids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Spheroids (Europe)</text:p>
          </table:table-cell>
          <table:table-cell office:value-type="string">
            <text:p>Quad Squad</text:p>
          </table:table-cell>
          <table:table-cell/>
          <table:table-cell office:value-type="string">
            <text:p>Breakout</text:p>
          </table:table-cell>
          <table:table-cell table:number-columns-repeated="1017"/>
        </table:table-row>
        <table:table-row table:style-name="ro1">
          <table:table-cell office:value-type="string">
            <text:p>Sphinx Adventur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phinx Adventure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pitfire 40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Spitfire 40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pitfire Command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pitfire Command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pitfire Flight Simulato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pitfire Flight Simulator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pooks and Spider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pooks and Spiders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Spooksville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Spooksville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pooky Mano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pooky Manor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port Spectacular (Europe) (Side 1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port Spectacular (Europe) (Side 1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Sport Spectacular (Europe) (Side 2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port Spectacular (Europe) (Side 2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Sporting Triangles (Europe) (Disk 1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Sporting Triangles (Europe) (Disk 1)</text:p>
          </table:table-cell>
          <table:table-cell office:value-type="string">
            <text:p>CDS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Sporting Triangles (Europe) (Disk 2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Sporting Triangles (Europe) (Disk 2)</text:p>
          </table:table-cell>
          <table:table-cell office:value-type="string">
            <text:p>CDS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Sporting Triangles (Europe) (Disk 3) (Extra Questions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Sporting Triangles (Europe) (Disk 3) (Extra Questions)</text:p>
          </table:table-cell>
          <table:table-cell office:value-type="string">
            <text:p>CDS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Spy Hunt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py Hunter (Europe)</text:p>
          </table:table-cell>
          <table:table-cell office:value-type="string">
            <text:p>U.S. Gold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Spy vs Spy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Spy vs Spy (Europe)</text:p>
          </table:table-cell>
          <table:table-cell office:value-type="string">
            <text:p>Tyne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pyCat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SpyCa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queekaliser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queekaliser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queez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queeze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Staff of Law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aff of Law, The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taircase Stampede!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aircase Stampede! (Europe)</text:p>
          </table:table-cell>
          <table:table-cell office:value-type="string">
            <text:p>Com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airway to Hell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tairway to Hell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Star Battle!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tar Battle!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ar Clash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tar Clash (Europe)</text:p>
          </table:table-cell>
          <table:table-cell office:value-type="string">
            <text:p>Gremlin Graphic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tar Drifte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tar Drifter (Europe)</text:p>
          </table:table-cell>
          <table:table-cell office:value-type="string">
            <text:p>Firebird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ar Force Seven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tar Force Seven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tar Maz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tar Maze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Star Maze II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ar Maze II (Europe)</text:p>
          </table:table-cell>
          <table:table-cell office:value-type="string">
            <text:p>Mastertronic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Star Port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Star Por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ar Quak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Star Quake (Europe)</text:p>
          </table:table-cell>
          <table:table-cell office:value-type="string">
            <text:p>Bubble Bu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ar Socc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tar Soccer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Star Strik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ar Strike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tar Swarm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ar Swarm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tar Trad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tar Trader (Europe)</text:p>
          </table:table-cell>
          <table:table-cell office:value-type="string">
            <text:p>First Byte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tar Trek (IJK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tar Trek (IJK Software)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tar Trek (Logic Systems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tar Trek (Logic Systems) (Europe)</text:p>
          </table:table-cell>
          <table:table-cell office:value-type="string">
            <text:p>Logic Systems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tar Trek (Micropower)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tar Trek (Micropower)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tar Trek Adventur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tar Trek Adventure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tar Trek the Gam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tar Trek the Game (Europe)</text:p>
          </table:table-cell>
          <table:table-cell office:value-type="string">
            <text:p>Tele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tar Warp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ar Warp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tar Wars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Star Wars (Europe)</text:p>
          </table:table-cell>
          <table:table-cell office:value-type="string">
            <text:p>Domark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tar Wars - Return of the Jedi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ar Wars - Return of the Jedi (Europe)</text:p>
          </table:table-cell>
          <table:table-cell office:value-type="string">
            <text:p>Domark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ar Wars - The Empire Strikes Back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Star Wars - The Empire Strikes Back (Europe)</text:p>
          </table:table-cell>
          <table:table-cell office:value-type="string">
            <text:p>Domark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tarfir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tarfire (Europe)</text:p>
          </table:table-cell>
          <table:table-cell office:value-type="string">
            <text:p>Beebug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tarfleet Encounte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arfleet Encounter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tarforce Land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tarforce Lander (Europe)</text:p>
          </table:table-cell>
          <table:table-cell office:value-type="string">
            <text:p>First Byte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arship Command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tarship Command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tarship Discover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tarship Discovery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tarship Quest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Starship Quest (Europe)</text:p>
          </table:table-cell>
          <table:table-cell office:value-type="string">
            <text:p>ELK Adventure Club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tatix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atix (Europe)</text:p>
          </table:table-cell>
          <table:table-cell office:value-type="string">
            <text:p>Psi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eve Davis Snooke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teve Davis Snooker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Sticky Fingers!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icky Fingers! (Europe)</text:p>
          </table:table-cell>
          <table:table-cell office:value-type="string">
            <text:p>Eclips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ting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ing, The (Europe)</text:p>
          </table:table-cell>
          <table:table-cell office:value-type="string">
            <text:p>Gemini Gam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ix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ix (Europe)</text:p>
          </table:table-cell>
          <table:table-cell office:value-type="string">
            <text:p>Super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ock Ca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tock Car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Stock Market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tock Market (Europe)</text:p>
          </table:table-cell>
          <table:table-cell office:value-type="string">
            <text:p>ASP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tolen Lamp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tolen Lamp, The (Europe)</text:p>
          </table:table-cell>
          <table:table-cell office:value-type="string">
            <text:p>M.C. Lothlorien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tormcycle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Stormcycle (Europe)</text:p>
          </table:table-cell>
          <table:table-cell office:value-type="string">
            <text:p>Atlanti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randed (Superior Software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tranded (Superior Software)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tranded On Iloofrax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tranded On Iloofrax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tranded! (Heyley)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Stranded! (Heyley) (Europe)</text:p>
          </table:table-cell>
          <table:table-cell office:value-type="string">
            <text:p>Heyley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tranded! (Robico)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Stranded! (Robico) (Europe)</text:p>
          </table:table-cell>
          <table:table-cell office:value-type="string">
            <text:p>Robico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trategy I - Invasi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trategy I - Invasion (Europe)</text:p>
          </table:table-cell>
          <table:table-cell office:value-type="string">
            <text:p>ASP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trategy II - Hunt for the Bismark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trategy II - Hunt for the Bismark (Europe)</text:p>
          </table:table-cell>
          <table:table-cell office:value-type="string">
            <text:p>ASP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Stratobomber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tratobomber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trawberry Fields (Europe)</text:p>
          </table:table-cell>
          <table:table-cell office:value-type="float" office:value="1992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Strawberry Fields (Europe)</text:p>
          </table:table-cell>
          <table:table-cell office:value-type="string">
            <text:p>JBF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treet Machin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treet Machine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Street Patroll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treet Patroller (Europe)</text:p>
          </table:table-cell>
          <table:table-cell office:value-type="string">
            <text:p>Central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treet Patroller Remix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treet Patroller Remix (Europe)</text:p>
          </table:table-cell>
          <table:table-cell office:value-type="string">
            <text:p>Central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trike Force Harrie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trike Force Harrier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Strip Pok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trip Poker (Europe)</text:p>
          </table:table-cell>
          <table:table-cell office:value-type="string">
            <text:p>Artworx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Strip Poker II Plus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Strip Poker II Plus (Europe)</text:p>
          </table:table-cell>
          <table:table-cell office:value-type="string">
            <text:p>Anco</text:p>
          </table:table-cell>
          <table:table-cell/>
          <table:table-cell office:value-type="string">
            <text:p>Tabletop</text:p>
          </table:table-cell>
          <table:table-cell table:number-columns-repeated="1017"/>
        </table:table-row>
        <table:table-row table:style-name="ro1">
          <table:table-cell office:value-type="string">
            <text:p>Stryker's Run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tryker's Run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ub-Strik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ub-Strike (Europe)</text:p>
          </table:table-cell>
          <table:table-cell office:value-type="string">
            <text:p>TD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ubKill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ubKiller (Europe)</text:p>
          </table:table-cell>
          <table:table-cell office:value-type="string">
            <text:p>DK'tronic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ubway Vigilante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Subway Vigilante (Europe)</text:p>
          </table:table-cell>
          <table:table-cell office:value-type="string">
            <text:p>Players</text:p>
          </table:table-cell>
          <table:table-cell/>
          <table:table-cell office:value-type="string">
            <text:p>Beat-'Em-Up</text:p>
          </table:table-cell>
          <table:table-cell table:number-columns-repeated="1017"/>
        </table:table-row>
        <table:table-row table:style-name="ro1">
          <table:table-cell office:value-type="string">
            <text:p>Sud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uds (Europe)</text:p>
          </table:table-cell>
          <table:table-cell office:value-type="string">
            <text:p>Riverdal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uicide Islan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uicide Island (Europe)</text:p>
          </table:table-cell>
          <table:table-cell office:value-type="string">
            <text:p>Dollar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ummer Olympiad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Summer Olympiad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Super Agent Flint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uper Agent Flint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uper Agent Flint II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uper Agent Flint II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uper Agent Flint III - Flint Strikes Back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uper Agent Flint III - Flint Strikes Back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uper Barricade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uper Barricade (Europe) (Unl)</text:p>
          </table:table-cell>
          <table:table-cell office:value-type="string">
            <text:p>Shingo Sigura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uper Defender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uper Defender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uper Fruit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uper Fruit (Europe)</text:p>
          </table:table-cell>
          <table:table-cell office:value-type="string">
            <text:p>DK'tronics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Super Golf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uper Golf (Europe)</text:p>
          </table:table-cell>
          <table:table-cell office:value-type="string">
            <text:p>Squirrel Soft</text:p>
          </table:table-cell>
          <table:table-cell/>
          <table:table-cell office:value-type="string">
            <text:p>Sports/Golf</text:p>
          </table:table-cell>
          <table:table-cell table:number-columns-repeated="1017"/>
        </table:table-row>
        <table:table-row table:style-name="ro1">
          <table:table-cell office:value-type="string">
            <text:p>Super Gran - The Adventur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uper Gran - The Adventure (Europe)</text:p>
          </table:table-cell>
          <table:table-cell office:value-type="string">
            <text:p>Tyne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uper Green Gloop Gulper Game, The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uper Green Gloop Gulper Game, The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Super Hangman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uper Hangman (Europe)</text:p>
          </table:table-cell>
          <table:table-cell office:value-type="string">
            <text:p>IJK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Super Invader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uper Invader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uper Pool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uper Pool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Sports/Pool and Dart</text:p>
          </table:table-cell>
          <table:table-cell table:number-columns-repeated="1017"/>
        </table:table-row>
        <table:table-row table:style-name="ro1">
          <table:table-cell office:value-type="string">
            <text:p>Super Spy Flin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uper Spy Flint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uperior Soccer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Superior Socce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SuperLif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uperLife (Europe)</text:p>
          </table:table-cell>
          <table:table-cell office:value-type="string">
            <text:p>Golum</text:p>
          </table:table-cell>
          <table:table-cell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office:value-type="string">
            <text:p>Superman - Man of Steel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Superman - Man of Steel (Europe)</text:p>
          </table:table-cell>
          <table:table-cell office:value-type="string">
            <text:p>Tyne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uperman - The Gam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Superman - The Game (Europe)</text:p>
          </table:table-cell>
          <table:table-cell office:value-type="string">
            <text:p>First Sta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urvivo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urvivor (Europe)</text:p>
          </table:table-cell>
          <table:table-cell office:value-type="string">
            <text:p>MP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urvivors, Th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Survivors, The (Europe)</text:p>
          </table:table-cell>
          <table:table-cell office:value-type="string">
            <text:p>Atlanti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wag!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wag!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wamp Monster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wamp Monsters (Europe)</text:p>
          </table:table-cell>
          <table:table-cell office:value-type="string">
            <text:p>MP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warm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warm (Europe)</text:p>
          </table:table-cell>
          <table:table-cell office:value-type="string">
            <text:p>Computer Concept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warm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Swarmer (Europe)</text:p>
          </table:table-cell>
          <table:table-cell office:value-type="string">
            <text:p>Beebug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woop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Swoop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wordmaste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Swordmaster (Europe)</text:p>
          </table:table-cell>
          <table:table-cell office:value-type="string">
            <text:p>Acorn Us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Swords and Sorcer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Swords and Sorcery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yncron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Syncron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System 15000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System 15000 (Europe)</text:p>
          </table:table-cell>
          <table:table-cell office:value-type="string">
            <text:p>AV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System 8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System 8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Table Adventure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Table Adventures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Tactic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actic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Tales of the Arabian Night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Tales of the Arabian Nights (Europe)</text:p>
          </table:table-cell>
          <table:table-cell office:value-type="string">
            <text:p>Interceptor Micros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Tank Attack (CDS Software)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Tank Attack (CDS Software)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Tank Attack (Gem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ank Attack (Gem Software) (Europe)</text:p>
          </table:table-cell>
          <table:table-cell office:value-type="string">
            <text:p>Gem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anks (Design Peopl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anks (Design People) (Europe)</text:p>
          </table:table-cell>
          <table:table-cell office:value-type="string">
            <text:p>Design Peopl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Tanks! (Salamander Software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anks! (Salamander Software) (Europe)</text:p>
          </table:table-cell>
          <table:table-cell office:value-type="string">
            <text:p>Salamande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apper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Tapper (Europe)</text:p>
          </table:table-cell>
          <table:table-cell office:value-type="string">
            <text:p>U.S. Gold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aroda Schem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Taroda Scheme (Europe)</text:p>
          </table:table-cell>
          <table:table-cell office:value-type="string">
            <text:p>Heyley Software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arzan (Alligata)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Tarzan (Alligata)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arzan (Martech)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Tarzan (Martech) (Europe)</text:p>
          </table:table-cell>
          <table:table-cell office:value-type="string">
            <text:p>Martech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ask-Forc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Task-Force (Europe)</text:p>
          </table:table-cell>
          <table:table-cell office:value-type="string">
            <text:p>RH Software 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Tees-Tyne Pullman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Tees-Tyne Pullman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Tempest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Tempes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Temple of Terro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emple of Terror (Europe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empleton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Templeton (Europe)</text:p>
          </table:table-cell>
          <table:table-cell office:value-type="string">
            <text:p>JEC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Tenni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Tennis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ports/Tennis</text:p>
          </table:table-cell>
          <table:table-cell table:number-columns-repeated="1017"/>
        </table:table-row>
        <table:table-row table:style-name="ro1">
          <table:table-cell office:value-type="string">
            <text:p>Terromolinos!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Terromolinos! (Europe)</text:p>
          </table:table-cell>
          <table:table-cell office:value-type="string">
            <text:p>Melbourne Hous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est Match Cricket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Test Match Cricket (Europe)</text:p>
          </table:table-cell>
          <table:table-cell office:value-type="string">
            <text:p>Computer Rentals</text:p>
          </table:table-cell>
          <table:table-cell/>
          <table:table-cell office:value-type="string">
            <text:p>Sports/Cricket</text:p>
          </table:table-cell>
          <table:table-cell table:number-columns-repeated="1017"/>
        </table:table-row>
        <table:table-row table:style-name="ro1">
          <table:table-cell office:value-type="string">
            <text:p>Tetrapod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Tetrapod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Tetris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Tetris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Thames Local (Europe)</text:p>
          </table:table-cell>
          <table:table-cell office:value-type="string">
            <text:p>1986 <text:s/></text:p>
          </table:table-cell>
          <table:table-cell office:value-type="string">
            <text:p>Other - NR (Not Rated)</text:p>
          </table:table-cell>
          <table:table-cell office:value-type="string">
            <text:p>Thames Local (Europe)</text:p>
          </table:table-cell>
          <table:table-cell office:value-type="string">
            <text:p>Dee-Kay Systems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Three Crystals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hree Crystals, The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hrough the Dragon's Eye (Europe) (Disk 1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Through the Dragon's Eye (Europe) (Disk 1)</text:p>
          </table:table-cell>
          <table:table-cell office:value-type="string">
            <text:p>BBC Enterprises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Through the Dragon's Eye (Europe) (Disk 2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Through the Dragon's Eye (Europe) (Disk 2)</text:p>
          </table:table-cell>
          <table:table-cell office:value-type="string">
            <text:p>BBC Enterprises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Thrust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Thrust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hunder Struck II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Thunder Struck II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Thunder Struck!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Thunder Struck!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Thunderbal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hunderball (Europe)</text:p>
          </table:table-cell>
          <table:table-cell office:value-type="string">
            <text:p>Mastertronic</text:p>
          </table:table-cell>
          <table:table-cell/>
          <table:table-cell office:value-type="string">
            <text:p>Breakout</text:p>
          </table:table-cell>
          <table:table-cell table:number-columns-repeated="1017"/>
        </table:table-row>
        <table:table-row table:style-name="ro1">
          <table:table-cell office:value-type="string">
            <text:p>Tidbits Teas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idbits Teaser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Time Adventur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Time Adventure (Europe)</text:p>
          </table:table-cell>
          <table:table-cell office:value-type="string">
            <text:p>Software for Al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ime and Magik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Time and Magik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ime Lord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ime Lords (Europe)</text:p>
          </table:table-cell>
          <table:table-cell office:value-type="string">
            <text:p>Red Shift</text:p>
          </table:table-cell>
          <table:table-cell/>
          <table:table-cell office:value-type="string">
            <text:p>Role-Playing</text:p>
          </table:table-cell>
          <table:table-cell table:number-columns-repeated="1017"/>
        </table:table-row>
        <table:table-row table:style-name="ro1">
          <table:table-cell office:value-type="string">
            <text:p>Time Traveller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Time Traveller (Europe)</text:p>
          </table:table-cell>
          <table:table-cell office:value-type="string">
            <text:p>Software for All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imelapsed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imelapsed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imes Computer Crosswords, The - Vol. 1 (Europe) (Side A 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Times Computer Crosswords, The - Vol. 1 (Europe) (Side A )</text:p>
          </table:table-cell>
          <table:table-cell office:value-type="string">
            <text:p>Akom 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Times Computer Crosswords, The - Vol. 1 (Europe) (Side B 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Times Computer Crosswords, The - Vol. 1 (Europe) (Side B )</text:p>
          </table:table-cell>
          <table:table-cell office:value-type="string">
            <text:p>Akom 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TimeSlip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imeSlip (Europe)</text:p>
          </table:table-cell>
          <table:table-cell office:value-type="string">
            <text:p>RGS Company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Timetrek - Starship Enterpris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Timetrek - Starship Enterprise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Tipster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ipster, The (Europe)</text:p>
          </table:table-cell>
          <table:table-cell office:value-type="string">
            <text:p>Chestnut Software</text:p>
          </table:table-cell>
          <table:table-cell/>
          <table:table-cell office:value-type="string">
            <text:p>Sports/Horse Racing</text:p>
          </table:table-cell>
          <table:table-cell table:number-columns-repeated="1017"/>
        </table:table-row>
        <table:table-row table:style-name="ro1">
          <table:table-cell office:value-type="string">
            <text:p>Tomahawk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Tomahawk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Tomb of Death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Tomb of Death (Europe)</text:p>
          </table:table-cell>
          <table:table-cell office:value-type="string">
            <text:p>Holl-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ombs of Tutankhamen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ombs of Tutankhamen, The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ower Bridg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Tower Bridge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ower of Alo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ower of Alos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ower of Hanoi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ower of Hanoi (Europe)</text:p>
          </table:table-cell>
          <table:table-cell office:value-type="string">
            <text:p>A&amp;F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Toyshop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Toyshop (Europe)</text:p>
          </table:table-cell>
          <table:table-cell office:value-type="string">
            <text:p>Mirrorsoft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Traditional Game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Traditional Games (Europe)</text:p>
          </table:table-cell>
          <table:table-cell office:value-type="string">
            <text:p>Gemini Games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Trafalga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Trafalgar (Europe)</text:p>
          </table:table-cell>
          <table:table-cell office:value-type="string">
            <text:p>Squirrel 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ransistor's Reveng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Transistor's Revenge (Europe)</text:p>
          </table:table-cell>
          <table:table-cell office:value-type="string">
            <text:p>Softspo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TransylvanianTerror, The (Europe)</text:p>
          </table:table-cell>
          <table:table-cell office:value-type="string">
            <text:p>19xx <text:s/></text:p>
          </table:table-cell>
          <table:table-cell office:value-type="string">
            <text:p>Other - NR (Not Rated)</text:p>
          </table:table-cell>
          <table:table-cell office:value-type="string">
            <text:p>TransylvanianTerror, The (Europe)</text:p>
          </table:table-cell>
          <table:table-cell office:value-type="string">
            <text:p>Selective Software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rapper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Trapper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Treasure Hunt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Treasure Hunt (Europe)</text:p>
          </table:table-cell>
          <table:table-cell office:value-type="string">
            <text:p>Macsen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ree of Knowledg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Tree of Knowledge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office:value-type="string">
            <text:p>Trek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ek (Europe)</text:p>
          </table:table-cell>
          <table:table-cell office:value-type="string">
            <text:p>Acorn User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Trek II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Trek II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Trench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ench (Europe)</text:p>
          </table:table-cell>
          <table:table-cell office:value-type="string">
            <text:p>Virgin Games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riple Decker 1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iple Decker 1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Triple Decker 10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iple Decker 10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Triple Decker 2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iple Decker 2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Triple Decker 3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iple Decker 3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Triple Decker 4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iple Decker 4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Triple Decker 5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iple Decker 5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Triple Decker 6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iple Decker 6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Triple Decker 7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iple Decker 7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Triple Decker 9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iple Decker 9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Trivial Pursuit - BBC Genus Edition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rivial Pursuit - BBC Genus Edition (Europe)</text:p>
          </table:table-cell>
          <table:table-cell office:value-type="string">
            <text:p>Domark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Tunnel Adventu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unnel Adventure (Europe)</text:p>
          </table:table-cell>
          <table:table-cell office:value-type="string">
            <text:p>Duckworth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urbo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urbo (Europe)</text:p>
          </table:table-cell>
          <table:table-cell office:value-type="string">
            <text:p>Kansas City Systems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Turf Form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Turf Form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Sports/Horse Racing</text:p>
          </table:table-cell>
          <table:table-cell table:number-columns-repeated="1017"/>
        </table:table-row>
        <table:table-row table:style-name="ro1">
          <table:table-cell office:value-type="string">
            <text:p>Tutankhamun's Reveng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Tutankhamun's Revenge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Twelfth Night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welfth Night (Europe)</text:p>
          </table:table-cell>
          <table:table-cell office:value-type="string">
            <text:p>Penguin Study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Twin Kingdom Valley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Twin Kingdom Valley (Europe)</text:p>
          </table:table-cell>
          <table:table-cell office:value-type="string">
            <text:p>Bug Byt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win Orbs of Aalino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Twin Orbs of Aalinor (Europe)</text:p>
          </table:table-cell>
          <table:table-cell office:value-type="string">
            <text:p>Potter Progra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Two Adventures - Volcano &amp; Dracula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Two Adventures - Volcano &amp; Dracula (Europe)</text:p>
          </table:table-cell>
          <table:table-cell office:value-type="string">
            <text:p>8-Bit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Uggies Garden (Europe) (Unl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Uggies Garden (Europe) (Unl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Ultimate Prize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Ultimate Prize (Europe)</text:p>
          </table:table-cell>
          <table:table-cell office:value-type="string">
            <text:p>Heyley Software 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Ultra Intelligent Machine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Ultra Intelligent Machine (Europe)</text:p>
          </table:table-cell>
          <table:table-cell office:value-type="string">
            <text:p>Fourth Dimension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Ultron (Audiogenic)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Ultron (Audiogenic)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Ultron (Viper)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Ultron (Viper) (Europe)</text:p>
          </table:table-cell>
          <table:table-cell office:value-type="string">
            <text:p>Viper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Uncle Claud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Uncle Claude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Underground Adventur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Underground Adventure (Europe)</text:p>
          </table:table-cell>
          <table:table-cell office:value-type="string">
            <text:p>Duckworth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Uranian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Uranians (Europe)</text:p>
          </table:table-cell>
          <table:table-cell office:value-type="string">
            <text:p>Bug Byt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Uridium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Uridium (Europe)</text:p>
          </table:table-cell>
          <table:table-cell office:value-type="string">
            <text:p>Hewson Consultants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US Drag Racing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US Drag Racing (Europe)</text:p>
          </table:table-cell>
          <table:table-cell office:value-type="string">
            <text:p>Tynesoft</text:p>
          </table:table-cell>
          <table:table-cell/>
          <table:table-cell office:value-type="string">
            <text:p>Driving</text:p>
          </table:table-cell>
          <table:table-cell table:number-columns-repeated="1017"/>
        </table:table-row>
        <table:table-row table:style-name="ro1">
          <table:table-cell office:value-type="string">
            <text:p>Valley of the King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Valley of the Kings (Europe)</text:p>
          </table:table-cell>
          <table:table-cell office:value-type="string">
            <text:p>MP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Valley of the Pharaohs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Valley of the Pharaohs (Europe)</text:p>
          </table:table-cell>
          <table:table-cell office:value-type="string">
            <text:p>First Byt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Valley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Valley, The (Europe)</text:p>
          </table:table-cell>
          <table:table-cell office:value-type="string">
            <text:p>ASP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Vampire Castl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Vampire Castle (Europe)</text:p>
          </table:table-cell>
          <table:table-cell office:value-type="string">
            <text:p>Micrograf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Vegas Jackpot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Vegas Jackpot (Europe)</text:p>
          </table:table-cell>
          <table:table-cell office:value-type="string">
            <text:p>Mastertronic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Vertigo (Europe)</text:p>
          </table:table-cell>
          <table:table-cell office:value-type="float" office:value="1991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Vertigo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Video Card Arcad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Video Card Arcade (Europe)</text:p>
          </table:table-cell>
          <table:table-cell office:value-type="string">
            <text:p>Blue Ribbon</text:p>
          </table:table-cell>
          <table:table-cell/>
          <table:table-cell office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>
            <text:p>Video Classic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Video Classics (Europe)</text:p>
          </table:table-cell>
          <table:table-cell office:value-type="string">
            <text:p>Firebird</text:p>
          </table:table-cell>
          <table:table-cell/>
          <table:table-cell office:value-type="string">
            <text:p>Ball &amp; Paddle</text:p>
          </table:table-cell>
          <table:table-cell table:number-columns-repeated="1017"/>
        </table:table-row>
        <table:table-row table:style-name="ro1">
          <table:table-cell office:value-type="string">
            <text:p>Video Pinbal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Video Pinball (Europe)</text:p>
          </table:table-cell>
          <table:table-cell office:value-type="string">
            <text:p>Alternative Software</text:p>
          </table:table-cell>
          <table:table-cell/>
          <table:table-cell office:value-type="string">
            <text:p>Pinball</text:p>
          </table:table-cell>
          <table:table-cell table:number-columns-repeated="1017"/>
        </table:table-row>
        <table:table-row table:style-name="ro1">
          <table:table-cell office:value-type="string">
            <text:p>Video's Reveng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Video's Revenge (Europe)</text:p>
          </table:table-cell>
          <table:table-cell office:value-type="string">
            <text:p>Beebsoft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Village of Lost Souls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Village of Lost Souls (Europe)</text:p>
          </table:table-cell>
          <table:table-cell office:value-type="string">
            <text:p>Robico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Vindaloo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Vindaloo (Europe)</text:p>
          </table:table-cell>
          <table:table-cell office:value-type="string">
            <text:p>Tyne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Volcano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Volcano (Europe)</text:p>
          </table:table-cell>
          <table:table-cell office:value-type="string">
            <text:p>Acorn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Vortex (Anthony Bartran) (Europe)</text:p>
          </table:table-cell>
          <table:table-cell office:value-type="float" office:value="1990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Vortex (Anthony Bartran) (Europe)</text:p>
          </table:table-cell>
          <table:table-cell office:value-type="string">
            <text:p>Anthony Bartran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Vortex (Software Invasion)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Vortex (Software Invasion) (Europe)</text:p>
          </table:table-cell>
          <table:table-cell office:value-type="string">
            <text:p>Software Invasion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VTO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VTOL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Wall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all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Breakout</text:p>
          </table:table-cell>
          <table:table-cell table:number-columns-repeated="1017"/>
        </table:table-row>
        <table:table-row table:style-name="ro1">
          <table:table-cell office:value-type="string">
            <text:p>Wallaby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allaby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Wally Goes Walkie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ally Goes Walkies (Europe)</text:p>
          </table:table-cell>
          <table:table-cell office:value-type="string">
            <text:p>APS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War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War (Europe)</text:p>
          </table:table-cell>
          <table:table-cell office:value-type="string">
            <text:p>Martech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War Game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War Games (Europe)</text:p>
          </table:table-cell>
          <table:table-cell office:value-type="string">
            <text:p>Betasoft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Warehouse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Warehouse (Europe)</text:p>
          </table:table-cell>
          <table:table-cell office:value-type="string">
            <text:p>Pillar Graphics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Warlord of Doom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arlord of Doom (Europe)</text:p>
          </table:table-cell>
          <table:table-cell office:value-type="string">
            <text:p>Vision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Warlord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arlord, The (Europe)</text:p>
          </table:table-cell>
          <table:table-cell office:value-type="string">
            <text:p>Acorn User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Warp-1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arp-1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Waterloo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Waterloo (Europe)</text:p>
          </table:table-cell>
          <table:table-cell office:value-type="string">
            <text:p>M.C. Lothlorien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Way of the Exploding Fist V2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ay of the Exploding Fist V2, The (Europe)</text:p>
          </table:table-cell>
          <table:table-cell office:value-type="string">
            <text:p>Mastertronic</text:p>
          </table:table-cell>
          <table:table-cell/>
          <table:table-cell office:value-type="string">
            <text:p>Beat-'Em-Up</text:p>
          </table:table-cell>
          <table:table-cell table:number-columns-repeated="1017"/>
        </table:table-row>
        <table:table-row table:style-name="ro1">
          <table:table-cell office:value-type="string">
            <text:p>Way of the Exploding Fist, Th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Way of the Exploding Fist, The (Europe)</text:p>
          </table:table-cell>
          <table:table-cell office:value-type="string">
            <text:p>Melbourne House</text:p>
          </table:table-cell>
          <table:table-cell/>
          <table:table-cell office:value-type="string">
            <text:p>Beat-'Em-Up</text:p>
          </table:table-cell>
          <table:table-cell table:number-columns-repeated="1017"/>
        </table:table-row>
        <table:table-row table:style-name="ro1">
          <table:table-cell office:value-type="string">
            <text:p>Web Runn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eb Runner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Web War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Web War (Europe)</text:p>
          </table:table-cell>
          <table:table-cell office:value-type="string">
            <text:p>Artic Computing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Weetabix Versus the Titchies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eetabix Versus the Titchies, The (Europe)</text:p>
          </table:table-cell>
          <table:table-cell office:value-type="string">
            <text:p>Romik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Wendy Goes Walkie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endy Goes Walkies (Europe)</text:p>
          </table:table-cell>
          <table:table-cell office:value-type="string">
            <text:p>APS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West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est (Europe)</text:p>
          </table:table-cell>
          <table:table-cell office:value-type="string">
            <text:p>Talent Computer System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WestQuest 1847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estQuest 1847 (Europe)</text:p>
          </table:table-cell>
          <table:table-cell office:value-type="string">
            <text:p>Ozark Software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What's Eeyore'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hat's Eeyore's (Europe)</text:p>
          </table:table-cell>
          <table:table-cell office:value-type="string">
            <text:p>Magu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Wheel of Fortune, Th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heel of Fortune, The (Europe)</text:p>
          </table:table-cell>
          <table:table-cell office:value-type="string">
            <text:p>Epic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Wheeler Dealer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Wheeler Dealer (Europe)</text:p>
          </table:table-cell>
          <table:table-cell office:value-type="string">
            <text:p>OIC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Where!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Where!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White Barrows, Th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hite Barrows, The (Europe)</text:p>
          </table:table-cell>
          <table:table-cell office:value-type="string">
            <text:p>ASP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White Knight - MK11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White Knight - MK11 (Europe)</text:p>
          </table:table-cell>
          <table:table-cell office:value-type="string">
            <text:p>BBC Soft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White Knight - MK12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hite Knight - MK12 (Europe)</text:p>
          </table:table-cell>
          <table:table-cell office:value-type="string">
            <text:p>BBC Soft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White Magic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White Magic (Europe)</text:p>
          </table:table-cell>
          <table:table-cell office:value-type="string">
            <text:p>Fourth Dimensi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White Magic 2 (Europe)</text:p>
          </table:table-cell>
          <table:table-cell office:value-type="float" office:value="1989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White Magic 2 (Europe)</text:p>
          </table:table-cell>
          <table:table-cell office:value-type="string">
            <text:p>Fourth Dimension</text:p>
          </table:table-cell>
          <table:table-cell/>
          <table:table-cell office:value-type="string">
            <text:p>Board Games</text:p>
          </table:table-cell>
          <table:table-cell table:number-columns-repeated="1017"/>
        </table:table-row>
        <table:table-row table:style-name="ro1">
          <table:table-cell office:value-type="string">
            <text:p>Who Dares Wins 2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Who Dares Wins 2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Whoopsy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Whoopsy (Europe)</text:p>
          </table:table-cell>
          <table:table-cell office:value-type="string">
            <text:p>Shards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Wiggle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Wiggles (Europe)</text:p>
          </table:table-cell>
          <table:table-cell office:value-type="string">
            <text:p>Partis Soft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William the Conquero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illiam the Conqueror (Europe)</text:p>
          </table:table-cell>
          <table:table-cell office:value-type="string">
            <text:p>Molimerx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Winged Warlord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inged Warlords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Winter Olympiad '88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Winter Olympiad '88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Winter Olympics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Winter Olympics (Europe)</text:p>
          </table:table-cell>
          <table:table-cell office:value-type="string">
            <text:p>Tynesoft</text:p>
          </table:table-cell>
          <table:table-cell/>
          <table:table-cell office:value-type="string">
            <text:p>Sports/Olympic</text:p>
          </table:table-cell>
          <table:table-cell table:number-columns-repeated="1017"/>
        </table:table-row>
        <table:table-row table:style-name="ro1">
          <table:table-cell office:value-type="string">
            <text:p>Winter Wonderland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inter Wonderland (Europe)</text:p>
          </table:table-cell>
          <table:table-cell office:value-type="string">
            <text:p>Incentive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Wizador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Wizadore (Europe)</text:p>
          </table:table-cell>
          <table:table-cell office:value-type="string">
            <text:p>Imagin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Wizard's Challenge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izard's Challenge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Wizard's Return, The (Europe) (Disk 1)</text:p>
          </table:table-cell>
          <table:table-cell office:value-type="string">
            <text:p>1985 <text:s/></text:p>
          </table:table-cell>
          <table:table-cell office:value-type="string">
            <text:p>Other - NR (Not Rated)</text:p>
          </table:table-cell>
          <table:table-cell office:value-type="string">
            <text:p>Wizard's Return, The (Europe) (Disk 1)</text:p>
          </table:table-cell>
          <table:table-cell office:value-type="string">
            <text:p>Sherston Software 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Wizard's Return, The (Europe) (Disk 2)</text:p>
          </table:table-cell>
          <table:table-cell office:value-type="string">
            <text:p>1985 <text:s/></text:p>
          </table:table-cell>
          <table:table-cell office:value-type="string">
            <text:p>Other - NR (Not Rated)</text:p>
          </table:table-cell>
          <table:table-cell office:value-type="string">
            <text:p>Wizard's Return, The (Europe) (Disk 2)</text:p>
          </table:table-cell>
          <table:table-cell office:value-type="string">
            <text:p>Sherston Software 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Wizard's Revenge, The (Europe)</text:p>
          </table:table-cell>
          <table:table-cell office:value-type="string">
            <text:p>1985 <text:s/></text:p>
          </table:table-cell>
          <table:table-cell office:value-type="string">
            <text:p>Other - NR (Not Rated)</text:p>
          </table:table-cell>
          <table:table-cell office:value-type="string">
            <text:p>Wizard's Revenge, The (Europe)</text:p>
          </table:table-cell>
          <table:table-cell office:value-type="string">
            <text:p>Sherston Software 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Wizard, Th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Wizard, The (Europe)</text:p>
          </table:table-cell>
          <table:table-cell office:value-type="string">
            <text:p>Quicksilva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Wizzy's Mansion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Wizzy's Mansion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Woks!!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Woks!! (Europe)</text:p>
          </table:table-cell>
          <table:table-cell office:value-type="string">
            <text:p>Artic Computing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Wolfpack III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Wolfpack III (Europe)</text:p>
          </table:table-cell>
          <table:table-cell office:value-type="string">
            <text:p>Doctor Soft</text:p>
          </table:table-cell>
          <table:table-cell/>
          <table:table-cell office:value-type="string">
            <text:p>Simulation</text:p>
          </table:table-cell>
          <table:table-cell table:number-columns-repeated="1017"/>
        </table:table-row>
        <table:table-row table:style-name="ro1">
          <table:table-cell office:value-type="string">
            <text:p>Wonder Worm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Wonder Worm (Europe)</text:p>
          </table:table-cell>
          <table:table-cell office:value-type="string">
            <text:p>Tho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Wongo!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Wongo!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Woodbury End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Woodbury End (Europe)</text:p>
          </table:table-cell>
          <table:table-cell office:value-type="string">
            <text:p>Shards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Woodland Terro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oodland Terror (Europe)</text:p>
          </table:table-cell>
          <table:table-cell office:value-type="string">
            <text:p>MP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Wordhang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ordhang (Europe)</text:p>
          </table:table-cell>
          <table:table-cell office:value-type="string">
            <text:p>Bourne Educational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WordPow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ordPower (Europe)</text:p>
          </table:table-cell>
          <table:table-cell office:value-type="string">
            <text:p>Sulis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Words Words Words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ords Words Words (Europe)</text:p>
          </table:table-cell>
          <table:table-cell office:value-type="string">
            <text:p>Applied System Knowledg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Wordsearch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ordsearch (Europe)</text:p>
          </table:table-cell>
          <table:table-cell office:value-type="string">
            <text:p>CDS Software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Wordsquare, Seabattle, Pick-a-Pai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ordsquare, Seabattle, Pick-a-Pair (Europe)</text:p>
          </table:table-cell>
          <table:table-cell office:value-type="string">
            <text:p>Garland Computing</text:p>
          </table:table-cell>
          <table:table-cell/>
          <table:table-cell office:value-type="string">
            <text:p>Compilation</text:p>
          </table:table-cell>
          <table:table-cell table:number-columns-repeated="1017"/>
        </table:table-row>
        <table:table-row table:style-name="ro1">
          <table:table-cell office:value-type="string">
            <text:p>World Cup Manag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orld Cup Manager (Europe)</text:p>
          </table:table-cell>
          <table:table-cell office:value-type="string">
            <text:p>Cosma</text:p>
          </table:table-cell>
          <table:table-cell/>
          <table:table-cell office:value-type="string">
            <text:p>Sports/Soccer</text:p>
          </table:table-cell>
          <table:table-cell table:number-columns-repeated="1017"/>
        </table:table-row>
        <table:table-row table:style-name="ro1">
          <table:table-cell office:value-type="string">
            <text:p>World Geography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World Geography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Quiz</text:p>
          </table:table-cell>
          <table:table-cell table:number-columns-repeated="1017"/>
        </table:table-row>
        <table:table-row table:style-name="ro1">
          <table:table-cell office:value-type="string">
            <text:p>World Travel Game, Th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World Travel Game, The (Europe)</text:p>
          </table:table-cell>
          <table:table-cell office:value-type="string">
            <text:p>Simon Hessel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World War I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World War I (Europe)</text:p>
          </table:table-cell>
          <table:table-cell office:value-type="string">
            <text:p>M.C. Lothlorien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World-Wise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World-Wise (Europe)</text:p>
          </table:table-cell>
          <table:table-cell office:value-type="string">
            <text:p>Bourne Educational Software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Worm in Paradise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Worm in Paradise (Europe)</text:p>
          </table:table-cell>
          <table:table-cell office:value-type="string">
            <text:p>Level 9 Computing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Wormy Num Num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Wormy Num Num (Europe)</text:p>
          </table:table-cell>
          <table:table-cell office:value-type="string">
            <text:p>Micro User</text:p>
          </table:table-cell>
          <table:table-cell/>
          <table:table-cell office:value-type="string">
            <text:p>Educational</text:p>
          </table:table-cell>
          <table:table-cell table:number-columns-repeated="1017"/>
        </table:table-row>
        <table:table-row table:style-name="ro1">
          <table:table-cell office:value-type="string">
            <text:p>Wychwood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Wychwood (Europe)</text:p>
          </table:table-cell>
          <table:table-cell office:value-type="string">
            <text:p>Lar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Xadomy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Xadomy (Europe)</text:p>
          </table:table-cell>
          <table:table-cell office:value-type="string">
            <text:p>Brassington Enterprises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Xanadu Adventure (Europe)</text:p>
          </table:table-cell>
          <table:table-cell office:value-type="float" office:value="1982">
            <text:p>1982</text:p>
          </table:table-cell>
          <table:table-cell office:value-type="string">
            <text:p>Other - NR (Not Rated)</text:p>
          </table:table-cell>
          <table:table-cell office:value-type="string">
            <text:p>Xanadu Adventure (Europe)</text:p>
          </table:table-cell>
          <table:table-cell office:value-type="string">
            <text:p>Hopesoft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Xanadu Cottage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Xanadu Cottage (Europe)</text:p>
          </table:table-cell>
          <table:table-cell office:value-type="string">
            <text:p>Alligata Software</text:p>
          </table:table-cell>
          <table:table-cell/>
          <table:table-cell office:value-type="string">
            <text:p>Adventure</text:p>
          </table:table-cell>
          <table:table-cell table:number-columns-repeated="1017"/>
        </table:table-row>
        <table:table-row table:style-name="ro1">
          <table:table-cell office:value-type="string">
            <text:p>Xanagrams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Xanagrams (Europe)</text:p>
          </table:table-cell>
          <table:table-cell office:value-type="string">
            <text:p>Postern</text:p>
          </table:table-cell>
          <table:table-cell/>
          <table:table-cell office:value-type="string">
            <text:p>Puzzle</text:p>
          </table:table-cell>
          <table:table-cell table:number-columns-repeated="1017"/>
        </table:table-row>
        <table:table-row table:style-name="ro1">
          <table:table-cell office:value-type="string">
            <text:p>Xenapor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Xenapor (Europe) (Unl)</text:p>
          </table:table-cell>
          <table:table-cell office:value-type="float" office:value="-0">
            <text:p>0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XLCR - Squiggly Snake II (Europe) (Unl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XLCR - Squiggly Snake II (Europe) (Unl)</text:p>
          </table:table-cell>
          <table:table-cell office:value-type="string">
            <text:p>Pro Action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XOR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XOR (Europe)</text:p>
          </table:table-cell>
          <table:table-cell office:value-type="string">
            <text:p>Astral Software</text:p>
          </table:table-cell>
          <table:table-cell/>
          <table:table-cell office:value-type="string">
            <text:p>Maze</text:p>
          </table:table-cell>
          <table:table-cell table:number-columns-repeated="1017"/>
        </table:table-row>
        <table:table-row table:style-name="ro1">
          <table:table-cell office:value-type="string">
            <text:p>Yes Prime Minste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Yes Prime Minster (Europe)</text:p>
          </table:table-cell>
          <table:table-cell office:value-type="string">
            <text:p>Mosiac Publishing</text:p>
          </table:table-cell>
          <table:table-cell/>
          <table:table-cell office:value-type="string">
            <text:p>Strategy</text:p>
          </table:table-cell>
          <table:table-cell table:number-columns-repeated="1017"/>
        </table:table-row>
        <table:table-row table:style-name="ro1">
          <table:table-cell office:value-type="string">
            <text:p>Yie Ar Kung Fu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Yie Ar Kung Fu (Europe)</text:p>
          </table:table-cell>
          <table:table-cell office:value-type="string">
            <text:p>Imagine</text:p>
          </table:table-cell>
          <table:table-cell/>
          <table:table-cell office:value-type="string">
            <text:p>Beat-'Em-Up</text:p>
          </table:table-cell>
          <table:table-cell table:number-columns-repeated="1017"/>
        </table:table-row>
        <table:table-row table:style-name="ro1">
          <table:table-cell office:value-type="string">
            <text:p>Yie Ar Kung Fu II (Europe)</text:p>
          </table:table-cell>
          <table:table-cell office:value-type="float" office:value="1986">
            <text:p>1986</text:p>
          </table:table-cell>
          <table:table-cell office:value-type="string">
            <text:p>Other - NR (Not Rated)</text:p>
          </table:table-cell>
          <table:table-cell office:value-type="string">
            <text:p>Yie Ar Kung Fu II (Europe)</text:p>
          </table:table-cell>
          <table:table-cell office:value-type="string">
            <text:p>Imagine</text:p>
          </table:table-cell>
          <table:table-cell/>
          <table:table-cell office:value-type="string">
            <text:p>Beat-'Em-Up</text:p>
          </table:table-cell>
          <table:table-cell table:number-columns-repeated="1017"/>
        </table:table-row>
        <table:table-row table:style-name="ro1">
          <table:table-cell office:value-type="string">
            <text:p>Yoyo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Yoyo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Zalaga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Zalaga (Europe)</text:p>
          </table:table-cell>
          <table:table-cell office:value-type="string">
            <text:p>Aardvark</text:p>
          </table:table-cell>
          <table:table-cell/>
          <table:table-cell office:value-type="string">
            <text:p>Shoot-'Em-Up</text:p>
          </table:table-cell>
          <table:table-cell table:number-columns-repeated="1017"/>
        </table:table-row>
        <table:table-row table:style-name="ro1">
          <table:table-cell office:value-type="string">
            <text:p>Zany Kong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Zany Kong (Europe)</text:p>
          </table:table-cell>
          <table:table-cell office:value-type="string">
            <text:p>Solarsoft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Zany Kong Junior (Europe)</text:p>
          </table:table-cell>
          <table:table-cell office:value-type="float" office:value="1984">
            <text:p>1984</text:p>
          </table:table-cell>
          <table:table-cell office:value-type="string">
            <text:p>Other - NR (Not Rated)</text:p>
          </table:table-cell>
          <table:table-cell office:value-type="string">
            <text:p>Zany Kong Junio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latform</text:p>
          </table:table-cell>
          <table:table-cell table:number-columns-repeated="1017"/>
        </table:table-row>
        <table:table-row table:style-name="ro1">
          <table:table-cell office:value-type="string">
            <text:p>Zarm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Zarm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Zelda Meets the Bug-Eyes (Europe)</text:p>
          </table:table-cell>
          <table:table-cell office:value-type="float" office:value="1985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Zelda Meets the Bug-Eyes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Zenon (Europe)</text:p>
          </table:table-cell>
          <table:table-cell office:value-type="float" office:value="1988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Zenon (Europe)</text:p>
          </table:table-cell>
          <table:table-cell office:value-type="string">
            <text:p>Impact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Ziggy (Europe)</text:p>
          </table:table-cell>
          <table:table-cell office:value-type="float" office:value="1987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Ziggy (Europe)</text:p>
          </table:table-cell>
          <table:table-cell office:value-type="string">
            <text:p>Audiogenic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Zombie Island (Europe)</text:p>
          </table:table-cell>
          <table:table-cell office:value-type="float" office:value="1983">
            <text:p>1983</text:p>
          </table:table-cell>
          <table:table-cell office:value-type="string">
            <text:p>Other - NR (Not Rated)</text:p>
          </table:table-cell>
          <table:table-cell office:value-type="string">
            <text:p>Zombie Island (Europe)</text:p>
          </table:table-cell>
          <table:table-cell office:value-type="string">
            <text:p>Software for All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Zombies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Zombies (Europe)</text:p>
          </table:table-cell>
          <table:table-cell office:value-type="string">
            <text:p>Program Power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>
          <table:table-cell office:value-type="string">
            <text:p>Zorakk the Conqueror (Europe)</text:p>
          </table:table-cell>
          <table:table-cell office:value-type="string">
            <text:p>19xx</text:p>
          </table:table-cell>
          <table:table-cell office:value-type="string">
            <text:p>Other - NR (Not Rated)</text:p>
          </table:table-cell>
          <table:table-cell office:value-type="string">
            <text:p>Zorakk the Conqueror (Europe)</text:p>
          </table:table-cell>
          <table:table-cell office:value-type="string">
            <text:p>Icon Software</text:p>
          </table:table-cell>
          <table:table-cell/>
          <table:table-cell office:value-type="string">
            <text:p>Action</text:p>
          </table:table-cell>
          <table:table-cell table:number-columns-repeated="1017"/>
        </table:table-row>
        <table:table-row table:style-name="ro1" table:number-rows-repeated="104698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16/04/2016</text:date>, <text:time>17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6T17:42:49.25</dc:date>
    <meta:document-statistic meta:table-count="1" meta:cell-count="9556" meta:object-count="0"/>
    <meta:generator>OpenOffice/4.1.2$Win32 OpenOffice.org_project/412m3$Build-9782</meta:generator>
  </office:meta>
</office:document-meta>
</file>